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752cm"/>
    </style:style>
    <style:style style:name="co4" style:family="table-column">
      <style:table-column-properties fo:break-before="auto" style:column-width="3.201cm"/>
    </style:style>
    <style:style style:name="co5" style:family="table-column">
      <style:table-column-properties fo:break-before="auto" style:column-width="1.693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3" style:family="table-cell" style:parent-style-name="Default" style:data-style-name="N36"/>
    <style:style style:name="ce13" style:family="table-cell" style:parent-style-name="Default" style:data-style-name="N36">
      <style:table-cell-properties fo:border-bottom="0.74pt solid #000000" fo:border-left="none" fo:border-right="none" fo:border-top="none"/>
    </style:style>
    <style:style style:name="ce4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none" fo:border-top="none"/>
    </style:style>
    <style:style style:name="ce18" style:family="table-cell" style:parent-style-name="Default" style:data-style-name="N0">
      <style:table-cell-properties fo:border-bottom="0.74pt solid #000000" fo:background-color="transparent" fo:border-left="none" fo:border-right="none" fo:border-top="none"/>
    </style:style>
    <style:style style:name="ce2" style:family="table-cell" style:parent-style-name="Default" style:data-style-name="N60"/>
    <style:style style:name="ce5" style:family="table-cell" style:parent-style-name="Default" style:data-style-name="N60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60">
      <style:table-cell-properties fo:border-bottom="0.06pt solid #000000" fo:border-left="none" fo:border-right="none" fo:border-top="none"/>
    </style:style>
    <style:style style:name="ce22" style:family="table-cell" style:parent-style-name="Default" style:data-style-name="N60">
      <style:table-cell-properties fo:border-bottom="0.74pt solid #000000" fo:border-left="none" fo:border-right="none" fo:border-top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1" table:style-name="ta1">
        <table:table-column table:style-name="co1" table:number-columns-repeated="3" table:default-cell-style-name="ce1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default-cell-style-name="ce1"/>
        <table:table-column table:style-name="co1" table:number-columns-repeated="3" table:default-cell-style-name="ce1"/>
        <table:table-column table:style-name="co5" table:number-columns-repeated="1637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od</text:p>
          </table:table-cell>
          <table:table-cell office:value-type="string" calcext:value-type="string">
            <text:p>Ča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NOTES</text:p>
          </table:table-cell>
          <table:table-cell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25M00S" calcext:value-type="time">
            <text:p>06:2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close</text:p>
          </table:table-cell>
          <table:table-cell office:value-type="string" calcext:value-type="string">
            <text:p>&lt;25 m</text:p>
          </table:table-cell>
          <table:table-cell table:number-columns-repeated="1637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30H25M00S" calcext:value-type="time">
            <text:p>06:2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25-50 m</text:p>
          </table:table-cell>
          <table:table-cell table:number-columns-repeated="1637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54H25M00S" calcext:value-type="time">
            <text:p>06:25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far</text:p>
          </table:table-cell>
          <table:table-cell office:value-type="string" calcext:value-type="string">
            <text:p>&gt;50 m</text:p>
          </table:table-cell>
          <table:table-cell table:number-columns-repeated="1637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78H25M00S" calcext:value-type="time">
            <text:p>06:2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02H25M00S" calcext:value-type="time">
            <text:p>06:25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26H25M00S" calcext:value-type="time">
            <text:p>06:2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50H25M00S" calcext:value-type="time">
            <text:p>06:25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74H25M00S" calcext:value-type="time">
            <text:p>06:25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98H25M00S" calcext:value-type="time">
            <text:p>06:2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d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222H25M00S" calcext:value-type="time">
            <text:p>06:2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246H25M00S" calcext:value-type="time">
            <text:p>06:25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270H25M00S" calcext:value-type="time">
            <text:p>06:25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294H25M00S" calcext:value-type="time">
            <text:p>06:25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time" office:time-value="PT06H32M00S" calcext:value-type="time">
            <text:p>06:32</text:p>
          </table:table-cell>
          <table:table-cell table:style-name="ce4" office:value-type="string" calcext:value-type="string">
            <text:p>Phylloscopus</text:p>
          </table:table-cell>
          <table:table-cell table:style-name="ce4" office:value-type="string" calcext:value-type="string">
            <text:p>sibilatrix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30H32M00S" calcext:value-type="time">
            <text:p>06:32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54H32M00S" calcext:value-type="time">
            <text:p>06:32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78H32M00S" calcext:value-type="time">
            <text:p>06:3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02H32M00S" calcext:value-type="time">
            <text:p>06:3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26H32M00S" calcext:value-type="time">
            <text:p>06:3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50H32M00S" calcext:value-type="time">
            <text:p>06:3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74H32M00S" calcext:value-type="time">
            <text:p>06:3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198H32M00S" calcext:value-type="time">
            <text:p>06:32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222H32M00S" calcext:value-type="time">
            <text:p>06:3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246H32M00S" calcext:value-type="time">
            <text:p>06:3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270H32M00S" calcext:value-type="time">
            <text:p>06:32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294H32M00S" calcext:value-type="time">
            <text:p>06:32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1" calcext:value-type="float">
            <text:p>1</text:p>
          </table:table-cell>
          <table:table-cell office:value-type="time" office:time-value="PT318H32M00S" calcext:value-type="time">
            <text:p>06:3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time" office:time-value="PT06H43M00S" calcext:value-type="time">
            <text:p>06:43</text:p>
          </table:table-cell>
          <table:table-cell table:style-name="ce4" office:value-type="string" calcext:value-type="string">
            <text:p>Phylloscopus</text:p>
          </table:table-cell>
          <table:table-cell table:style-name="ce4" office:value-type="string" calcext:value-type="string">
            <text:p>collybita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30H43M00S" calcext:value-type="time">
            <text:p>06:43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54H43M00S" calcext:value-type="time">
            <text:p>06:43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78H43M00S" calcext:value-type="time">
            <text:p>06:4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102H43M00S" calcext:value-type="time">
            <text:p>06:43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126H43M00S" calcext:value-type="time">
            <text:p>06:4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edium</text:p>
          </table:table-cell>
          <table:table-cell table:number-columns-repeated="1637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150H43M00S" calcext:value-type="time">
            <text:p>06:4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edium</text:p>
          </table:table-cell>
          <table:table-cell table:number-columns-repeated="16376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174H43M00S" calcext:value-type="time">
            <text:p>06:43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198H43M00S" calcext:value-type="time">
            <text:p>06:43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222H43M00S" calcext:value-type="time">
            <text:p>06:43</text:p>
          </table:table-cell>
          <table:table-cell office:value-type="string" calcext:value-type="string">
            <text:p>Dryocopus</text:p>
          </table:table-cell>
          <table:table-cell office:value-type="string" calcext:value-type="string">
            <text:p>marti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246H43M00S" calcext:value-type="time">
            <text:p>06:43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270H43M00S" calcext:value-type="time">
            <text:p>06:43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294H43M00S" calcext:value-type="time">
            <text:p>06:43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318H43M00S" calcext:value-type="time">
            <text:p>06:4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time" office:time-value="PT06H51M00S" calcext:value-type="time">
            <text:p>06:51</text:p>
          </table:table-cell>
          <table:table-cell table:style-name="ce4" office:value-type="string" calcext:value-type="string">
            <text:p>Fringilla</text:p>
          </table:table-cell>
          <table:table-cell table:style-name="ce4" office:value-type="string" calcext:value-type="string">
            <text:p>coelebs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edium</text:p>
          </table:table-cell>
          <table:table-cell table:number-columns-repeated="16376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F</text:p>
          </table:table-cell>
          <table:table-cell table:number-columns-repeated="16375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time" office:time-value="PT07H02M00S" calcext:value-type="time">
            <text:p>07:02</text:p>
          </table:table-cell>
          <table:table-cell table:style-name="ce4" office:value-type="string" calcext:value-type="string">
            <text:p>Poecile</text:p>
          </table:table-cell>
          <table:table-cell table:style-name="ce4" office:value-type="string" calcext:value-type="string">
            <text:p>palustris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close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time" office:time-value="PT07H08M00S" calcext:value-type="time">
            <text:p>07:08</text:p>
          </table:table-cell>
          <table:table-cell table:style-name="ce4" office:value-type="string" calcext:value-type="string">
            <text:p>Turdus</text:p>
          </table:table-cell>
          <table:table-cell table:style-name="ce4" office:value-type="string" calcext:value-type="string">
            <text:p>merula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08M00S" calcext:value-type="time">
            <text:p>07:0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edium</text:p>
          </table:table-cell>
          <table:table-cell table:number-columns-repeated="16376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time" office:time-value="PT07H19M00S" calcext:value-type="time">
            <text:p>07:19</text:p>
          </table:table-cell>
          <table:table-cell table:style-name="ce4" office:value-type="string" calcext:value-type="string">
            <text:p>Emberiza</text:p>
          </table:table-cell>
          <table:table-cell table:style-name="ce4" office:value-type="string" calcext:value-type="string">
            <text:p>citrinella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time" office:time-value="PT07H27M00S" calcext:value-type="time">
            <text:p>07:27</text:p>
          </table:table-cell>
          <table:table-cell table:style-name="ce4" office:value-type="string" calcext:value-type="string">
            <text:p>Emberiza</text:p>
          </table:table-cell>
          <table:table-cell table:style-name="ce4" office:value-type="string" calcext:value-type="string">
            <text:p>citrinella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Poecile</text:p>
          </table:table-cell>
          <table:table-cell office:value-type="string" calcext:value-type="string">
            <text:p>palustri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time" office:time-value="PT07H40M00S" calcext:value-type="time">
            <text:p>07:40</text:p>
          </table:table-cell>
          <table:table-cell table:style-name="ce4" office:value-type="string" calcext:value-type="string">
            <text:p>Emberiza</text:p>
          </table:table-cell>
          <table:table-cell table:style-name="ce4" office:value-type="string" calcext:value-type="string">
            <text:p>citrinella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07H40M00S" calcext:value-type="time">
            <text:p>07:4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31H40M00S" calcext:value-type="time">
            <text:p>07:40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55H40M00S" calcext:value-type="time">
            <text:p>07:4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79H40M00S" calcext:value-type="time">
            <text:p>07:4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103H40M00S" calcext:value-type="time">
            <text:p>07:4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127H40M00S" calcext:value-type="time">
            <text:p>07:40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time" office:time-value="PT07H47M00S" calcext:value-type="time">
            <text:p>07:47</text:p>
          </table:table-cell>
          <table:table-cell table:style-name="ce4" office:value-type="string" calcext:value-type="string">
            <text:p>Sylvia</text:p>
          </table:table-cell>
          <table:table-cell table:style-name="ce4" office:value-type="string" calcext:value-type="string">
            <text:p>atricapilla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Emberiza</text:p>
          </table:table-cell>
          <table:table-cell office:value-type="string" calcext:value-type="string">
            <text:p>citrine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table:number-columns-repeated="2"/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viscivoru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time" office:time-value="PT07H57M00S" calcext:value-type="time">
            <text:p>07:57</text:p>
          </table:table-cell>
          <table:table-cell table:style-name="ce4" office:value-type="string" calcext:value-type="string">
            <text:p>Turdus</text:p>
          </table:table-cell>
          <table:table-cell table:style-name="ce4" office:value-type="string" calcext:value-type="string">
            <text:p>viscivorus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Ficedul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Corvus</text:p>
          </table:table-cell>
          <table:table-cell office:value-type="string" calcext:value-type="string">
            <text:p>corax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time" office:time-value="PT08H05M00S" calcext:value-type="time">
            <text:p>08:05</text:p>
          </table:table-cell>
          <table:table-cell table:style-name="ce4" office:value-type="string" calcext:value-type="string">
            <text:p>Corvus</text:p>
          </table:table-cell>
          <table:table-cell table:style-name="ce4" office:value-type="string" calcext:value-type="string">
            <text:p>corax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far</text:p>
          </table:table-cell>
          <table:table-cell table:style-name="ce4"/>
          <table:table-cell table:style-name="ce4"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8H05M00S" calcext:value-type="time">
            <text:p>08:05</text:p>
          </table:table-cell>
          <table:table-cell office:value-type="string" calcext:value-type="string">
            <text:p>Corvus</text:p>
          </table:table-cell>
          <table:table-cell office:value-type="string" calcext:value-type="string">
            <text:p>corax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8H05M00S" calcext:value-type="time">
            <text:p>08:05</text:p>
          </table:table-cell>
          <table:table-cell office:value-type="string" calcext:value-type="string">
            <text:p>Ficedul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8H05M00S" calcext:value-type="time">
            <text:p>08:05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8H05M00S" calcext:value-type="time">
            <text:p>08:0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8H05M00S" calcext:value-type="time">
            <text:p>08:0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8H05M00S" calcext:value-type="time">
            <text:p>08:0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6" calcext:value-type="float">
            <text:p>6</text:p>
          </table:table-cell>
          <table:table-cell office:value-type="time" office:time-value="PT08H05M00S" calcext:value-type="time">
            <text:p>08:05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rain</text:p>
          </table:table-cell>
          <table:table-cell table:number-columns-repeated="16374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time" office:time-value="PT08H18M00S" calcext:value-type="time">
            <text:p>08:18</text:p>
          </table:table-cell>
          <table:table-cell table:style-name="ce4" office:value-type="string" calcext:value-type="string">
            <text:p>Turdus</text:p>
          </table:table-cell>
          <table:table-cell table:style-name="ce4" office:value-type="string" calcext:value-type="string">
            <text:p>viscivorus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18M00S" calcext:value-type="time">
            <text:p>08:1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18M00S" calcext:value-type="time">
            <text:p>08:1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18M00S" calcext:value-type="time">
            <text:p>08:18</text:p>
          </table:table-cell>
          <table:table-cell office:value-type="string" calcext:value-type="string">
            <text:p>Aegithalos</text:p>
          </table:table-cell>
          <table:table-cell office:value-type="string" calcext:value-type="string">
            <text:p>caudat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18M00S" calcext:value-type="time">
            <text:p>08:1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18M00S" calcext:value-type="time">
            <text:p>08:1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/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18M00S" calcext:value-type="time">
            <text:p>08:18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time" office:time-value="PT08H25M00S" calcext:value-type="time">
            <text:p>08:25</text:p>
          </table:table-cell>
          <table:table-cell table:style-name="ce4" office:value-type="string" calcext:value-type="string">
            <text:p>Turdus</text:p>
          </table:table-cell>
          <table:table-cell table:style-name="ce4" office:value-type="string" calcext:value-type="string">
            <text:p>viscivorus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M</text:p>
          </table:table-cell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7" calcext:value-type="float">
            <text:p>7</text:p>
          </table:table-cell>
          <table:table-cell office:value-type="time" office:time-value="PT08H25M00S" calcext:value-type="time">
            <text:p>08:2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ain, loud</text:p>
          </table:table-cell>
          <table:table-cell table:number-columns-repeated="16374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time" office:time-value="PT08H35M00S" calcext:value-type="time">
            <text:p>08:35</text:p>
          </table:table-cell>
          <table:table-cell table:style-name="ce4" office:value-type="string" calcext:value-type="string">
            <text:p>Erithacus</text:p>
          </table:table-cell>
          <table:table-cell table:style-name="ce4" office:value-type="string" calcext:value-type="string">
            <text:p>rubecula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35M00S" calcext:value-type="time">
            <text:p>08:3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35M00S" calcext:value-type="time">
            <text:p>08:35</text:p>
          </table:table-cell>
          <table:table-cell office:value-type="string" calcext:value-type="string">
            <text:p>Ficedul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35M00S" calcext:value-type="time">
            <text:p>08:35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35M00S" calcext:value-type="time">
            <text:p>08:3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35M00S" calcext:value-type="time">
            <text:p>08:3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viscivoru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35M00S" calcext:value-type="time">
            <text:p>08:35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light rain</text:p>
          </table:table-cell>
          <table:table-cell table:number-columns-repeated="16374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time" office:time-value="PT08H42M00S" calcext:value-type="time">
            <text:p>08:42</text:p>
          </table:table-cell>
          <table:table-cell table:style-name="ce4" office:value-type="string" calcext:value-type="string">
            <text:p>Turdus</text:p>
          </table:table-cell>
          <table:table-cell table:style-name="ce4" office:value-type="string" calcext:value-type="string">
            <text:p>philomelos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42M00S" calcext:value-type="time">
            <text:p>08:42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42M00S" calcext:value-type="time">
            <text:p>08:4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viscivoru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42M00S" calcext:value-type="time">
            <text:p>08:4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8" calcext:value-type="float">
            <text:p>8</text:p>
          </table:table-cell>
          <table:table-cell office:value-type="time" office:time-value="PT08H42M00S" calcext:value-type="time">
            <text:p>08:42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time" office:time-value="PT08H54M00S" calcext:value-type="time">
            <text:p>08:54</text:p>
          </table:table-cell>
          <table:table-cell table:style-name="ce4" office:value-type="string" calcext:value-type="string">
            <text:p>Erithacus</text:p>
          </table:table-cell>
          <table:table-cell table:style-name="ce4" office:value-type="string" calcext:value-type="string">
            <text:p>rubecula</text:p>
          </table:table-cell>
          <table:table-cell table:style-name="ce4" office:value-type="string" calcext:value-type="string">
            <text:p>sound</text:p>
          </table:table-cell>
          <table:table-cell table:style-name="ce4" office:value-type="string" calcext:value-type="string">
            <text:p>close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edium</text:p>
          </table:table-cell>
          <table:table-cell table:number-columns-repeated="16376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medium</text:p>
          </table:table-cell>
          <table:table-cell table:number-columns-repeated="16376"/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Buteo</text:p>
          </table:table-cell>
          <table:table-cell office:value-type="string" calcext:value-type="string">
            <text:p>buteo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8H54M00S" calcext:value-type="time">
            <text:p>08:54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date" office:date-value="2023-04-24" calcext:value-type="date">
            <text:p>24.04.2023</text:p>
          </table:table-cell>
          <table:table-cell table:style-name="ce4" office:value-type="float" office:value="9" calcext:value-type="float">
            <text:p>9</text:p>
          </table:table-cell>
          <table:table-cell table:style-name="ce5" office:value-type="time" office:time-value="PT09H03M00S" calcext:value-type="time">
            <text:p>09:03</text:p>
          </table:table-cell>
          <table:table-cell table:style-name="ce4" office:value-type="string" calcext:value-type="string">
            <text:p>Troglodytes</text:p>
          </table:table-cell>
          <table:table-cell table:style-name="ce4" office:value-type="string" calcext:value-type="string">
            <text:p>troglodytes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close</text:p>
          </table:table-cell>
          <table:table-cell table:style-name="ce4" office:value-type="string" calcext:value-type="string">
            <text:p>M</text:p>
          </table:table-cell>
          <table:table-cell table:style-name="ce4"/>
          <table:table-cell table:number-columns-repeated="16374"/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Corvus</text:p>
          </table:table-cell>
          <table:table-cell office:value-type="string" calcext:value-type="string">
            <text:p>corax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far</text:p>
          </table:table-cell>
          <table:table-cell table:number-columns-repeated="16376"/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date" office:date-value="2023-04-24" calcext:value-type="date">
            <text:p>24.04.2023</text:p>
          </table:table-cell>
          <table:table-cell office:value-type="float" office:value="9" calcext:value-type="float">
            <text:p>9</text:p>
          </table:table-cell>
          <table:table-cell office:value-type="time" office:time-value="PT09H03M00S" calcext:value-type="time">
            <text:p>09:03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close</text:p>
          </table:table-cell>
          <table:table-cell table:number-columns-repeated="16376"/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time" office:time-value="PT06H35M00S" calcext:value-type="time">
            <text:p>06:35</text:p>
          </table:table-cell>
          <table:table-cell table:style-name="ce4" office:value-type="string" calcext:value-type="string">
            <text:p>Phylloscopus</text:p>
          </table:table-cell>
          <table:table-cell table:style-name="ce4" office:value-type="string" calcext:value-type="string">
            <text:p>sibilatrix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string" calcext:value-type="string">
            <text:p>50+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ehav</text:p>
          </table:table-cell>
          <table:table-cell office:value-type="string" calcext:value-type="string">
            <text:p>song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behav</text:p>
          </table:table-cell>
          <table:table-cell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Ficedul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time" office:time-value="PT06H42M00S" calcext:value-type="time">
            <text:p>06:42</text:p>
          </table:table-cell>
          <table:table-cell table:style-name="ce4" office:value-type="string" calcext:value-type="string">
            <text:p>Sylvia</text:p>
          </table:table-cell>
          <table:table-cell table:style-name="ce4" office:value-type="string" calcext:value-type="string">
            <text:p>atricapilla</text:p>
          </table:table-cell>
          <table:table-cell table:style-name="ce4" office:value-type="string" calcext:value-type="string">
            <text:p>song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number-columns-repeated="16374"/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viscivoru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Hippolais</text:p>
          </table:table-cell>
          <table:table-cell office:value-type="string" calcext:value-type="string">
            <text:p>icterin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Ficedul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Corvus</text:p>
          </table:table-cell>
          <table:table-cell office:value-type="string" calcext:value-type="string">
            <text:p>corax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1" calcext:value-type="float">
            <text:p>1</text:p>
          </table:table-cell>
          <table:table-cell office:value-type="time" office:time-value="PT06H42M00S" calcext:value-type="time">
            <text:p>06:4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time" office:time-value="PT06H42M00S" calcext:value-type="time">
            <text:p>06:42</text:p>
          </table:table-cell>
          <table:table-cell table:style-name="ce6" office:value-type="string" calcext:value-type="string">
            <text:p>Luscinia</text:p>
          </table:table-cell>
          <table:table-cell table:style-name="ce6" office:value-type="string" calcext:value-type="string">
            <text:p>megarhynchos</text:p>
          </table:table-cell>
          <table:table-cell table:style-name="ce6" office:value-type="string" calcext:value-type="string">
            <text:p>song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3" calcext:value-type="float">
            <text:p>3</text:p>
          </table:table-cell>
          <table:table-cell table:number-columns-repeated="16376"/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Pyrrhula</text:p>
          </table:table-cell>
          <table:table-cell office:value-type="string" calcext:value-type="string">
            <text:p>pyrrhula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11" calcext:value-type="float">
            <text:p>211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behav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time" office:time-value="PT06H54M00S" calcext:value-type="time">
            <text:p>06:54</text:p>
          </table:table-cell>
          <table:table-cell table:style-name="ce6" office:value-type="string" calcext:value-type="string">
            <text:p>Ficedula</text:p>
          </table:table-cell>
          <table:table-cell table:style-name="ce6" office:value-type="string" calcext:value-type="string">
            <text:p>albicollis</text:p>
          </table:table-cell>
          <table:table-cell table:style-name="ce6" office:value-type="string" calcext:value-type="string">
            <text:p>sound</text:p>
          </table:table-cell>
          <table:table-cell table:style-name="ce6" office:value-type="float" office:value="40" calcext:value-type="float">
            <text:p>4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behav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</text:p>
          </table:table-cell>
          <table:table-cell office:value-type="string" calcext:value-type="string">
            <text:p>Ficedul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sound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223" calcext:value-type="float">
            <text:p>223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2" calcext:value-type="float">
            <text:p>2</text:p>
          </table:table-cell>
          <table:table-cell office:value-type="time" office:time-value="PT07H01M00S" calcext:value-type="time">
            <text:p>07:01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time" office:time-value="PT07H01M00S" calcext:value-type="time">
            <text:p>07:01</text:p>
          </table:table-cell>
          <table:table-cell table:style-name="ce6" office:value-type="string" calcext:value-type="string">
            <text:p>Certhia</text:p>
          </table:table-cell>
          <table:table-cell table:style-name="ce6" office:value-type="string" calcext:value-type="string">
            <text:p>brachydactyla</text:p>
          </table:table-cell>
          <table:table-cell table:style-name="ce6" office:value-type="string" calcext:value-type="string">
            <text:p>song</text:p>
          </table:table-cell>
          <table:table-cell table:style-name="ce6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228" calcext:value-type="float">
            <text:p>228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Ficedul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song</text:p>
          </table:table-cell>
          <table:table-cell office:value-type="float" office:value="13" calcext:value-type="float">
            <text:p>13</text:p>
          </table:table-cell>
          <table:table-cell table:number-columns-repeated="16376"/>
        </table:table-row>
        <table:table-row table:style-name="ro1">
          <table:table-cell office:value-type="float" office:value="230" calcext:value-type="float">
            <text:p>230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ng</text:p>
          </table:table-cell>
          <table:table-cell office:value-type="float" office:value="14" calcext:value-type="float">
            <text:p>14</text:p>
          </table:table-cell>
          <table:table-cell table:number-columns-repeated="16376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35" calcext:value-type="float">
            <text:p>235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Chloris</text:p>
          </table:table-cell>
          <table:table-cell office:value-type="string" calcext:value-type="string">
            <text:p>chlori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236" calcext:value-type="float">
            <text:p>236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37" calcext:value-type="float">
            <text:p>237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2M00S" calcext:value-type="time">
            <text:p>07:1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38" calcext:value-type="float">
            <text:p>23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time" office:time-value="PT07H12M00S" calcext:value-type="time">
            <text:p>07:12</text:p>
          </table:table-cell>
          <table:table-cell table:style-name="ce6" office:value-type="string" calcext:value-type="string">
            <text:p>Fringilla</text:p>
          </table:table-cell>
          <table:table-cell table:style-name="ce6" office:value-type="string" calcext:value-type="string">
            <text:p>coelebs</text:p>
          </table:table-cell>
          <table:table-cell table:style-name="ce6" office:value-type="string" calcext:value-type="string">
            <text:p>song</text:p>
          </table:table-cell>
          <table:table-cell table:style-name="ce6" office:value-type="float" office:value="34" calcext:value-type="float">
            <text:p>34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Corvus</text:p>
          </table:table-cell>
          <table:table-cell office:value-type="string" calcext:value-type="string">
            <text:p>corax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behav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46" calcext:value-type="float">
            <text:p>246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behav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</text:p>
          </table:table-cell>
          <table:table-cell table:number-columns-repeated="16375"/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50" calcext:value-type="float">
            <text:p>250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3" calcext:value-type="float">
            <text:p>3</text:p>
          </table:table-cell>
          <table:table-cell office:value-type="time" office:time-value="PT07H19M00S" calcext:value-type="time">
            <text:p>07:19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time" office:time-value="PT07H19M00S" calcext:value-type="time">
            <text:p>07:19</text:p>
          </table:table-cell>
          <table:table-cell table:style-name="ce6" office:value-type="string" calcext:value-type="string">
            <text:p>Garrulus</text:p>
          </table:table-cell>
          <table:table-cell table:style-name="ce6" office:value-type="string" calcext:value-type="string">
            <text:p>glandarius</text:p>
          </table:table-cell>
          <table:table-cell table:style-name="ce6" office:value-type="string" calcext:value-type="string">
            <text:p>behav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00S" calcext:value-type="time">
            <text:p>07:31</text:p>
          </table:table-cell>
          <table:table-cell office:value-type="string" calcext:value-type="string">
            <text:p>Garrulus</text:p>
          </table:table-cell>
          <table:table-cell office:value-type="string" calcext:value-type="string">
            <text:p>glandarius</text:p>
          </table:table-cell>
          <table:table-cell office:value-type="string" calcext:value-type="string">
            <text:p>behav</text:p>
          </table:table-cell>
          <table:table-cell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00S" calcext:value-type="time">
            <text:p>07:31</text:p>
          </table:table-cell>
          <table:table-cell office:value-type="string" calcext:value-type="string">
            <text:p>Emberiza</text:p>
          </table:table-cell>
          <table:table-cell office:value-type="string" calcext:value-type="string">
            <text:p>citrine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00S" calcext:value-type="time">
            <text:p>07:31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00S" calcext:value-type="time">
            <text:p>07:31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2" calcext:value-type="float">
            <text:p>32</text:p>
          </table:table-cell>
          <table:table-cell table:number-columns-repeated="1637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00S" calcext:value-type="time">
            <text:p>07:31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257" calcext:value-type="float">
            <text:p>257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00S" calcext:value-type="time">
            <text:p>07:31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00S" calcext:value-type="time">
            <text:p>07:31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59" calcext:value-type="float">
            <text:p>259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00S" calcext:value-type="time">
            <text:p>07:31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3" office:value-type="date" office:date-value="2023-05-01" calcext:value-type="date">
            <text:p>01.05.2023</text:p>
          </table:table-cell>
          <table:table-cell office:value-type="float" office:value="4" calcext:value-type="float">
            <text:p>4</text:p>
          </table:table-cell>
          <table:table-cell office:value-type="time" office:time-value="PT07H31M00S" calcext:value-type="time">
            <text:p>07:31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time" office:time-value="PT07H31M00S" calcext:value-type="time">
            <text:p>07:31</text:p>
          </table:table-cell>
          <table:table-cell table:style-name="ce6" office:value-type="string" calcext:value-type="string">
            <text:p>Turdus</text:p>
          </table:table-cell>
          <table:table-cell table:style-name="ce6" office:value-type="string" calcext:value-type="string">
            <text:p>merula</text:p>
          </table:table-cell>
          <table:table-cell table:style-name="ce6" office:value-type="string" calcext:value-type="string">
            <text:p>behav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string" calcext:value-type="string">
            <text:p>M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string" calcext:value-type="string">
            <text:p>50+</text:p>
          </table:table-cell>
          <table:table-cell table:style-name="ce10"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Luscinia</text:p>
          </table:table-cell>
          <table:table-cell table:style-name="ce10" office:value-type="string" calcext:value-type="string">
            <text:p>megarhynch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Sitta</text:p>
          </table:table-cell>
          <table:table-cell table:style-name="ce10" office:value-type="string" calcext:value-type="string">
            <text:p>europae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time" office:time-value="PT07H38M00S" calcext:value-type="time">
            <text:p>07:38</text:p>
          </table:table-cell>
          <table:table-cell table:style-name="ce9" office:value-type="string" calcext:value-type="string">
            <text:p>Erithacus</text:p>
          </table:table-cell>
          <table:table-cell table:style-name="ce9" office:value-type="string" calcext:value-type="string">
            <text:p>rubecu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borin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79" calcext:value-type="float">
            <text:p>27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47M00S" calcext:value-type="time">
            <text:p>07:47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7H47M00S" calcext:value-type="time">
            <text:p>07:47</text:p>
          </table:table-cell>
          <table:table-cell table:style-name="ce9" office:value-type="string" calcext:value-type="string">
            <text:p>Ficedula</text:p>
          </table:table-cell>
          <table:table-cell table:style-name="ce9" office:value-type="string" calcext:value-type="string">
            <text:p>albicolli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50" calcext:value-type="float">
            <text:p>5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4M00S" calcext:value-type="time">
            <text:p>07:5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4M00S" calcext:value-type="time">
            <text:p>07:54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4M00S" calcext:value-type="time">
            <text:p>07:54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4M00S" calcext:value-type="time">
            <text:p>07:5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4M00S" calcext:value-type="time">
            <text:p>07:54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4M00S" calcext:value-type="time">
            <text:p>07:54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4M00S" calcext:value-type="time">
            <text:p>07:5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4M00S" calcext:value-type="time">
            <text:p>07:54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office:value-type="string" calcext:value-type="string">
            <text:p>prelet</text:p>
          </table:table-cell>
          <table:table-cell table:number-columns-repeated="16374"/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7H54M00S" calcext:value-type="time">
            <text:p>07:54</text:p>
          </table:table-cell>
          <table:table-cell table:style-name="ce9" office:value-type="string" calcext:value-type="string">
            <text:p>Columba</text:p>
          </table:table-cell>
          <table:table-cell table:style-name="ce9" office:value-type="string" calcext:value-type="string">
            <text:p>palumbus</text:p>
          </table:table-cell>
          <table:table-cell table:style-name="ce9" office:value-type="string" calcext:value-type="string">
            <text:p>behav</text:p>
          </table:table-cell>
          <table:table-cell table:style-name="ce9" office:value-type="float" office:value="15" calcext:value-type="float">
            <text:p>15</text:p>
          </table:table-cell>
          <table:table-cell table:style-name="ce6"/>
          <table:table-cell table:style-name="ce6" office:value-type="string" calcext:value-type="string">
            <text:p>prelet</text:p>
          </table:table-cell>
          <table:table-cell table:number-columns-repeated="16374"/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292" calcext:value-type="float">
            <text:p>29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299" calcext:value-type="float">
            <text:p>29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01" calcext:value-type="float">
            <text:p>30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3M00S" calcext:value-type="time">
            <text:p>08:03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08H03M00S" calcext:value-type="time">
            <text:p>08:03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merula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M</text:p>
          </table:table-cell>
          <table:table-cell table:style-name="ce6"/>
          <table:table-cell table:number-columns-repeated="16374"/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04" calcext:value-type="float">
            <text:p>30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307" calcext:value-type="float">
            <text:p>30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310" calcext:value-type="float">
            <text:p>31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08H09M00S" calcext:value-type="time">
            <text:p>08:09</text:p>
          </table:table-cell>
          <table:table-cell table:style-name="ce9" office:value-type="string" calcext:value-type="string">
            <text:p>Sylvia</text:p>
          </table:table-cell>
          <table:table-cell table:style-name="ce9" office:value-type="string" calcext:value-type="string">
            <text:p>atricapilla</text:p>
          </table:table-cell>
          <table:table-cell table:style-name="ce9" office:value-type="string" calcext:value-type="string">
            <text:p>song</text:p>
          </table:table-cell>
          <table:table-cell table:style-name="ce6" office:value-type="float" office:value="50" calcext:value-type="float">
            <text:p>5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0M00S" calcext:value-type="time">
            <text:p>08:20</text:p>
          </table:table-cell>
          <table:table-cell table:style-name="ce10" office:value-type="string" calcext:value-type="string">
            <text:p>Luscinia</text:p>
          </table:table-cell>
          <table:table-cell table:style-name="ce10" office:value-type="string" calcext:value-type="string">
            <text:p>luscini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0M00S" calcext:value-type="time">
            <text:p>08:2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prelet</text:p>
          </table:table-cell>
          <table:table-cell table:number-columns-repeated="16375"/>
        </table:table-row>
        <table:table-row table:style-name="ro1">
          <table:table-cell office:value-type="float" office:value="316" calcext:value-type="float">
            <text:p>31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0M00S" calcext:value-type="time">
            <text:p>08:2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0M00S" calcext:value-type="time">
            <text:p>08:2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18" calcext:value-type="float">
            <text:p>31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0M00S" calcext:value-type="time">
            <text:p>08:2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0M00S" calcext:value-type="time">
            <text:p>08:20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0M00S" calcext:value-type="time">
            <text:p>08:2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0M00S" calcext:value-type="time">
            <text:p>08:20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322" calcext:value-type="float">
            <text:p>32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0M00S" calcext:value-type="time">
            <text:p>08:2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08H20M00S" calcext:value-type="time">
            <text:p>08:20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25" calcext:value-type="float">
            <text:p>32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F</text:p>
          </table:table-cell>
          <table:table-cell table:number-columns-repeated="16375"/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8H29M00S" calcext:value-type="time">
            <text:p>08:29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34" calcext:value-type="float">
            <text:p>33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08H29M00S" calcext:value-type="time">
            <text:p>08:29</text:p>
          </table:table-cell>
          <table:table-cell table:style-name="ce9" office:value-type="string" calcext:value-type="string">
            <text:p>Ficedula</text:p>
          </table:table-cell>
          <table:table-cell table:style-name="ce9" office:value-type="string" calcext:value-type="string">
            <text:p>hypoleuca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0M00S" calcext:value-type="time">
            <text:p>08:40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16376"/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0M00S" calcext:value-type="time">
            <text:p>08:4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0M00S" calcext:value-type="time">
            <text:p>08:40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0M00S" calcext:value-type="time">
            <text:p>08:40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oena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0M00S" calcext:value-type="time">
            <text:p>08:4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0M00S" calcext:value-type="time">
            <text:p>08:40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0M00S" calcext:value-type="time">
            <text:p>08:4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0M00S" calcext:value-type="time">
            <text:p>08:40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0M00S" calcext:value-type="time">
            <text:p>08:4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08H40M00S" calcext:value-type="time">
            <text:p>08:40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philomelo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45" calcext:value-type="float">
            <text:p>4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345" calcext:value-type="float">
            <text:p>34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6M00S" calcext:value-type="time">
            <text:p>08:46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6M00S" calcext:value-type="time">
            <text:p>08:46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6M00S" calcext:value-type="time">
            <text:p>08:46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6M00S" calcext:value-type="time">
            <text:p>08:46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6M00S" calcext:value-type="time">
            <text:p>08:46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oenas</text:p>
          </table:table-cell>
          <table:table-cell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6M00S" calcext:value-type="time">
            <text:p>08:4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8H46M00S" calcext:value-type="time">
            <text:p>08:4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08H46M00S" calcext:value-type="time">
            <text:p>08:46</text:p>
          </table:table-cell>
          <table:table-cell table:style-name="ce9" office:value-type="string" calcext:value-type="string">
            <text:p>Ficedula</text:p>
          </table:table-cell>
          <table:table-cell table:style-name="ce9" office:value-type="string" calcext:value-type="string">
            <text:p>albicollis</text:p>
          </table:table-cell>
          <table:table-cell table:style-name="ce6" office:value-type="string" calcext:value-type="string">
            <text:p>behav</text:p>
          </table:table-cell>
          <table:table-cell table:style-name="ce6" office:value-type="float" office:value="22" calcext:value-type="float">
            <text:p>22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353" calcext:value-type="float">
            <text:p>35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56M00S" calcext:value-type="time">
            <text:p>08:56</text:p>
          </table:table-cell>
          <table:table-cell table:style-name="ce10" office:value-type="string" calcext:value-type="string">
            <text:p>Sitta</text:p>
          </table:table-cell>
          <table:table-cell table:style-name="ce10" office:value-type="string" calcext:value-type="string">
            <text:p>europae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56M00S" calcext:value-type="time">
            <text:p>08:5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55" calcext:value-type="float">
            <text:p>35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56M00S" calcext:value-type="time">
            <text:p>08:56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56M00S" calcext:value-type="time">
            <text:p>08:56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56M00S" calcext:value-type="time">
            <text:p>08:5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56M00S" calcext:value-type="time">
            <text:p>08:56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56M00S" calcext:value-type="time">
            <text:p>08:56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08H56M00S" calcext:value-type="time">
            <text:p>08:56</text:p>
          </table:table-cell>
          <table:table-cell table:style-name="ce9" office:value-type="string" calcext:value-type="string">
            <text:p>Dendrocopo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9H04M00S" calcext:value-type="time">
            <text:p>09:0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9H04M00S" calcext:value-type="time">
            <text:p>09:04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9H04M00S" calcext:value-type="time">
            <text:p>09:0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9H04M00S" calcext:value-type="time">
            <text:p>09:04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9H04M00S" calcext:value-type="time">
            <text:p>09:0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9H04M00S" calcext:value-type="time">
            <text:p>09:0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9H04M00S" calcext:value-type="time">
            <text:p>09:0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9H04M00S" calcext:value-type="time">
            <text:p>09:0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behav</text:p>
          </table:table-cell>
          <table:table-cell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3" office:value-type="date" office:date-value="2023-05-01" calcext:value-type="date">
            <text:p>01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09H04M00S" calcext:value-type="time">
            <text:p>09:04</text:p>
          </table:table-cell>
          <table:table-cell table:style-name="ce9" office:value-type="string" calcext:value-type="string">
            <text:p>Fringilla</text:p>
          </table:table-cell>
          <table:table-cell table:style-name="ce9" office:value-type="string" calcext:value-type="string">
            <text:p>coelebs</text:p>
          </table:table-cell>
          <table:table-cell table:style-name="ce9" office:value-type="string" calcext:value-type="string">
            <text:p>song</text:p>
          </table:table-cell>
          <table:table-cell table:style-name="ce6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6" calcext:value-type="float">
            <text:p>46</text:p>
          </table:table-cell>
          <table:table-cell table:style-name="ce10"/>
          <table:table-cell table:number-columns-repeated="16375"/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72" calcext:value-type="float">
            <text:p>37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F</text:p>
          </table:table-cell>
          <table:table-cell table:number-columns-repeated="16375"/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06H42M00S" calcext:value-type="time">
            <text:p>06:42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45" calcext:value-type="float">
            <text:p>4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8M00S" calcext:value-type="time">
            <text:p>06:4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8M00S" calcext:value-type="time">
            <text:p>06:48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8M00S" calcext:value-type="time">
            <text:p>06:4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8M00S" calcext:value-type="time">
            <text:p>06:48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8M00S" calcext:value-type="time">
            <text:p>06:4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8M00S" calcext:value-type="time">
            <text:p>06:4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8M00S" calcext:value-type="time">
            <text:p>06:48</text:p>
          </table:table-cell>
          <table:table-cell table:style-name="ce10" office:value-type="string" calcext:value-type="string">
            <text:p>Chloris</text:p>
          </table:table-cell>
          <table:table-cell table:style-name="ce10" office:value-type="string" calcext:value-type="string">
            <text:p>chlo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8M00S" calcext:value-type="time">
            <text:p>06:4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6H48M00S" calcext:value-type="time">
            <text:p>06:4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06H48M00S" calcext:value-type="time">
            <text:p>06:48</text:p>
          </table:table-cell>
          <table:table-cell table:style-name="ce9" office:value-type="string" calcext:value-type="string">
            <text:p>Dendrocopo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45" calcext:value-type="float">
            <text:p>4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16376"/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6376"/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Sitta</text:p>
          </table:table-cell>
          <table:table-cell table:style-name="ce10" office:value-type="string" calcext:value-type="string">
            <text:p>europae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59M00S" calcext:value-type="time">
            <text:p>06:5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06H59M00S" calcext:value-type="time">
            <text:p>06:59</text:p>
          </table:table-cell>
          <table:table-cell table:style-name="ce9" office:value-type="string" calcext:value-type="string">
            <text:p>Phylloscopus</text:p>
          </table:table-cell>
          <table:table-cell table:style-name="ce9" office:value-type="string" calcext:value-type="string">
            <text:p>sibilatrix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Aegithalos</text:p>
          </table:table-cell>
          <table:table-cell table:style-name="ce10" office:value-type="string" calcext:value-type="string">
            <text:p>caudat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07H07M00S" calcext:value-type="time">
            <text:p>07:07</text:p>
          </table:table-cell>
          <table:table-cell table:style-name="ce9" office:value-type="string" calcext:value-type="string">
            <text:p>Ficedula</text:p>
          </table:table-cell>
          <table:table-cell table:style-name="ce9" office:value-type="string" calcext:value-type="string">
            <text:p>albicolli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40" calcext:value-type="float">
            <text:p>4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6M00S" calcext:value-type="time">
            <text:p>07:16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6M00S" calcext:value-type="time">
            <text:p>07:16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6M00S" calcext:value-type="time">
            <text:p>07:16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6M00S" calcext:value-type="time">
            <text:p>07:16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6M00S" calcext:value-type="time">
            <text:p>07:16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6M00S" calcext:value-type="time">
            <text:p>07:16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6M00S" calcext:value-type="time">
            <text:p>07:1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6M00S" calcext:value-type="time">
            <text:p>07:16</text:p>
          </table:table-cell>
          <table:table-cell table:style-name="ce10" office:value-type="string" calcext:value-type="string">
            <text:p>Dryocopus</text:p>
          </table:table-cell>
          <table:table-cell table:style-name="ce10" office:value-type="string" calcext:value-type="string">
            <text:p>martius</text:p>
          </table:table-cell>
          <table:table-cell office:value-type="string" calcext:value-type="string">
            <text:p>sound</text:p>
          </table:table-cell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07H16M00S" calcext:value-type="time">
            <text:p>07:16</text:p>
          </table:table-cell>
          <table:table-cell table:style-name="ce9" office:value-type="string" calcext:value-type="string">
            <text:p>Fringilla</text:p>
          </table:table-cell>
          <table:table-cell table:style-name="ce9" office:value-type="string" calcext:value-type="string">
            <text:p>coelebs</text:p>
          </table:table-cell>
          <table:table-cell table:style-name="ce6" office:value-type="string" calcext:value-type="string">
            <text:p>song</text:p>
          </table:table-cell>
          <table:table-cell table:style-name="ce6" office:value-type="float" office:value="45" calcext:value-type="float">
            <text:p>4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2M00S" calcext:value-type="time">
            <text:p>07:22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2M00S" calcext:value-type="time">
            <text:p>07:22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2M00S" calcext:value-type="time">
            <text:p>07:22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2M00S" calcext:value-type="time">
            <text:p>07:2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2M00S" calcext:value-type="time">
            <text:p>07:22</text:p>
          </table:table-cell>
          <table:table-cell table:style-name="ce10" office:value-type="string" calcext:value-type="string">
            <text:p>Dryocopus</text:p>
          </table:table-cell>
          <table:table-cell table:style-name="ce10" office:value-type="string" calcext:value-type="string">
            <text:p>mart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2M00S" calcext:value-type="time">
            <text:p>07:22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2M00S" calcext:value-type="time">
            <text:p>07:22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2M00S" calcext:value-type="time">
            <text:p>07:22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2M00S" calcext:value-type="time">
            <text:p>07:2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gav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07H22M00S" calcext:value-type="time">
            <text:p>07:22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Corvus</text:p>
          </table:table-cell>
          <table:table-cell table:style-name="ce10" office:value-type="string" calcext:value-type="string">
            <text:p>corax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 office:value-type="string" calcext:value-type="string">
            <text:p>prelet</text:p>
          </table:table-cell>
          <table:table-cell table:number-columns-repeated="16374"/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Pyrrhula</text:p>
          </table:table-cell>
          <table:table-cell table:style-name="ce10" office:value-type="string" calcext:value-type="string">
            <text:p>pyrrh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34M00S" calcext:value-type="time">
            <text:p>07:3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07H34M00S" calcext:value-type="time">
            <text:p>07:34</text:p>
          </table:table-cell>
          <table:table-cell table:style-name="ce9" office:value-type="string" calcext:value-type="string">
            <text:p>Dendrocopo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40M00S" calcext:value-type="time">
            <text:p>07:40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40M00S" calcext:value-type="time">
            <text:p>07:40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40M00S" calcext:value-type="time">
            <text:p>07:40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40M00S" calcext:value-type="time">
            <text:p>07:40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40M00S" calcext:value-type="time">
            <text:p>07:40</text:p>
          </table:table-cell>
          <table:table-cell table:style-name="ce10" office:value-type="string" calcext:value-type="string">
            <text:p>Periparus</text:p>
          </table:table-cell>
          <table:table-cell table:style-name="ce10" office:value-type="string" calcext:value-type="string">
            <text:p>ate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40M00S" calcext:value-type="time">
            <text:p>07:40</text:p>
          </table:table-cell>
          <table:table-cell table:style-name="ce10" office:value-type="string" calcext:value-type="string">
            <text:p>Periparus</text:p>
          </table:table-cell>
          <table:table-cell table:style-name="ce10" office:value-type="string" calcext:value-type="string">
            <text:p>ate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40M00S" calcext:value-type="time">
            <text:p>07:4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40M00S" calcext:value-type="time">
            <text:p>07:4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40M00S" calcext:value-type="time">
            <text:p>07:4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6376"/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07H40M00S" calcext:value-type="time">
            <text:p>07:40</text:p>
          </table:table-cell>
          <table:table-cell table:style-name="ce9" office:value-type="string" calcext:value-type="string">
            <text:p>Coccothraustes</text:p>
          </table:table-cell>
          <table:table-cell table:style-name="ce9" office:value-type="string" calcext:value-type="string">
            <text:p>coccothraustes</text:p>
          </table:table-cell>
          <table:table-cell table:style-name="ce6" office:value-type="string" calcext:value-type="string">
            <text:p>sound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0M00S" calcext:value-type="time">
            <text:p>07:5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0M00S" calcext:value-type="time">
            <text:p>07:5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0M00S" calcext:value-type="time">
            <text:p>07:50</text:p>
          </table:table-cell>
          <table:table-cell table:style-name="ce10" office:value-type="string" calcext:value-type="string">
            <text:p>Oriolus</text:p>
          </table:table-cell>
          <table:table-cell table:style-name="ce10" office:value-type="string" calcext:value-type="string">
            <text:p>oriol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0M00S" calcext:value-type="time">
            <text:p>07:50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6" calcext:value-type="float">
            <text:p>26</text:p>
          </table:table-cell>
          <table:table-cell table:number-columns-repeated="16376"/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0M00S" calcext:value-type="time">
            <text:p>07:50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0M00S" calcext:value-type="time">
            <text:p>07:5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0M00S" calcext:value-type="time">
            <text:p>07:5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7H50M00S" calcext:value-type="time">
            <text:p>07:50</text:p>
          </table:table-cell>
          <table:table-cell table:style-name="ce9" office:value-type="string" calcext:value-type="string">
            <text:p>Paru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6376"/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16376"/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Oriolus</text:p>
          </table:table-cell>
          <table:table-cell table:style-name="ce10" office:value-type="string" calcext:value-type="string">
            <text:p>oriol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16376"/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56M00S" calcext:value-type="time">
            <text:p>07:56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7H56M00S" calcext:value-type="time">
            <text:p>07:56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philomelo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05M00S" calcext:value-type="time">
            <text:p>08:05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05M00S" calcext:value-type="time">
            <text:p>08:05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05M00S" calcext:value-type="time">
            <text:p>08:05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05M00S" calcext:value-type="time">
            <text:p>08:0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05M00S" calcext:value-type="time">
            <text:p>08:0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05M00S" calcext:value-type="time">
            <text:p>08:05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05M00S" calcext:value-type="time">
            <text:p>08:05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05M00S" calcext:value-type="time">
            <text:p>08:05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time" office:time-value="PT08H05M00S" calcext:value-type="time">
            <text:p>08:05</text:p>
          </table:table-cell>
          <table:table-cell table:style-name="ce9" office:value-type="string" calcext:value-type="string">
            <text:p>Paru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45" calcext:value-type="float">
            <text:p>4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12M00S" calcext:value-type="time">
            <text:p>08:12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12M00S" calcext:value-type="time">
            <text:p>08:1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16376"/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12M00S" calcext:value-type="time">
            <text:p>08:12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12M00S" calcext:value-type="time">
            <text:p>08:12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12M00S" calcext:value-type="time">
            <text:p>08:12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12M00S" calcext:value-type="time">
            <text:p>08:12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12M00S" calcext:value-type="time">
            <text:p>08:12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12M00S" calcext:value-type="time">
            <text:p>08:1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8H12M00S" calcext:value-type="time">
            <text:p>08:12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time" office:time-value="PT08H12M00S" calcext:value-type="time">
            <text:p>08:12</text:p>
          </table:table-cell>
          <table:table-cell table:style-name="ce9" office:value-type="string" calcext:value-type="string">
            <text:p>Sylvia</text:p>
          </table:table-cell>
          <table:table-cell table:style-name="ce9" office:value-type="string" calcext:value-type="string">
            <text:p>atricapilla</text:p>
          </table:table-cell>
          <table:table-cell table:style-name="ce9" office:value-type="string" calcext:value-type="string">
            <text:p>behav</text:p>
          </table:table-cell>
          <table:table-cell table:style-name="ce9" office:value-type="float" office:value="27" calcext:value-type="float">
            <text:p>27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2M00S" calcext:value-type="time">
            <text:p>08:22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2M00S" calcext:value-type="time">
            <text:p>08:22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2M00S" calcext:value-type="time">
            <text:p>08:2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<text:s/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2M00S" calcext:value-type="time">
            <text:p>08:22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2M00S" calcext:value-type="time">
            <text:p>08:22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2M00S" calcext:value-type="time">
            <text:p>08:22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time" office:time-value="PT08H22M00S" calcext:value-type="time">
            <text:p>08:22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23" calcext:value-type="float">
            <text:p>23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8M00S" calcext:value-type="time">
            <text:p>08:2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8M00S" calcext:value-type="time">
            <text:p>08:2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8M00S" calcext:value-type="time">
            <text:p>08:28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7" calcext:value-type="float">
            <text:p>17</text:p>
          </table:table-cell>
          <table:table-cell table:number-columns-repeated="16376"/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8M00S" calcext:value-type="time">
            <text:p>08:2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8M00S" calcext:value-type="time">
            <text:p>08:2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8M00S" calcext:value-type="time">
            <text:p>08:2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8H28M00S" calcext:value-type="time">
            <text:p>08:2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time" office:time-value="PT08H28M00S" calcext:value-type="time">
            <text:p>08:28</text:p>
          </table:table-cell>
          <table:table-cell table:style-name="ce9" office:value-type="string" calcext:value-type="string">
            <text:p>Dendrocopos</text:p>
          </table:table-cell>
          <table:table-cell table:style-name="ce9" office:value-type="string" calcext:value-type="string">
            <text:p>medi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18" calcext:value-type="float">
            <text:p>18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time" office:time-value="PT08H37M00S" calcext:value-type="time">
            <text:p>08:37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behav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16376"/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time" office:time-value="PT08H43M00S" calcext:value-type="time">
            <text:p>08:43</text:p>
          </table:table-cell>
          <table:table-cell table:style-name="ce9" office:value-type="string" calcext:value-type="string">
            <text:p>Columba</text:p>
          </table:table-cell>
          <table:table-cell table:style-name="ce9" office:value-type="string" calcext:value-type="string">
            <text:p>palumbus</text:p>
          </table:table-cell>
          <table:table-cell table:style-name="ce6" office:value-type="string" calcext:value-type="string">
            <text:p>sound</text:p>
          </table:table-cell>
          <table:table-cell table:style-name="ce9" office:value-type="float" office:value="50" calcext:value-type="float">
            <text:p>5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52M00S" calcext:value-type="time">
            <text:p>08:52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52M00S" calcext:value-type="time">
            <text:p>08:52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52M00S" calcext:value-type="time">
            <text:p>08:52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52M00S" calcext:value-type="time">
            <text:p>08:52</text:p>
          </table:table-cell>
          <table:table-cell table:style-name="ce10" office:value-type="string" calcext:value-type="string">
            <text:p>Corvus</text:p>
          </table:table-cell>
          <table:table-cell table:style-name="ce10" office:value-type="string" calcext:value-type="string">
            <text:p>corax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52M00S" calcext:value-type="time">
            <text:p>08:5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52M00S" calcext:value-type="time">
            <text:p>08:52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time" office:time-value="PT08H52M00S" calcext:value-type="time">
            <text:p>08:52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philomelo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9H00M00S" calcext:value-type="time">
            <text:p>09:0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3" office:value-type="date" office:date-value="2023-05-08" calcext:value-type="date">
            <text:p>08.05.202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9" office:value-type="string" calcext:value-type="string">
            <text:p>Dryocopus</text:p>
          </table:table-cell>
          <table:table-cell table:style-name="ce9" office:value-type="string" calcext:value-type="string">
            <text:p>marti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50" calcext:value-type="float">
            <text:p>5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/>
          <table:table-cell office:value-type="string" calcext:value-type="string">
            <text:p>náhrada za 15.5.</text:p>
          </table:table-cell>
          <table:table-cell table:number-columns-repeated="16374"/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Dryocopus</text:p>
          </table:table-cell>
          <table:table-cell table:style-name="ce10" office:value-type="string" calcext:value-type="string">
            <text:p>mart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37M00S" calcext:value-type="time">
            <text:p>08:37</text:p>
          </table:table-cell>
          <table:table-cell table:style-name="ce10" office:value-type="string" calcext:value-type="string">
            <text:p>Regulus</text:p>
          </table:table-cell>
          <table:table-cell table:style-name="ce10" office:value-type="string" calcext:value-type="string">
            <text:p>ign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time" office:time-value="PT08H37M00S" calcext:value-type="time">
            <text:p>08:37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merula</text:p>
          </table:table-cell>
          <table:table-cell table:style-name="ce6" office:value-type="string" calcext:value-type="string">
            <text:p>song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Certhia</text:p>
          </table:table-cell>
          <table:table-cell table:style-name="ce10" office:value-type="string" calcext:value-type="string">
            <text:p>familia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43M00S" calcext:value-type="time">
            <text:p>08:4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time" office:time-value="PT08H43M00S" calcext:value-type="time">
            <text:p>08:43</text:p>
          </table:table-cell>
          <table:table-cell table:style-name="ce9" office:value-type="string" calcext:value-type="string">
            <text:p>Aegithalos</text:p>
          </table:table-cell>
          <table:table-cell table:style-name="ce9" office:value-type="string" calcext:value-type="string">
            <text:p>caudat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40" calcext:value-type="float">
            <text:p>4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Certhia</text:p>
          </table:table-cell>
          <table:table-cell table:style-name="ce10" office:value-type="string" calcext:value-type="string">
            <text:p>brachydacty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3M00S" calcext:value-type="time">
            <text:p>08:53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time" office:time-value="PT08H53M00S" calcext:value-type="time">
            <text:p>08:53</text:p>
          </table:table-cell>
          <table:table-cell table:style-name="ce9" office:value-type="string" calcext:value-type="string">
            <text:p>Sitta</text:p>
          </table:table-cell>
          <table:table-cell table:style-name="ce9" office:value-type="string" calcext:value-type="string">
            <text:p>europaea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8" calcext:value-type="float">
            <text:p>8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8H59M00S" calcext:value-type="time">
            <text:p>08:5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time" office:time-value="PT08H59M00S" calcext:value-type="time">
            <text:p>08:59</text:p>
          </table:table-cell>
          <table:table-cell table:style-name="ce9" office:value-type="string" calcext:value-type="string">
            <text:p>Paru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40" calcext:value-type="float">
            <text:p>4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Corvus</text:p>
          </table:table-cell>
          <table:table-cell table:style-name="ce10" office:value-type="string" calcext:value-type="string">
            <text:p>corax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08M00S" calcext:value-type="time">
            <text:p>09:0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time" office:time-value="PT09H08M00S" calcext:value-type="time">
            <text:p>09:08</text:p>
          </table:table-cell>
          <table:table-cell table:style-name="ce9" office:value-type="string" calcext:value-type="string">
            <text:p>Erithacus</text:p>
          </table:table-cell>
          <table:table-cell table:style-name="ce9" office:value-type="string" calcext:value-type="string">
            <text:p>rubecu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9H14M00S" calcext:value-type="time">
            <text:p>09:1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time" office:time-value="PT09H14M00S" calcext:value-type="time">
            <text:p>09:14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24M00S" calcext:value-type="time">
            <text:p>09:2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24M00S" calcext:value-type="time">
            <text:p>09:24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24M00S" calcext:value-type="time">
            <text:p>09:2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24M00S" calcext:value-type="time">
            <text:p>09:2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24M00S" calcext:value-type="time">
            <text:p>09:2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24M00S" calcext:value-type="time">
            <text:p>09:24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24M00S" calcext:value-type="time">
            <text:p>09:2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24M00S" calcext:value-type="time">
            <text:p>09:24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33" calcext:value-type="float">
            <text:p>63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time" office:time-value="PT09H24M00S" calcext:value-type="time">
            <text:p>09:24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philomelo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34" calcext:value-type="float">
            <text:p>63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31M00S" calcext:value-type="time">
            <text:p>09:31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635" calcext:value-type="float">
            <text:p>63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31M00S" calcext:value-type="time">
            <text:p>09:31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36" calcext:value-type="float">
            <text:p>63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31M00S" calcext:value-type="time">
            <text:p>09:31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637" calcext:value-type="float">
            <text:p>63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31M00S" calcext:value-type="time">
            <text:p>09:31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38" calcext:value-type="float">
            <text:p>63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31M00S" calcext:value-type="time">
            <text:p>09:31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39" calcext:value-type="float">
            <text:p>63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31M00S" calcext:value-type="time">
            <text:p>09:31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640" calcext:value-type="float">
            <text:p>64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31M00S" calcext:value-type="time">
            <text:p>09:31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41" calcext:value-type="float">
            <text:p>64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9H31M00S" calcext:value-type="time">
            <text:p>09:31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642" calcext:value-type="float">
            <text:p>64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time" office:time-value="PT09H31M00S" calcext:value-type="time">
            <text:p>09:31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und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43" calcext:value-type="float">
            <text:p>64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0M00S" calcext:value-type="time">
            <text:p>09:40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0M00S" calcext:value-type="time">
            <text:p>09:40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45" calcext:value-type="float">
            <text:p>64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0M00S" calcext:value-type="time">
            <text:p>09:4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46" calcext:value-type="float">
            <text:p>64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0M00S" calcext:value-type="time">
            <text:p>09:4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47" calcext:value-type="float">
            <text:p>64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0M00S" calcext:value-type="time">
            <text:p>09:40</text:p>
          </table:table-cell>
          <table:table-cell table:style-name="ce10" office:value-type="string" calcext:value-type="string">
            <text:p>Corvus</text:p>
          </table:table-cell>
          <table:table-cell table:style-name="ce10" office:value-type="string" calcext:value-type="string">
            <text:p>corax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48" calcext:value-type="float">
            <text:p>64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9H40M00S" calcext:value-type="time">
            <text:p>09:40</text:p>
          </table:table-cell>
          <table:table-cell table:style-name="ce9" office:value-type="string" calcext:value-type="string">
            <text:p>Coccothraustes</text:p>
          </table:table-cell>
          <table:table-cell table:style-name="ce9" office:value-type="string" calcext:value-type="string">
            <text:p>coccothrauste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49" calcext:value-type="float">
            <text:p>64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6M00S" calcext:value-type="time">
            <text:p>09:4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50" calcext:value-type="float">
            <text:p>65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6M00S" calcext:value-type="time">
            <text:p>09:4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51" calcext:value-type="float">
            <text:p>65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6M00S" calcext:value-type="time">
            <text:p>09:46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652" calcext:value-type="float">
            <text:p>65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6M00S" calcext:value-type="time">
            <text:p>09:46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653" calcext:value-type="float">
            <text:p>65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6M00S" calcext:value-type="time">
            <text:p>09:46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oenas</text:p>
          </table:table-cell>
          <table:table-cell table:style-name="ce10" office:value-type="string" calcext:value-type="string">
            <text:p>behav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654" calcext:value-type="float">
            <text:p>65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6M00S" calcext:value-type="time">
            <text:p>09:46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55" calcext:value-type="float">
            <text:p>65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9H46M00S" calcext:value-type="time">
            <text:p>09:4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56" calcext:value-type="float">
            <text:p>65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9H46M00S" calcext:value-type="time">
            <text:p>09:46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5" calcext:value-type="float">
            <text:p>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57" calcext:value-type="float">
            <text:p>65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9H54M00S" calcext:value-type="time">
            <text:p>09:5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658" calcext:value-type="float">
            <text:p>65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9H54M00S" calcext:value-type="time">
            <text:p>09:5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659" calcext:value-type="float">
            <text:p>65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9H54M00S" calcext:value-type="time">
            <text:p>09:5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660" calcext:value-type="float">
            <text:p>66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9H54M00S" calcext:value-type="time">
            <text:p>09:5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F</text:p>
          </table:table-cell>
          <table:table-cell table:number-columns-repeated="16375"/>
        </table:table-row>
        <table:table-row table:style-name="ro1">
          <table:table-cell office:value-type="float" office:value="661" calcext:value-type="float">
            <text:p>66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9H54M00S" calcext:value-type="time">
            <text:p>09:54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662" calcext:value-type="float">
            <text:p>66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9H54M00S" calcext:value-type="time">
            <text:p>09:5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63" calcext:value-type="float">
            <text:p>66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9H54M00S" calcext:value-type="time">
            <text:p>09:54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64" calcext:value-type="float">
            <text:p>66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9H54M00S" calcext:value-type="time">
            <text:p>09:54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665" calcext:value-type="float">
            <text:p>66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09H54M00S" calcext:value-type="time">
            <text:p>09:54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viscivoru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40" calcext:value-type="float">
            <text:p>4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66" calcext:value-type="float">
            <text:p>66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10H00M00S" calcext:value-type="time">
            <text:p>10:00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667" calcext:value-type="float">
            <text:p>66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10H00M00S" calcext:value-type="time">
            <text:p>10:0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68" calcext:value-type="float">
            <text:p>66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10H00M00S" calcext:value-type="time">
            <text:p>10:0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669" calcext:value-type="float">
            <text:p>66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10H00M00S" calcext:value-type="time">
            <text:p>10:00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670" calcext:value-type="float">
            <text:p>67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10H00M00S" calcext:value-type="time">
            <text:p>10:0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71" calcext:value-type="float">
            <text:p>67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10H00M00S" calcext:value-type="time">
            <text:p>10:00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10H00M00S" calcext:value-type="time">
            <text:p>10:00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673" calcext:value-type="float">
            <text:p>67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10H00M00S" calcext:value-type="time">
            <text:p>10:00</text:p>
          </table:table-cell>
          <table:table-cell table:style-name="ce9" office:value-type="string" calcext:value-type="string">
            <text:p>Fringilla</text:p>
          </table:table-cell>
          <table:table-cell table:style-name="ce9" office:value-type="string" calcext:value-type="string">
            <text:p>coeleb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50" calcext:value-type="float">
            <text:p>5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74" calcext:value-type="float">
            <text:p>67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0M00S" calcext:value-type="time">
            <text:p>10:1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75" calcext:value-type="float">
            <text:p>67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0M00S" calcext:value-type="time">
            <text:p>10:1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76" calcext:value-type="float">
            <text:p>67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0M00S" calcext:value-type="time">
            <text:p>10:10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77" calcext:value-type="float">
            <text:p>67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0M00S" calcext:value-type="time">
            <text:p>10:1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678" calcext:value-type="float">
            <text:p>67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0M00S" calcext:value-type="time">
            <text:p>10:1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F</text:p>
          </table:table-cell>
          <table:table-cell table:number-columns-repeated="16375"/>
        </table:table-row>
        <table:table-row table:style-name="ro1">
          <table:table-cell office:value-type="float" office:value="679" calcext:value-type="float">
            <text:p>67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0M00S" calcext:value-type="time">
            <text:p>10:10</text:p>
          </table:table-cell>
          <table:table-cell table:style-name="ce10" office:value-type="string" calcext:value-type="string">
            <text:p>Chloris</text:p>
          </table:table-cell>
          <table:table-cell table:style-name="ce10" office:value-type="string" calcext:value-type="string">
            <text:p>chlo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80" calcext:value-type="float">
            <text:p>68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0M00S" calcext:value-type="time">
            <text:p>10:10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681" calcext:value-type="float">
            <text:p>68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0M00S" calcext:value-type="time">
            <text:p>10:1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682" calcext:value-type="float">
            <text:p>68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10H10M00S" calcext:value-type="time">
            <text:p>10:10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meru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83" calcext:value-type="float">
            <text:p>68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6M00S" calcext:value-type="time">
            <text:p>10:1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684" calcext:value-type="float">
            <text:p>68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6M00S" calcext:value-type="time">
            <text:p>10:16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85" calcext:value-type="float">
            <text:p>68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6M00S" calcext:value-type="time">
            <text:p>10:16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686" calcext:value-type="float">
            <text:p>68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6M00S" calcext:value-type="time">
            <text:p>10:16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687" calcext:value-type="float">
            <text:p>68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6M00S" calcext:value-type="time">
            <text:p>10:16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88" calcext:value-type="float">
            <text:p>68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6M00S" calcext:value-type="time">
            <text:p>10:1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689" calcext:value-type="float">
            <text:p>68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6M00S" calcext:value-type="time">
            <text:p>10:16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90" calcext:value-type="float">
            <text:p>69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6M00S" calcext:value-type="time">
            <text:p>10:16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691" calcext:value-type="float">
            <text:p>69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10H16M00S" calcext:value-type="time">
            <text:p>10:16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92" calcext:value-type="float">
            <text:p>69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10H16M00S" calcext:value-type="time">
            <text:p>10:16</text:p>
          </table:table-cell>
          <table:table-cell table:style-name="ce9" office:value-type="string" calcext:value-type="string">
            <text:p>Fringilla</text:p>
          </table:table-cell>
          <table:table-cell table:style-name="ce9" office:value-type="string" calcext:value-type="string">
            <text:p>coeleb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40" calcext:value-type="float">
            <text:p>4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693" calcext:value-type="float">
            <text:p>69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25M00S" calcext:value-type="time">
            <text:p>10:2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94" calcext:value-type="float">
            <text:p>69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25M00S" calcext:value-type="time">
            <text:p>10:25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695" calcext:value-type="float">
            <text:p>69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25M00S" calcext:value-type="time">
            <text:p>10:25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696" calcext:value-type="float">
            <text:p>69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25M00S" calcext:value-type="time">
            <text:p>10:25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97" calcext:value-type="float">
            <text:p>69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25M00S" calcext:value-type="time">
            <text:p>10:25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698" calcext:value-type="float">
            <text:p>69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25M00S" calcext:value-type="time">
            <text:p>10:2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699" calcext:value-type="float">
            <text:p>69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25M00S" calcext:value-type="time">
            <text:p>10:25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10H25M00S" calcext:value-type="time">
            <text:p>10:25</text:p>
          </table:table-cell>
          <table:table-cell table:style-name="ce9" office:value-type="string" calcext:value-type="string">
            <text:p>Phylloscopus</text:p>
          </table:table-cell>
          <table:table-cell table:style-name="ce9" office:value-type="string" calcext:value-type="string">
            <text:p>sibilatrix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01" calcext:value-type="float">
            <text:p>70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32M00S" calcext:value-type="time">
            <text:p>10:32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02" calcext:value-type="float">
            <text:p>70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32M00S" calcext:value-type="time">
            <text:p>10:32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703" calcext:value-type="float">
            <text:p>70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32M00S" calcext:value-type="time">
            <text:p>10:3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04" calcext:value-type="float">
            <text:p>70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32M00S" calcext:value-type="time">
            <text:p>10:32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705" calcext:value-type="float">
            <text:p>70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32M00S" calcext:value-type="time">
            <text:p>10:3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706" calcext:value-type="float">
            <text:p>70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32M00S" calcext:value-type="time">
            <text:p>10:32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707" calcext:value-type="float">
            <text:p>70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10H32M00S" calcext:value-type="time">
            <text:p>10:32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708" calcext:value-type="float">
            <text:p>70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10H32M00S" calcext:value-type="time">
            <text:p>10:32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philomelo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09" calcext:value-type="float">
            <text:p>70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0M00S" calcext:value-type="time">
            <text:p>10:40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710" calcext:value-type="float">
            <text:p>71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0M00S" calcext:value-type="time">
            <text:p>10:40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11" calcext:value-type="float">
            <text:p>71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0M00S" calcext:value-type="time">
            <text:p>10:40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712" calcext:value-type="float">
            <text:p>71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0M00S" calcext:value-type="time">
            <text:p>10:4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13" calcext:value-type="float">
            <text:p>71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0M00S" calcext:value-type="time">
            <text:p>10:4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714" calcext:value-type="float">
            <text:p>71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0M00S" calcext:value-type="time">
            <text:p>10:4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15" calcext:value-type="float">
            <text:p>71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0M00S" calcext:value-type="time">
            <text:p>10:40</text:p>
          </table:table-cell>
          <table:table-cell table:style-name="ce10" office:value-type="string" calcext:value-type="string">
            <text:p>Certhia</text:p>
          </table:table-cell>
          <table:table-cell table:style-name="ce10" office:value-type="string" calcext:value-type="string">
            <text:p>familia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16" calcext:value-type="float">
            <text:p>716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0M00S" calcext:value-type="time">
            <text:p>10:4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16376"/>
        </table:table-row>
        <table:table-row table:style-name="ro1">
          <table:table-cell office:value-type="float" office:value="717" calcext:value-type="float">
            <text:p>717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10H40M00S" calcext:value-type="time">
            <text:p>10:40</text:p>
          </table:table-cell>
          <table:table-cell table:style-name="ce9" office:value-type="string" calcext:value-type="string">
            <text:p>Dendrocopo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45" calcext:value-type="float">
            <text:p>4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18" calcext:value-type="float">
            <text:p>718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6M00S" calcext:value-type="time">
            <text:p>10:46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719" calcext:value-type="float">
            <text:p>719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6M00S" calcext:value-type="time">
            <text:p>10:46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20" calcext:value-type="float">
            <text:p>720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6M00S" calcext:value-type="time">
            <text:p>10:46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21" calcext:value-type="float">
            <text:p>721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6M00S" calcext:value-type="time">
            <text:p>10:46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16376"/>
        </table:table-row>
        <table:table-row table:style-name="ro1">
          <table:table-cell office:value-type="float" office:value="722" calcext:value-type="float">
            <text:p>722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6M00S" calcext:value-type="time">
            <text:p>10:46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723" calcext:value-type="float">
            <text:p>723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6M00S" calcext:value-type="time">
            <text:p>10:46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24" calcext:value-type="float">
            <text:p>724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10H46M00S" calcext:value-type="time">
            <text:p>10:46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25" calcext:value-type="float">
            <text:p>725</text:p>
          </table:table-cell>
          <table:table-cell table:style-name="ce3" office:value-type="date" office:date-value="2023-05-17" calcext:value-type="date">
            <text:p>17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10H46M00S" calcext:value-type="time">
            <text:p>10:46</text:p>
          </table:table-cell>
          <table:table-cell table:style-name="ce9" office:value-type="string" calcext:value-type="string">
            <text:p>Columba</text:p>
          </table:table-cell>
          <table:table-cell table:style-name="ce9" office:value-type="string" calcext:value-type="string">
            <text:p>palumb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26" calcext:value-type="float">
            <text:p>72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27" calcext:value-type="float">
            <text:p>72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728" calcext:value-type="float">
            <text:p>72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729" calcext:value-type="float">
            <text:p>72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30" calcext:value-type="float">
            <text:p>73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731" calcext:value-type="float">
            <text:p>73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732" calcext:value-type="float">
            <text:p>73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Sitta</text:p>
          </table:table-cell>
          <table:table-cell table:style-name="ce10" office:value-type="string" calcext:value-type="string">
            <text:p>europae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33" calcext:value-type="float">
            <text:p>73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34" calcext:value-type="float">
            <text:p>73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735" calcext:value-type="float">
            <text:p>73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5M00S" calcext:value-type="time">
            <text:p>05:4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36" calcext:value-type="float">
            <text:p>73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05H45M00S" calcext:value-type="time">
            <text:p>05:45</text:p>
          </table:table-cell>
          <table:table-cell table:style-name="ce9" office:value-type="string" calcext:value-type="string">
            <text:p>Erithacus</text:p>
          </table:table-cell>
          <table:table-cell table:style-name="ce9" office:value-type="string" calcext:value-type="string">
            <text:p>rubecu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25" calcext:value-type="float">
            <text:p>2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37" calcext:value-type="float">
            <text:p>73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1M00S" calcext:value-type="time">
            <text:p>05:51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738" calcext:value-type="float">
            <text:p>73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1M00S" calcext:value-type="time">
            <text:p>05:5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39" calcext:value-type="float">
            <text:p>73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1M00S" calcext:value-type="time">
            <text:p>05:51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40" calcext:value-type="float">
            <text:p>74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1M00S" calcext:value-type="time">
            <text:p>05:51</text:p>
          </table:table-cell>
          <table:table-cell table:style-name="ce10" office:value-type="string" calcext:value-type="string">
            <text:p>Sitta</text:p>
          </table:table-cell>
          <table:table-cell table:style-name="ce10" office:value-type="string" calcext:value-type="string">
            <text:p>europae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41" calcext:value-type="float">
            <text:p>74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1M00S" calcext:value-type="time">
            <text:p>05:51</text:p>
          </table:table-cell>
          <table:table-cell table:style-name="ce10" office:value-type="string" calcext:value-type="string">
            <text:p>Sitta</text:p>
          </table:table-cell>
          <table:table-cell table:style-name="ce10" office:value-type="string" calcext:value-type="string">
            <text:p>europae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42" calcext:value-type="float">
            <text:p>74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1M00S" calcext:value-type="time">
            <text:p>05:51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743" calcext:value-type="float">
            <text:p>74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1M00S" calcext:value-type="time">
            <text:p>05:5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44" calcext:value-type="float">
            <text:p>74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1M00S" calcext:value-type="time">
            <text:p>05:51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45" calcext:value-type="float">
            <text:p>74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05H51M00S" calcext:value-type="time">
            <text:p>05:51</text:p>
          </table:table-cell>
          <table:table-cell table:style-name="ce9" office:value-type="string" calcext:value-type="string">
            <text:p>Sylvia</text:p>
          </table:table-cell>
          <table:table-cell table:style-name="ce9" office:value-type="string" calcext:value-type="string">
            <text:p>atricapil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46" calcext:value-type="float">
            <text:p>74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47" calcext:value-type="float">
            <text:p>74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748" calcext:value-type="float">
            <text:p>74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749" calcext:value-type="float">
            <text:p>74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51" calcext:value-type="float">
            <text:p>75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752" calcext:value-type="float">
            <text:p>75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06H01M00S" calcext:value-type="time">
            <text:p>06:01</text:p>
          </table:table-cell>
          <table:table-cell table:style-name="ce9" office:value-type="string" calcext:value-type="string">
            <text:p>Cuculus</text:p>
          </table:table-cell>
          <table:table-cell table:style-name="ce9" office:value-type="string" calcext:value-type="string">
            <text:p>canor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string" calcext:value-type="string">
            <text:p>50+</text:p>
          </table:table-cell>
          <table:table-cell table:style-name="ce6"/>
          <table:table-cell table:style-name="ce6" office:value-type="string" calcext:value-type="string">
            <text:p>nepěvec!</text:p>
          </table:table-cell>
          <table:table-cell table:number-columns-repeated="16374"/>
        </table:table-row>
        <table:table-row table:style-name="ro1">
          <table:table-cell office:value-type="float" office:value="753" calcext:value-type="float">
            <text:p>75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54" calcext:value-type="float">
            <text:p>75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755" calcext:value-type="float">
            <text:p>75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756" calcext:value-type="float">
            <text:p>75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757" calcext:value-type="float">
            <text:p>75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58" calcext:value-type="float">
            <text:p>75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59" calcext:value-type="float">
            <text:p>75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760" calcext:value-type="float">
            <text:p>76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761" calcext:value-type="float">
            <text:p>76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62" calcext:value-type="float">
            <text:p>76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8M00S" calcext:value-type="time">
            <text:p>06:08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63" calcext:value-type="float">
            <text:p>76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06H08M00S" calcext:value-type="time">
            <text:p>06:08</text:p>
          </table:table-cell>
          <table:table-cell table:style-name="ce9" office:value-type="string" calcext:value-type="string">
            <text:p>Erithacus</text:p>
          </table:table-cell>
          <table:table-cell table:style-name="ce9" office:value-type="string" calcext:value-type="string">
            <text:p>rubecu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25" calcext:value-type="float">
            <text:p>2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64" calcext:value-type="float">
            <text:p>76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65" calcext:value-type="float">
            <text:p>76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66" calcext:value-type="float">
            <text:p>76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767" calcext:value-type="float">
            <text:p>76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768" calcext:value-type="float">
            <text:p>76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69" calcext:value-type="float">
            <text:p>76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70" calcext:value-type="float">
            <text:p>77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71" calcext:value-type="float">
            <text:p>77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72" calcext:value-type="float">
            <text:p>77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773" calcext:value-type="float">
            <text:p>77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774" calcext:value-type="float">
            <text:p>77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775" calcext:value-type="float">
            <text:p>77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06H18M00S" calcext:value-type="time">
            <text:p>06:18</text:p>
          </table:table-cell>
          <table:table-cell table:style-name="ce9" office:value-type="string" calcext:value-type="string">
            <text:p>Paru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behav</text:p>
          </table:table-cell>
          <table:table-cell table:style-name="ce9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76" calcext:value-type="float">
            <text:p>77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77" calcext:value-type="float">
            <text:p>77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78" calcext:value-type="float">
            <text:p>77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79" calcext:value-type="float">
            <text:p>77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780" calcext:value-type="float">
            <text:p>78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81" calcext:value-type="float">
            <text:p>78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82" calcext:value-type="float">
            <text:p>78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83" calcext:value-type="float">
            <text:p>78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784" calcext:value-type="float">
            <text:p>78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85" calcext:value-type="float">
            <text:p>78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4M00S" calcext:value-type="time">
            <text:p>06:2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786" calcext:value-type="float">
            <text:p>78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06H24M00S" calcext:value-type="time">
            <text:p>06:24</text:p>
          </table:table-cell>
          <table:table-cell table:style-name="ce9" office:value-type="string" calcext:value-type="string">
            <text:p>Dryocopus</text:p>
          </table:table-cell>
          <table:table-cell table:style-name="ce9" office:value-type="string" calcext:value-type="string">
            <text:p>marti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50" calcext:value-type="float">
            <text:p>5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87" calcext:value-type="float">
            <text:p>78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6M00S" calcext:value-type="time">
            <text:p>06:36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788" calcext:value-type="float">
            <text:p>78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6M00S" calcext:value-type="time">
            <text:p>06:36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789" calcext:value-type="float">
            <text:p>78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6M00S" calcext:value-type="time">
            <text:p>06:3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790" calcext:value-type="float">
            <text:p>79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6M00S" calcext:value-type="time">
            <text:p>06:36</text:p>
          </table:table-cell>
          <table:table-cell table:style-name="ce10" office:value-type="string" calcext:value-type="string">
            <text:p>Dryocopus</text:p>
          </table:table-cell>
          <table:table-cell table:style-name="ce10" office:value-type="string" calcext:value-type="string">
            <text:p>mart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91" calcext:value-type="float">
            <text:p>79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6M00S" calcext:value-type="time">
            <text:p>06:36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92" calcext:value-type="float">
            <text:p>79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6M00S" calcext:value-type="time">
            <text:p>06:36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93" calcext:value-type="float">
            <text:p>79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6M00S" calcext:value-type="time">
            <text:p>06:36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794" calcext:value-type="float">
            <text:p>79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6M00S" calcext:value-type="time">
            <text:p>06:36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795" calcext:value-type="float">
            <text:p>79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06H36M00S" calcext:value-type="time">
            <text:p>06:36</text:p>
          </table:table-cell>
          <table:table-cell table:style-name="ce9" office:value-type="string" calcext:value-type="string">
            <text:p>Sylvia</text:p>
          </table:table-cell>
          <table:table-cell table:style-name="ce9" office:value-type="string" calcext:value-type="string">
            <text:p>atricapil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796" calcext:value-type="float">
            <text:p>79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797" calcext:value-type="float">
            <text:p>79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798" calcext:value-type="float">
            <text:p>79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799" calcext:value-type="float">
            <text:p>79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800" calcext:value-type="float">
            <text:p>80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801" calcext:value-type="float">
            <text:p>80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02" calcext:value-type="float">
            <text:p>80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03" calcext:value-type="float">
            <text:p>80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804" calcext:value-type="float">
            <text:p>80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05" calcext:value-type="float">
            <text:p>80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2M00S" calcext:value-type="time">
            <text:p>06:42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06" calcext:value-type="float">
            <text:p>80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06H42M00S" calcext:value-type="time">
            <text:p>06:42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merula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807" calcext:value-type="float">
            <text:p>80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08" calcext:value-type="float">
            <text:p>80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809" calcext:value-type="float">
            <text:p>80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10" calcext:value-type="float">
            <text:p>81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11" calcext:value-type="float">
            <text:p>81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12" calcext:value-type="float">
            <text:p>81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13" calcext:value-type="float">
            <text:p>81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14" calcext:value-type="float">
            <text:p>81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6H51M00S" calcext:value-type="time">
            <text:p>06:51</text:p>
          </table:table-cell>
          <table:table-cell table:style-name="ce9" office:value-type="string" calcext:value-type="string">
            <text:p>Dendrocopo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25" calcext:value-type="float">
            <text:p>2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815" calcext:value-type="float">
            <text:p>81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8M00S" calcext:value-type="time">
            <text:p>06:58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16" calcext:value-type="float">
            <text:p>81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8M00S" calcext:value-type="time">
            <text:p>06:5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17" calcext:value-type="float">
            <text:p>81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8M00S" calcext:value-type="time">
            <text:p>06:5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18" calcext:value-type="float">
            <text:p>81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8M00S" calcext:value-type="time">
            <text:p>06:5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19" calcext:value-type="float">
            <text:p>81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8M00S" calcext:value-type="time">
            <text:p>06:5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20" calcext:value-type="float">
            <text:p>82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8M00S" calcext:value-type="time">
            <text:p>06:58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21" calcext:value-type="float">
            <text:p>82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8M00S" calcext:value-type="time">
            <text:p>06:58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22" calcext:value-type="float">
            <text:p>82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8M00S" calcext:value-type="time">
            <text:p>06:5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23" calcext:value-type="float">
            <text:p>82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6H58M00S" calcext:value-type="time">
            <text:p>06:58</text:p>
          </table:table-cell>
          <table:table-cell table:style-name="ce9" office:value-type="string" calcext:value-type="string">
            <text:p>Sylvia</text:p>
          </table:table-cell>
          <table:table-cell table:style-name="ce9" office:value-type="string" calcext:value-type="string">
            <text:p>atricapil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824" calcext:value-type="float">
            <text:p>82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25" calcext:value-type="float">
            <text:p>82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826" calcext:value-type="float">
            <text:p>82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827" calcext:value-type="float">
            <text:p>82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828" calcext:value-type="float">
            <text:p>82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29" calcext:value-type="float">
            <text:p>82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30" calcext:value-type="float">
            <text:p>83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Carduelis</text:p>
          </table:table-cell>
          <table:table-cell table:style-name="ce10" office:value-type="string" calcext:value-type="string">
            <text:p>cardue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31" calcext:value-type="float">
            <text:p>83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32" calcext:value-type="float">
            <text:p>83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33" calcext:value-type="float">
            <text:p>83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7M00S" calcext:value-type="time">
            <text:p>07:07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834" calcext:value-type="float">
            <text:p>83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time" office:time-value="PT07H07M00S" calcext:value-type="time">
            <text:p>07:07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835" calcext:value-type="float">
            <text:p>83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36" calcext:value-type="float">
            <text:p>83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37" calcext:value-type="float">
            <text:p>83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838" calcext:value-type="float">
            <text:p>83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839" calcext:value-type="float">
            <text:p>83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841" calcext:value-type="float">
            <text:p>84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842" calcext:value-type="float">
            <text:p>84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time" office:time-value="PT07H14M00S" calcext:value-type="time">
            <text:p>07:14</text:p>
          </table:table-cell>
          <table:table-cell table:style-name="ce9" office:value-type="string" calcext:value-type="string">
            <text:p>Phylloscopus</text:p>
          </table:table-cell>
          <table:table-cell table:style-name="ce9" office:value-type="string" calcext:value-type="string">
            <text:p>collybit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843" calcext:value-type="float">
            <text:p>84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44" calcext:value-type="float">
            <text:p>84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45" calcext:value-type="float">
            <text:p>84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46" calcext:value-type="float">
            <text:p>84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847" calcext:value-type="float">
            <text:p>84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48" calcext:value-type="float">
            <text:p>84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849" calcext:value-type="float">
            <text:p>84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Dryocopus</text:p>
          </table:table-cell>
          <table:table-cell table:style-name="ce10" office:value-type="string" calcext:value-type="string">
            <text:p>mart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50" calcext:value-type="float">
            <text:p>85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51" calcext:value-type="float">
            <text:p>85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52" calcext:value-type="float">
            <text:p>85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853" calcext:value-type="float">
            <text:p>85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854" calcext:value-type="float">
            <text:p>85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3M00S" calcext:value-type="time">
            <text:p>07:2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855" calcext:value-type="float">
            <text:p>85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time" office:time-value="PT07H23M00S" calcext:value-type="time">
            <text:p>07:23</text:p>
          </table:table-cell>
          <table:table-cell table:style-name="ce9" office:value-type="string" calcext:value-type="string">
            <text:p>Carduelis</text:p>
          </table:table-cell>
          <table:table-cell table:style-name="ce9" office:value-type="string" calcext:value-type="string">
            <text:p>cardueli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35" calcext:value-type="float">
            <text:p>3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856" calcext:value-type="float">
            <text:p>85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857" calcext:value-type="float">
            <text:p>85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858" calcext:value-type="float">
            <text:p>85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coccothraus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59" calcext:value-type="float">
            <text:p>85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60" calcext:value-type="float">
            <text:p>86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61" calcext:value-type="float">
            <text:p>86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62" calcext:value-type="float">
            <text:p>86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63" calcext:value-type="float">
            <text:p>86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64" calcext:value-type="float">
            <text:p>86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65" calcext:value-type="float">
            <text:p>86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66" calcext:value-type="float">
            <text:p>86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867" calcext:value-type="float">
            <text:p>86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68" calcext:value-type="float">
            <text:p>86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29M00S" calcext:value-type="time">
            <text:p>07:2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69" calcext:value-type="float">
            <text:p>86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time" office:time-value="PT07H29M00S" calcext:value-type="time">
            <text:p>07:29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merula</text:p>
          </table:table-cell>
          <table:table-cell table:style-name="ce9" office:value-type="string" calcext:value-type="string">
            <text:p>behav</text:p>
          </table:table-cell>
          <table:table-cell table:style-name="ce9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870" calcext:value-type="float">
            <text:p>87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871" calcext:value-type="float">
            <text:p>87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872" calcext:value-type="float">
            <text:p>87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873" calcext:value-type="float">
            <text:p>87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874" calcext:value-type="float">
            <text:p>87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875" calcext:value-type="float">
            <text:p>87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76" calcext:value-type="float">
            <text:p>87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877" calcext:value-type="float">
            <text:p>87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78" calcext:value-type="float">
            <text:p>87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79" calcext:value-type="float">
            <text:p>87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80" calcext:value-type="float">
            <text:p>88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881" calcext:value-type="float">
            <text:p>88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82" calcext:value-type="float">
            <text:p>88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8M00S" calcext:value-type="time">
            <text:p>07:3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883" calcext:value-type="float">
            <text:p>88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time" office:time-value="PT07H38M00S" calcext:value-type="time">
            <text:p>07:38</text:p>
          </table:table-cell>
          <table:table-cell table:style-name="ce9" office:value-type="string" calcext:value-type="string">
            <text:p>Sitta</text:p>
          </table:table-cell>
          <table:table-cell table:style-name="ce9" office:value-type="string" calcext:value-type="string">
            <text:p>europaea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25" calcext:value-type="float">
            <text:p>2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884" calcext:value-type="float">
            <text:p>88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885" calcext:value-type="float">
            <text:p>88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886" calcext:value-type="float">
            <text:p>88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87" calcext:value-type="float">
            <text:p>88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888" calcext:value-type="float">
            <text:p>88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89" calcext:value-type="float">
            <text:p>88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890" calcext:value-type="float">
            <text:p>89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891" calcext:value-type="float">
            <text:p>89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892" calcext:value-type="float">
            <text:p>89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93" calcext:value-type="float">
            <text:p>89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5M00S" calcext:value-type="time">
            <text:p>07:45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894" calcext:value-type="float">
            <text:p>89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time" office:time-value="PT07H45M00S" calcext:value-type="time">
            <text:p>07:45</text:p>
          </table:table-cell>
          <table:table-cell table:style-name="ce9" office:value-type="string" calcext:value-type="string">
            <text:p>Ficedula</text:p>
          </table:table-cell>
          <table:table-cell table:style-name="ce9" office:value-type="string" calcext:value-type="string">
            <text:p>albicollis</text:p>
          </table:table-cell>
          <table:table-cell table:style-name="ce9" office:value-type="string" calcext:value-type="string">
            <text:p>behav</text:p>
          </table:table-cell>
          <table:table-cell table:style-name="ce9" office:value-type="float" office:value="32" calcext:value-type="float">
            <text:p>32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895" calcext:value-type="float">
            <text:p>89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896" calcext:value-type="float">
            <text:p>89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97" calcext:value-type="float">
            <text:p>89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898" calcext:value-type="float">
            <text:p>89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899" calcext:value-type="float">
            <text:p>89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01" calcext:value-type="float">
            <text:p>90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02" calcext:value-type="float">
            <text:p>90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Certhia</text:p>
          </table:table-cell>
          <table:table-cell table:style-name="ce10" office:value-type="string" calcext:value-type="string">
            <text:p>brachydacty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903" calcext:value-type="float">
            <text:p>90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904" calcext:value-type="float">
            <text:p>90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905" calcext:value-type="float">
            <text:p>90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06" calcext:value-type="float">
            <text:p>90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07" calcext:value-type="float">
            <text:p>90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time" office:time-value="PT07H53M00S" calcext:value-type="time">
            <text:p>07:53</text:p>
          </table:table-cell>
          <table:table-cell table:style-name="ce9" office:value-type="string" calcext:value-type="string">
            <text:p>Paru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45" calcext:value-type="float">
            <text:p>4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908" calcext:value-type="float">
            <text:p>90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909" calcext:value-type="float">
            <text:p>909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910" calcext:value-type="float">
            <text:p>910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11" calcext:value-type="float">
            <text:p>911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12" calcext:value-type="float">
            <text:p>912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13" calcext:value-type="float">
            <text:p>913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F</text:p>
          </table:table-cell>
          <table:table-cell table:number-columns-repeated="16375"/>
        </table:table-row>
        <table:table-row table:style-name="ro1">
          <table:table-cell office:value-type="float" office:value="914" calcext:value-type="float">
            <text:p>914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15" calcext:value-type="float">
            <text:p>915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16" calcext:value-type="float">
            <text:p>916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17" calcext:value-type="float">
            <text:p>917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0M00S" calcext:value-type="time">
            <text:p>08:00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18" calcext:value-type="float">
            <text:p>918</text:p>
          </table:table-cell>
          <table:table-cell table:style-name="ce3" office:value-type="date" office:date-value="2023-05-22" calcext:value-type="date">
            <text:p>22.05.202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philomelo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919" calcext:value-type="float">
            <text:p>91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920" calcext:value-type="float">
            <text:p>92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921" calcext:value-type="float">
            <text:p>92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922" calcext:value-type="float">
            <text:p>92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923" calcext:value-type="float">
            <text:p>92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924" calcext:value-type="float">
            <text:p>92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25" calcext:value-type="float">
            <text:p>92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26" calcext:value-type="float">
            <text:p>92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27" calcext:value-type="float">
            <text:p>92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928" calcext:value-type="float">
            <text:p>92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29" calcext:value-type="float">
            <text:p>92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office:value-type="string" calcext:value-type="string">
            <text:p>Columba</text:p>
          </table:table-cell>
          <table:table-cell table:style-name="ce10" office:value-type="string" calcext:value-type="string">
            <text:p>oenas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930" calcext:value-type="float">
            <text:p>93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55M00S" calcext:value-type="time">
            <text:p>05:55</text:p>
          </table:table-cell>
          <table:table-cell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31" calcext:value-type="float">
            <text:p>93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time" office:time-value="PT05H55M00S" calcext:value-type="time">
            <text:p>05:55</text:p>
          </table:table-cell>
          <table:table-cell table:style-name="ce6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ng</text:p>
          </table:table-cell>
          <table:table-cell table:style-name="ce6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932" calcext:value-type="float">
            <text:p>93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933" calcext:value-type="float">
            <text:p>93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34" calcext:value-type="float">
            <text:p>93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935" calcext:value-type="float">
            <text:p>93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936" calcext:value-type="float">
            <text:p>93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937" calcext:value-type="float">
            <text:p>93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38" calcext:value-type="float">
            <text:p>93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939" calcext:value-type="float">
            <text:p>93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940" calcext:value-type="float">
            <text:p>94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41" calcext:value-type="float">
            <text:p>94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942" calcext:value-type="float">
            <text:p>94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943" calcext:value-type="float">
            <text:p>94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944" calcext:value-type="float">
            <text:p>94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45" calcext:value-type="float">
            <text:p>94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46" calcext:value-type="float">
            <text:p>94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47" calcext:value-type="float">
            <text:p>94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6H01M00S" calcext:value-type="time">
            <text:p>06:01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oena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48" calcext:value-type="float">
            <text:p>94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1" calcext:value-type="float">
            <text:p>1</text:p>
          </table:table-cell>
          <table:table-cell table:style-name="ce7" office:value-type="time" office:time-value="PT06H01M00S" calcext:value-type="time">
            <text:p>06:01</text:p>
          </table:table-cell>
          <table:table-cell table:style-name="ce9" office:value-type="string" calcext:value-type="string">
            <text:p>Troglodytes</text:p>
          </table:table-cell>
          <table:table-cell table:style-name="ce9" office:value-type="string" calcext:value-type="string">
            <text:p>troglodyte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949" calcext:value-type="float">
            <text:p>94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50" calcext:value-type="float">
            <text:p>95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51" calcext:value-type="float">
            <text:p>95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52" calcext:value-type="float">
            <text:p>95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53" calcext:value-type="float">
            <text:p>95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954" calcext:value-type="float">
            <text:p>95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float" office:value="955" calcext:value-type="float">
            <text:p>95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Luscinia</text:p>
          </table:table-cell>
          <table:table-cell table:style-name="ce10" office:value-type="string" calcext:value-type="string">
            <text:p>megarchynch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16376"/>
        </table:table-row>
        <table:table-row table:style-name="ro1">
          <table:table-cell office:value-type="float" office:value="956" calcext:value-type="float">
            <text:p>95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57" calcext:value-type="float">
            <text:p>95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58" calcext:value-type="float">
            <text:p>95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59" calcext:value-type="float">
            <text:p>95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60" calcext:value-type="float">
            <text:p>96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1M00S" calcext:value-type="time">
            <text:p>06:1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viscivor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61" calcext:value-type="float">
            <text:p>96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time" office:time-value="PT06H11M00S" calcext:value-type="time">
            <text:p>06:11</text:p>
          </table:table-cell>
          <table:table-cell table:style-name="ce9" office:value-type="string" calcext:value-type="string">
            <text:p>Phylloscopus</text:p>
          </table:table-cell>
          <table:table-cell table:style-name="ce9" office:value-type="string" calcext:value-type="string">
            <text:p>sibilatrix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962" calcext:value-type="float">
            <text:p>96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963" calcext:value-type="float">
            <text:p>96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64" calcext:value-type="float">
            <text:p>96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965" calcext:value-type="float">
            <text:p>96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966" calcext:value-type="float">
            <text:p>96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67" calcext:value-type="float">
            <text:p>96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68" calcext:value-type="float">
            <text:p>96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69" calcext:value-type="float">
            <text:p>96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Luscinia</text:p>
          </table:table-cell>
          <table:table-cell table:style-name="ce10" office:value-type="string" calcext:value-type="string">
            <text:p>megarchyncho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70" calcext:value-type="float">
            <text:p>97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71" calcext:value-type="float">
            <text:p>97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72" calcext:value-type="float">
            <text:p>97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973" calcext:value-type="float">
            <text:p>97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18M00S" calcext:value-type="time">
            <text:p>06:18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74" calcext:value-type="float">
            <text:p>97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2" calcext:value-type="float">
            <text:p>2</text:p>
          </table:table-cell>
          <table:table-cell table:style-name="ce7" office:value-type="time" office:time-value="PT06H18M00S" calcext:value-type="time">
            <text:p>06:18</text:p>
          </table:table-cell>
          <table:table-cell table:style-name="ce9" office:value-type="string" calcext:value-type="string">
            <text:p>Phylloscopus</text:p>
          </table:table-cell>
          <table:table-cell table:style-name="ce9" office:value-type="string" calcext:value-type="string">
            <text:p>collybit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35" calcext:value-type="float">
            <text:p>3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975" calcext:value-type="float">
            <text:p>97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Sitta</text:p>
          </table:table-cell>
          <table:table-cell table:style-name="ce10" office:value-type="string" calcext:value-type="string">
            <text:p>europae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976" calcext:value-type="float">
            <text:p>97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77" calcext:value-type="float">
            <text:p>97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78" calcext:value-type="float">
            <text:p>97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79" calcext:value-type="float">
            <text:p>97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80" calcext:value-type="float">
            <text:p>98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981" calcext:value-type="float">
            <text:p>98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82" calcext:value-type="float">
            <text:p>98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983" calcext:value-type="float">
            <text:p>98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oena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984" calcext:value-type="float">
            <text:p>98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28M00S" calcext:value-type="time">
            <text:p>06:28</text:p>
          </table:table-cell>
          <table:table-cell table:style-name="ce10" office:value-type="string" calcext:value-type="string">
            <text:p>Certhia</text:p>
          </table:table-cell>
          <table:table-cell table:style-name="ce10" office:value-type="string" calcext:value-type="string">
            <text:p>familia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float" office:value="985" calcext:value-type="float">
            <text:p>98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time" office:time-value="PT06H28M00S" calcext:value-type="time">
            <text:p>06:28</text:p>
          </table:table-cell>
          <table:table-cell table:style-name="ce9" office:value-type="string" calcext:value-type="string">
            <text:p>Cuculus</text:p>
          </table:table-cell>
          <table:table-cell table:style-name="ce9" office:value-type="string" calcext:value-type="string">
            <text:p>canor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986" calcext:value-type="float">
            <text:p>98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987" calcext:value-type="float">
            <text:p>98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988" calcext:value-type="float">
            <text:p>98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89" calcext:value-type="float">
            <text:p>98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90" calcext:value-type="float">
            <text:p>99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91" calcext:value-type="float">
            <text:p>99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992" calcext:value-type="float">
            <text:p>99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93" calcext:value-type="float">
            <text:p>99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994" calcext:value-type="float">
            <text:p>99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95" calcext:value-type="float">
            <text:p>99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96" calcext:value-type="float">
            <text:p>99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Sitta</text:p>
          </table:table-cell>
          <table:table-cell table:style-name="ce10" office:value-type="string" calcext:value-type="string">
            <text:p>europae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97" calcext:value-type="float">
            <text:p>99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Dryocopus</text:p>
          </table:table-cell>
          <table:table-cell table:style-name="ce10" office:value-type="string" calcext:value-type="string">
            <text:p>mart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998" calcext:value-type="float">
            <text:p>99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Certhia</text:p>
          </table:table-cell>
          <table:table-cell table:style-name="ce10" office:value-type="string" calcext:value-type="string">
            <text:p>familia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34M00S" calcext:value-type="time">
            <text:p>06:34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borin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03" calcext:value-type="float">
            <text:p>100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3" calcext:value-type="float">
            <text:p>3</text:p>
          </table:table-cell>
          <table:table-cell table:style-name="ce7" office:value-type="time" office:time-value="PT06H34M00S" calcext:value-type="time">
            <text:p>06:34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merula</text:p>
          </table:table-cell>
          <table:table-cell table:style-name="ce9" office:value-type="string" calcext:value-type="string">
            <text:p>behav</text:p>
          </table:table-cell>
          <table:table-cell table:style-name="ce9" office:value-type="float" office:value="12" calcext:value-type="float">
            <text:p>12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04" calcext:value-type="float">
            <text:p>100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06" calcext:value-type="float">
            <text:p>100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07" calcext:value-type="float">
            <text:p>100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008" calcext:value-type="float">
            <text:p>100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09" calcext:value-type="float">
            <text:p>100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011" calcext:value-type="float">
            <text:p>101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12" calcext:value-type="float">
            <text:p>101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13" calcext:value-type="float">
            <text:p>101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14" calcext:value-type="float">
            <text:p>101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15" calcext:value-type="float">
            <text:p>101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16" calcext:value-type="float">
            <text:p>101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44M00S" calcext:value-type="time">
            <text:p>06:4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17" calcext:value-type="float">
            <text:p>101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time" office:time-value="PT06H44M00S" calcext:value-type="time">
            <text:p>06:44</text:p>
          </table:table-cell>
          <table:table-cell table:style-name="ce9" office:value-type="string" calcext:value-type="string">
            <text:p>Paru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und</text:p>
          </table:table-cell>
          <table:table-cell table:style-name="ce6" office:value-type="float" office:value="25" calcext:value-type="float">
            <text:p>2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18" calcext:value-type="float">
            <text:p>101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19" calcext:value-type="float">
            <text:p>101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021" calcext:value-type="float">
            <text:p>102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22" calcext:value-type="float">
            <text:p>102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23" calcext:value-type="float">
            <text:p>102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24" calcext:value-type="float">
            <text:p>102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borin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025" calcext:value-type="float">
            <text:p>102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26" calcext:value-type="float">
            <text:p>102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27" calcext:value-type="float">
            <text:p>102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1M00S" calcext:value-type="time">
            <text:p>06:51</text:p>
          </table:table-cell>
          <table:table-cell table:style-name="ce10" office:value-type="string" calcext:value-type="string">
            <text:p>Luscinia</text:p>
          </table:table-cell>
          <table:table-cell table:style-name="ce10" office:value-type="string" calcext:value-type="string">
            <text:p>megarchyncho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28" calcext:value-type="float">
            <text:p>102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4" calcext:value-type="float">
            <text:p>4</text:p>
          </table:table-cell>
          <table:table-cell table:style-name="ce7" office:value-type="time" office:time-value="PT06H51M00S" calcext:value-type="time">
            <text:p>06:51</text:p>
          </table:table-cell>
          <table:table-cell table:style-name="ce9" office:value-type="string" calcext:value-type="string">
            <text:p>Columba</text:p>
          </table:table-cell>
          <table:table-cell table:style-name="ce9" office:value-type="string" calcext:value-type="string">
            <text:p>palumb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29" calcext:value-type="float">
            <text:p>102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030" calcext:value-type="float">
            <text:p>103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style-name="ce10" office:value-type="string" calcext:value-type="string">
            <text:p>Dryocopus</text:p>
          </table:table-cell>
          <table:table-cell table:style-name="ce10" office:value-type="string" calcext:value-type="string">
            <text:p>mart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31" calcext:value-type="float">
            <text:p>103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032" calcext:value-type="float">
            <text:p>103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borin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033" calcext:value-type="float">
            <text:p>103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34" calcext:value-type="float">
            <text:p>103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035" calcext:value-type="float">
            <text:p>103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36" calcext:value-type="float">
            <text:p>103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8" calcext:value-type="float">
            <text:p>28</text:p>
          </table:table-cell>
          <table:table-cell table:number-columns-repeated="16376"/>
        </table:table-row>
        <table:table-row table:style-name="ro1">
          <table:table-cell office:value-type="float" office:value="1037" calcext:value-type="float">
            <text:p>103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0M00S" calcext:value-type="time">
            <text:p>07:0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38" calcext:value-type="float">
            <text:p>103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7H00M00S" calcext:value-type="time">
            <text:p>07:00</text:p>
          </table:table-cell>
          <table:table-cell table:style-name="ce9" office:value-type="string" calcext:value-type="string">
            <text:p>Turdus</text:p>
          </table:table-cell>
          <table:table-cell table:style-name="ce9" office:value-type="string" calcext:value-type="string">
            <text:p>meru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string" calcext:value-type="string">
            <text:p>50+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39" calcext:value-type="float">
            <text:p>103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Dryocopus</text:p>
          </table:table-cell>
          <table:table-cell table:style-name="ce10" office:value-type="string" calcext:value-type="string">
            <text:p>mart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40" calcext:value-type="float">
            <text:p>104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041" calcext:value-type="float">
            <text:p>104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42" calcext:value-type="float">
            <text:p>104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1043" calcext:value-type="float">
            <text:p>104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44" calcext:value-type="float">
            <text:p>104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45" calcext:value-type="float">
            <text:p>104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Emberiza</text:p>
          </table:table-cell>
          <table:table-cell table:style-name="ce10" office:value-type="string" calcext:value-type="string">
            <text:p>citrinella</text:p>
          </table:table-cell>
          <table:table-cell table:style-name="ce10"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046" calcext:value-type="float">
            <text:p>104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47" calcext:value-type="float">
            <text:p>104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borin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048" calcext:value-type="float">
            <text:p>104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049" calcext:value-type="float">
            <text:p>104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10M00S" calcext:value-type="time">
            <text:p>07:10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5" calcext:value-type="float">
            <text:p>5</text:p>
          </table:table-cell>
          <table:table-cell table:style-name="ce7" office:value-type="time" office:time-value="PT07H10M00S" calcext:value-type="time">
            <text:p>07:10</text:p>
          </table:table-cell>
          <table:table-cell table:style-name="ce9" office:value-type="string" calcext:value-type="string">
            <text:p>Columba</text:p>
          </table:table-cell>
          <table:table-cell table:style-name="ce9" office:value-type="string" calcext:value-type="string">
            <text:p>palumb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30" calcext:value-type="float">
            <text:p>3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51" calcext:value-type="float">
            <text:p>105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8M00S" calcext:value-type="time">
            <text:p>07:18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052" calcext:value-type="float">
            <text:p>105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8M00S" calcext:value-type="time">
            <text:p>07:18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53" calcext:value-type="float">
            <text:p>105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8M00S" calcext:value-type="time">
            <text:p>07:18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54" calcext:value-type="float">
            <text:p>105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8M00S" calcext:value-type="time">
            <text:p>07:18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055" calcext:value-type="float">
            <text:p>105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8M00S" calcext:value-type="time">
            <text:p>07:18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56" calcext:value-type="float">
            <text:p>105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8M00S" calcext:value-type="time">
            <text:p>07:18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057" calcext:value-type="float">
            <text:p>105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8M00S" calcext:value-type="time">
            <text:p>07:18</text:p>
          </table:table-cell>
          <table:table-cell table:style-name="ce10" office:value-type="string" calcext:value-type="string">
            <text:p>Pyrrhula</text:p>
          </table:table-cell>
          <table:table-cell table:style-name="ce10" office:value-type="string" calcext:value-type="string">
            <text:p>pyrrhul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058" calcext:value-type="float">
            <text:p>105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8M00S" calcext:value-type="time">
            <text:p>07:18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059" calcext:value-type="float">
            <text:p>105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8M00S" calcext:value-type="time">
            <text:p>07:18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60" calcext:value-type="float">
            <text:p>106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07H18M00S" calcext:value-type="time">
            <text:p>07:18</text:p>
          </table:table-cell>
          <table:table-cell table:style-name="ce9" office:value-type="string" calcext:value-type="string">
            <text:p>Fringilla</text:p>
          </table:table-cell>
          <table:table-cell table:style-name="ce9" office:value-type="string" calcext:value-type="string">
            <text:p>coelebs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40" calcext:value-type="float">
            <text:p>4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61" calcext:value-type="float">
            <text:p>106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25M00S" calcext:value-type="time">
            <text:p>07:25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062" calcext:value-type="float">
            <text:p>106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25M00S" calcext:value-type="time">
            <text:p>07:25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63" calcext:value-type="float">
            <text:p>106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25M00S" calcext:value-type="time">
            <text:p>07:2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64" calcext:value-type="float">
            <text:p>106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25M00S" calcext:value-type="time">
            <text:p>07:25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1065" calcext:value-type="float">
            <text:p>106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25M00S" calcext:value-type="time">
            <text:p>07:25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1066" calcext:value-type="float">
            <text:p>106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25M00S" calcext:value-type="time">
            <text:p>07:25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collybit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067" calcext:value-type="float">
            <text:p>106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25M00S" calcext:value-type="time">
            <text:p>07:2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68" calcext:value-type="float">
            <text:p>106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25M00S" calcext:value-type="time">
            <text:p>07:25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69" calcext:value-type="float">
            <text:p>106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6" calcext:value-type="float">
            <text:p>6</text:p>
          </table:table-cell>
          <table:table-cell table:style-name="ce7" office:value-type="time" office:time-value="PT07H25M00S" calcext:value-type="time">
            <text:p>07:25</text:p>
          </table:table-cell>
          <table:table-cell table:style-name="ce9" office:value-type="string" calcext:value-type="string">
            <text:p>Paru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10" calcext:value-type="float">
            <text:p>1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5M00S" calcext:value-type="time">
            <text:p>07:35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16376"/>
        </table:table-row>
        <table:table-row table:style-name="ro1">
          <table:table-cell office:value-type="float" office:value="1071" calcext:value-type="float">
            <text:p>107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5M00S" calcext:value-type="time">
            <text:p>07:35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2" calcext:value-type="float">
            <text:p>22</text:p>
          </table:table-cell>
          <table:table-cell table:number-columns-repeated="16376"/>
        </table:table-row>
        <table:table-row table:style-name="ro1">
          <table:table-cell office:value-type="float" office:value="1072" calcext:value-type="float">
            <text:p>107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5M00S" calcext:value-type="time">
            <text:p>07:35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073" calcext:value-type="float">
            <text:p>107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5M00S" calcext:value-type="time">
            <text:p>07:35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74" calcext:value-type="float">
            <text:p>107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5M00S" calcext:value-type="time">
            <text:p>07:3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75" calcext:value-type="float">
            <text:p>107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5M00S" calcext:value-type="time">
            <text:p>07:35</text:p>
          </table:table-cell>
          <table:table-cell table:style-name="ce10" office:value-type="string" calcext:value-type="string">
            <text:p>Dryocopus</text:p>
          </table:table-cell>
          <table:table-cell table:style-name="ce10" office:value-type="string" calcext:value-type="string">
            <text:p>mart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76" calcext:value-type="float">
            <text:p>107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07H35M00S" calcext:value-type="time">
            <text:p>07:35</text:p>
          </table:table-cell>
          <table:table-cell table:style-name="ce9" office:value-type="string" calcext:value-type="string">
            <text:p>Cyanistes</text:p>
          </table:table-cell>
          <table:table-cell table:style-name="ce9" office:value-type="string" calcext:value-type="string">
            <text:p>caerule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77" calcext:value-type="float">
            <text:p>107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43M00S" calcext:value-type="time">
            <text:p>07:43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078" calcext:value-type="float">
            <text:p>107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43M00S" calcext:value-type="time">
            <text:p>07:43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79" calcext:value-type="float">
            <text:p>107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43M00S" calcext:value-type="time">
            <text:p>07:4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80" calcext:value-type="float">
            <text:p>108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43M00S" calcext:value-type="time">
            <text:p>07:4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81" calcext:value-type="float">
            <text:p>108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43M00S" calcext:value-type="time">
            <text:p>07:43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1082" calcext:value-type="float">
            <text:p>108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43M00S" calcext:value-type="time">
            <text:p>07:43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1083" calcext:value-type="float">
            <text:p>108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43M00S" calcext:value-type="time">
            <text:p>07:4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philomelo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84" calcext:value-type="float">
            <text:p>108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43M00S" calcext:value-type="time">
            <text:p>07:43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85" calcext:value-type="float">
            <text:p>108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7" calcext:value-type="float">
            <text:p>7</text:p>
          </table:table-cell>
          <table:table-cell table:style-name="ce7" office:value-type="time" office:time-value="PT07H43M00S" calcext:value-type="time">
            <text:p>07:43</text:p>
          </table:table-cell>
          <table:table-cell table:style-name="ce9" office:value-type="string" calcext:value-type="string">
            <text:p>Columba</text:p>
          </table:table-cell>
          <table:table-cell table:style-name="ce9" office:value-type="string" calcext:value-type="string">
            <text:p>palumbus</text:p>
          </table:table-cell>
          <table:table-cell table:style-name="ce6" office:value-type="string" calcext:value-type="string">
            <text:p>sound</text:p>
          </table:table-cell>
          <table:table-cell table:style-name="ce9" office:value-type="float" office:value="45" calcext:value-type="float">
            <text:p>4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86" calcext:value-type="float">
            <text:p>108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087" calcext:value-type="float">
            <text:p>108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88" calcext:value-type="float">
            <text:p>108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089" calcext:value-type="float">
            <text:p>108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90" calcext:value-type="float">
            <text:p>109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092" calcext:value-type="float">
            <text:p>109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93" calcext:value-type="float">
            <text:p>109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3M00S" calcext:value-type="time">
            <text:p>07:53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94" calcext:value-type="float">
            <text:p>109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07H53M00S" calcext:value-type="time">
            <text:p>07:53</text:p>
          </table:table-cell>
          <table:table-cell table:style-name="ce9" office:value-type="string" calcext:value-type="string">
            <text:p>Parus</text:p>
          </table:table-cell>
          <table:table-cell table:style-name="ce9" office:value-type="string" calcext:value-type="string">
            <text:p>major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35" calcext:value-type="float">
            <text:p>3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095" calcext:value-type="float">
            <text:p>109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096" calcext:value-type="float">
            <text:p>109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Cuculus</text:p>
          </table:table-cell>
          <table:table-cell table:style-name="ce10" office:value-type="string" calcext:value-type="string">
            <text:p>canor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097" calcext:value-type="float">
            <text:p>109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098" calcext:value-type="float">
            <text:p>109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099" calcext:value-type="float">
            <text:p>109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Phylloscopus</text:p>
          </table:table-cell>
          <table:table-cell table:style-name="ce10" office:value-type="string" calcext:value-type="string">
            <text:p>sibilatrix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Ficedula</text:p>
          </table:table-cell>
          <table:table-cell table:style-name="ce10" office:value-type="string" calcext:value-type="string">
            <text:p>albicolli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102" calcext:value-type="float">
            <text:p>110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103" calcext:value-type="float">
            <text:p>110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Cyanistes</text:p>
          </table:table-cell>
          <table:table-cell table:style-name="ce10" office:value-type="string" calcext:value-type="string">
            <text:p>caerule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104" calcext:value-type="float">
            <text:p>110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59M00S" calcext:value-type="time">
            <text:p>07:59</text:p>
          </table:table-cell>
          <table:table-cell table:style-name="ce10" office:value-type="string" calcext:value-type="string">
            <text:p>Erithacus</text:p>
          </table:table-cell>
          <table:table-cell table:style-name="ce10" office:value-type="string" calcext:value-type="string">
            <text:p>rubec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05" calcext:value-type="float">
            <text:p>110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8" calcext:value-type="float">
            <text:p>8</text:p>
          </table:table-cell>
          <table:table-cell table:style-name="ce7" office:value-type="time" office:time-value="PT07H59M00S" calcext:value-type="time">
            <text:p>07:59</text:p>
          </table:table-cell>
          <table:table-cell table:style-name="ce9" office:value-type="string" calcext:value-type="string">
            <text:p>Columba</text:p>
          </table:table-cell>
          <table:table-cell table:style-name="ce9" office:value-type="string" calcext:value-type="string">
            <text:p>palumbus</text:p>
          </table:table-cell>
          <table:table-cell table:style-name="ce9" office:value-type="string" calcext:value-type="string">
            <text:p>behav</text:p>
          </table:table-cell>
          <table:table-cell table:style-name="ce9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106" calcext:value-type="float">
            <text:p>110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Sitta</text:p>
          </table:table-cell>
          <table:table-cell table:style-name="ce10" office:value-type="string" calcext:value-type="string">
            <text:p>europaea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07" calcext:value-type="float">
            <text:p>110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108" calcext:value-type="float">
            <text:p>110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u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109" calcext:value-type="float">
            <text:p>110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110" calcext:value-type="float">
            <text:p>111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11" calcext:value-type="float">
            <text:p>111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112" calcext:value-type="float">
            <text:p>111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behav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113" calcext:value-type="float">
            <text:p>111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Sylvia</text:p>
          </table:table-cell>
          <table:table-cell table:style-name="ce10" office:value-type="string" calcext:value-type="string">
            <text:p>atricapil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114" calcext:value-type="float">
            <text:p>111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15" calcext:value-type="float">
            <text:p>111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9M00S" calcext:value-type="time">
            <text:p>08:09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16" calcext:value-type="float">
            <text:p>111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08H09M00S" calcext:value-type="time">
            <text:p>08:09</text:p>
          </table:table-cell>
          <table:table-cell table:style-name="ce9" office:value-type="string" calcext:value-type="string">
            <text:p>Garrulus</text:p>
          </table:table-cell>
          <table:table-cell table:style-name="ce9" office:value-type="string" calcext:value-type="string">
            <text:p>glandarius</text:p>
          </table:table-cell>
          <table:table-cell table:style-name="ce9" office:value-type="string" calcext:value-type="string">
            <text:p>sound</text:p>
          </table:table-cell>
          <table:table-cell table:style-name="ce9" office:value-type="float" office:value="35" calcext:value-type="float">
            <text:p>35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117" calcext:value-type="float">
            <text:p>1117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15M00S" calcext:value-type="time">
            <text:p>08:15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18" calcext:value-type="float">
            <text:p>1118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15M00S" calcext:value-type="time">
            <text:p>08:15</text:p>
          </table:table-cell>
          <table:table-cell table:style-name="ce10" office:value-type="string" calcext:value-type="string">
            <text:p>Dendrocopos</text:p>
          </table:table-cell>
          <table:table-cell table:style-name="ce10" office:value-type="string" calcext:value-type="string">
            <text:p>medi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19" calcext:value-type="float">
            <text:p>1119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15M00S" calcext:value-type="time">
            <text:p>08:15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120" calcext:value-type="float">
            <text:p>1120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15M00S" calcext:value-type="time">
            <text:p>08:15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15M00S" calcext:value-type="time">
            <text:p>08:15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22" calcext:value-type="float">
            <text:p>1122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15M00S" calcext:value-type="time">
            <text:p>08:15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123" calcext:value-type="float">
            <text:p>1123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15M00S" calcext:value-type="time">
            <text:p>08:15</text:p>
          </table:table-cell>
          <table:table-cell table:style-name="ce10" office:value-type="string" calcext:value-type="string">
            <text:p>Turdus</text:p>
          </table:table-cell>
          <table:table-cell table:style-name="ce10" office:value-type="string" calcext:value-type="string">
            <text:p>merula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24" calcext:value-type="float">
            <text:p>1124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15M00S" calcext:value-type="time">
            <text:p>08:15</text:p>
          </table:table-cell>
          <table:table-cell table:style-name="ce10" office:value-type="string" calcext:value-type="string">
            <text:p>Columba</text:p>
          </table:table-cell>
          <table:table-cell table:style-name="ce10" office:value-type="string" calcext:value-type="string">
            <text:p>palumbu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125" calcext:value-type="float">
            <text:p>1125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15M00S" calcext:value-type="time">
            <text:p>08:15</text:p>
          </table:table-cell>
          <table:table-cell table:style-name="ce10" office:value-type="string" calcext:value-type="string">
            <text:p>Fringilla</text:p>
          </table:table-cell>
          <table:table-cell table:style-name="ce10" office:value-type="string" calcext:value-type="string">
            <text:p>coeleb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string" calcext:value-type="string">
            <text:p>50+</text:p>
          </table:table-cell>
          <table:table-cell table:number-columns-repeated="16376"/>
        </table:table-row>
        <table:table-row table:style-name="ro1">
          <table:table-cell office:value-type="float" office:value="1126" calcext:value-type="float">
            <text:p>1126</text:p>
          </table:table-cell>
          <table:table-cell table:style-name="ce3" office:value-type="date" office:date-value="2023-05-28" calcext:value-type="date">
            <text:p>28.05.2023</text:p>
          </table:table-cell>
          <table:table-cell table:style-name="ce9" office:value-type="float" office:value="9" calcext:value-type="float">
            <text:p>9</text:p>
          </table:table-cell>
          <table:table-cell table:style-name="ce7" office:value-type="time" office:time-value="PT08H15M00S" calcext:value-type="time">
            <text:p>08:15</text:p>
          </table:table-cell>
          <table:table-cell table:style-name="ce9" office:value-type="string" calcext:value-type="string">
            <text:p>Sylvia</text:p>
          </table:table-cell>
          <table:table-cell table:style-name="ce9" office:value-type="string" calcext:value-type="string">
            <text:p>atricapilla</text:p>
          </table:table-cell>
          <table:table-cell table:style-name="ce9" office:value-type="string" calcext:value-type="string">
            <text:p>song</text:p>
          </table:table-cell>
          <table:table-cell table:style-name="ce9" office:value-type="float" office:value="40" calcext:value-type="float">
            <text:p>40</text:p>
          </table:table-cell>
          <table:table-cell table:style-name="ce6" table:number-columns-repeated="2"/>
          <table:table-cell table:number-columns-repeated="16374"/>
        </table:table-row>
        <table:table-row table:style-name="ro1">
          <table:table-cell office:value-type="float" office:value="1127" calcext:value-type="float">
            <text:p>112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4M00S" calcext:value-type="time">
            <text:p>05:44</text:p>
          </table:table-cell>
          <table:table-cell table:style-name="ce10" office:value-type="string" calcext:value-type="string">
            <text:p>Poecile</text:p>
          </table:table-cell>
          <table:table-cell table:style-name="ce10" office:value-type="string" calcext:value-type="string">
            <text:p>palustris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128" calcext:value-type="float">
            <text:p>112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4M00S" calcext:value-type="time">
            <text:p>05:44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troglodytes</text:p>
          </table:table-cell>
          <table:table-cell table:style-name="ce10" office:value-type="string" calcext:value-type="string">
            <text:p>song</text:p>
          </table:table-cell>
          <table:table-cell table:style-name="ce10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29" calcext:value-type="float">
            <text:p>112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4M00S" calcext:value-type="time">
            <text:p>05:4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30" calcext:value-type="float">
            <text:p>113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4M00S" calcext:value-type="time">
            <text:p>05:44</text:p>
          </table:table-cell>
          <table:table-cell table:style-name="ce10" office:value-type="string" calcext:value-type="string">
            <text:p>Parus</text:p>
          </table:table-cell>
          <table:table-cell table:style-name="ce10" office:value-type="string" calcext:value-type="string">
            <text:p>major</text:p>
          </table:table-cell>
          <table:table-cell table:style-name="ce10" office:value-type="string" calcext:value-type="string">
            <text:p>sound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32" calcext:value-type="float">
            <text:p>113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1133" calcext:value-type="float">
            <text:p>113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34" calcext:value-type="float">
            <text:p>113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135" calcext:value-type="float">
            <text:p>113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time" office:time-value="PT05H44M00S" calcext:value-type="time">
            <text:p>05:44</text:p>
          </table:table-cell>
          <table:table-cell table:style-name="ce11" office:value-type="string" calcext:value-type="string">
            <text:p>Columba</text:p>
          </table:table-cell>
          <table:table-cell table:style-name="ce11" office:value-type="string" calcext:value-type="string">
            <text:p>palumb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string" calcext:value-type="string">
            <text:p>!50+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136" calcext:value-type="float">
            <text:p>113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137" calcext:value-type="float">
            <text:p>113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38" calcext:value-type="float">
            <text:p>113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39" calcext:value-type="float">
            <text:p>113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140" calcext:value-type="float">
            <text:p>114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142" calcext:value-type="float">
            <text:p>114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43" calcext:value-type="float">
            <text:p>114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44" calcext:value-type="float">
            <text:p>114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45" calcext:value-type="float">
            <text:p>114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46" calcext:value-type="float">
            <text:p>114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47" calcext:value-type="float">
            <text:p>114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48" calcext:value-type="float">
            <text:p>114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49" calcext:value-type="float">
            <text:p>114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time" office:time-value="PT05H50M00S" calcext:value-type="time">
            <text:p>05:50</text:p>
          </table:table-cell>
          <table:table-cell table:style-name="ce11" office:value-type="string" calcext:value-type="string">
            <text:p>Dendrocopos</text:p>
          </table:table-cell>
          <table:table-cell table:style-name="ce11" office:value-type="string" calcext:value-type="string">
            <text:p>major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150" calcext:value-type="float">
            <text:p>115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number-columns-repeated="16375"/>
        </table:table-row>
        <table:table-row table:style-name="ro1">
          <table:table-cell office:value-type="float" office:value="1152" calcext:value-type="float">
            <text:p>115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53" calcext:value-type="float">
            <text:p>115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54" calcext:value-type="float">
            <text:p>115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155" calcext:value-type="float">
            <text:p>115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56" calcext:value-type="float">
            <text:p>115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57" calcext:value-type="float">
            <text:p>115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158" calcext:value-type="float">
            <text:p>115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Muscicap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159" calcext:value-type="float">
            <text:p>115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time" office:time-value="PT06H00M00S" calcext:value-type="time">
            <text:p>06:00</text:p>
          </table:table-cell>
          <table:table-cell table:style-name="ce11" office:value-type="string" calcext:value-type="string">
            <text:p>Certhia</text:p>
          </table:table-cell>
          <table:table-cell table:style-name="ce11" office:value-type="string" calcext:value-type="string">
            <text:p>familiari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160" calcext:value-type="float">
            <text:p>116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7M00S" calcext:value-type="time">
            <text:p>06:07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9" calcext:value-type="float">
            <text:p>9</text:p>
          </table:table-cell>
          <table:table-cell table:number-columns-repeated="16376"/>
        </table:table-row>
        <table:table-row table:style-name="ro1">
          <table:table-cell office:value-type="float" office:value="1161" calcext:value-type="float">
            <text:p>116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7M00S" calcext:value-type="time">
            <text:p>06:07</text:p>
          </table:table-cell>
          <table:table-cell table:style-name="Default" office:value-type="string" calcext:value-type="string">
            <text:p>Fringilla</text:p>
          </table:table-cell>
          <table:table-cell table:style-name="Default" office:value-type="string" calcext:value-type="string">
            <text:p>coelebs</text:p>
          </table:table-cell>
          <table:table-cell table:style-name="Default" office:value-type="string" calcext:value-type="string">
            <text:p>behav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162" calcext:value-type="float">
            <text:p>116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7M00S" calcext:value-type="time">
            <text:p>06:0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163" calcext:value-type="float">
            <text:p>116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7M00S" calcext:value-type="time">
            <text:p>06:07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64" calcext:value-type="float">
            <text:p>116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7M00S" calcext:value-type="time">
            <text:p>06:0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65" calcext:value-type="float">
            <text:p>116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7M00S" calcext:value-type="time">
            <text:p>06:07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66" calcext:value-type="float">
            <text:p>116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7M00S" calcext:value-type="time">
            <text:p>06:07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167" calcext:value-type="float">
            <text:p>116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7M00S" calcext:value-type="time">
            <text:p>06:07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168" calcext:value-type="float">
            <text:p>116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6H07M00S" calcext:value-type="time">
            <text:p>06:07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69" calcext:value-type="float">
            <text:p>116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time" office:time-value="PT06H07M00S" calcext:value-type="time">
            <text:p>06:07</text:p>
          </table:table-cell>
          <table:table-cell table:style-name="ce11" office:value-type="string" calcext:value-type="string">
            <text:p>Cyanistes</text:p>
          </table:table-cell>
          <table:table-cell table:style-name="ce11" office:value-type="string" calcext:value-type="string">
            <text:p>caerule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170" calcext:value-type="float">
            <text:p>117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171" calcext:value-type="float">
            <text:p>117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172" calcext:value-type="float">
            <text:p>117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73" calcext:value-type="float">
            <text:p>117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74" calcext:value-type="float">
            <text:p>117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75" calcext:value-type="float">
            <text:p>117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176" calcext:value-type="float">
            <text:p>117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77" calcext:value-type="float">
            <text:p>117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78" calcext:value-type="float">
            <text:p>117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time" office:time-value="PT06H16M00S" calcext:value-type="time">
            <text:p>06:16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179" calcext:value-type="float">
            <text:p>117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2M00S" calcext:value-type="time">
            <text:p>06:2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180" calcext:value-type="float">
            <text:p>118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2M00S" calcext:value-type="time">
            <text:p>06:2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81" calcext:value-type="float">
            <text:p>118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2M00S" calcext:value-type="time">
            <text:p>06:2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82" calcext:value-type="float">
            <text:p>118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2M00S" calcext:value-type="time">
            <text:p>06:22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83" calcext:value-type="float">
            <text:p>118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2M00S" calcext:value-type="time">
            <text:p>06:22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184" calcext:value-type="float">
            <text:p>118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2M00S" calcext:value-type="time">
            <text:p>06:2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85" calcext:value-type="float">
            <text:p>118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2M00S" calcext:value-type="time">
            <text:p>06:22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86" calcext:value-type="float">
            <text:p>118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22M00S" calcext:value-type="time">
            <text:p>06:22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87" calcext:value-type="float">
            <text:p>118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time" office:time-value="PT06H22M00S" calcext:value-type="time">
            <text:p>06:22</text:p>
          </table:table-cell>
          <table:table-cell table:style-name="ce11" office:value-type="string" calcext:value-type="string">
            <text:p>Cyanistes</text:p>
          </table:table-cell>
          <table:table-cell table:style-name="ce11" office:value-type="string" calcext:value-type="string">
            <text:p>caerule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188" calcext:value-type="float">
            <text:p>118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1189" calcext:value-type="float">
            <text:p>118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190" calcext:value-type="float">
            <text:p>119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191" calcext:value-type="float">
            <text:p>119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92" calcext:value-type="float">
            <text:p>119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93" calcext:value-type="float">
            <text:p>119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194" calcext:value-type="float">
            <text:p>119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35M00S" calcext:value-type="time">
            <text:p>06:3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195" calcext:value-type="float">
            <text:p>119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time" office:time-value="PT06H35M00S" calcext:value-type="time">
            <text:p>06:35</text:p>
          </table:table-cell>
          <table:table-cell table:style-name="ce11" office:value-type="string" calcext:value-type="string">
            <text:p>Ficedula</text:p>
          </table:table-cell>
          <table:table-cell table:style-name="ce11" office:value-type="string" calcext:value-type="string">
            <text:p>albicolli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196" calcext:value-type="float">
            <text:p>119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Ficedul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197" calcext:value-type="float">
            <text:p>119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5M00S" calcext:value-type="time">
            <text:p>06:45</text:p>
          </table:table-cell>
          <table:table-cell table:style-name="Default" office:value-type="string" calcext:value-type="string">
            <text:p>Ficedula</text:p>
          </table:table-cell>
          <table:table-cell table:style-name="Default" office:value-type="string" calcext:value-type="string">
            <text:p>albicollis</text:p>
          </table:table-cell>
          <table:table-cell table:style-name="Default" office:value-type="string" calcext:value-type="string">
            <text:p>song</text:p>
          </table:table-cell>
          <table:table-cell table:style-name="Default"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198" calcext:value-type="float">
            <text:p>119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199" calcext:value-type="float">
            <text:p>119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201" calcext:value-type="float">
            <text:p>120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02" calcext:value-type="float">
            <text:p>120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time" office:time-value="PT06H45M00S" calcext:value-type="time">
            <text:p>06:45</text:p>
          </table:table-cell>
          <table:table-cell table:style-name="ce11" office:value-type="string" calcext:value-type="string">
            <text:p>Erithacus</text:p>
          </table:table-cell>
          <table:table-cell table:style-name="ce11" office:value-type="string" calcext:value-type="string">
            <text:p>rubecu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03" calcext:value-type="float">
            <text:p>120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04" calcext:value-type="float">
            <text:p>120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u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205" calcext:value-type="float">
            <text:p>120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06" calcext:value-type="float">
            <text:p>120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07" calcext:value-type="float">
            <text:p>120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08" calcext:value-type="float">
            <text:p>120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209" calcext:value-type="float">
            <text:p>120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4M00S" calcext:value-type="time">
            <text:p>06:5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210" calcext:value-type="float">
            <text:p>121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time" office:time-value="PT06H54M00S" calcext:value-type="time">
            <text:p>06:54</text:p>
          </table:table-cell>
          <table:table-cell table:style-name="ce11" office:value-type="string" calcext:value-type="string">
            <text:p>Phylloscopus</text:p>
          </table:table-cell>
          <table:table-cell table:style-name="ce11" office:value-type="string" calcext:value-type="string">
            <text:p>collybit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11" calcext:value-type="float">
            <text:p>121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212" calcext:value-type="float">
            <text:p>121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13" calcext:value-type="float">
            <text:p>121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14" calcext:value-type="float">
            <text:p>121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215" calcext:value-type="float">
            <text:p>121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16" calcext:value-type="float">
            <text:p>121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217" calcext:value-type="float">
            <text:p>121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218" calcext:value-type="float">
            <text:p>121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time" office:time-value="PT07H02M00S" calcext:value-type="time">
            <text:p>07:02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19" calcext:value-type="float">
            <text:p>121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220" calcext:value-type="float">
            <text:p>122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221" calcext:value-type="float">
            <text:p>122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Emberiza</text:p>
          </table:table-cell>
          <table:table-cell office:value-type="string" calcext:value-type="string">
            <text:p>citrinella</text:p>
          </table:table-cell>
          <table:table-cell office:value-type="string" calcext:value-type="string">
            <text:p>song</text:p>
          </table:table-cell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1222" calcext:value-type="float">
            <text:p>122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23" calcext:value-type="float">
            <text:p>122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224" calcext:value-type="float">
            <text:p>122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225" calcext:value-type="float">
            <text:p>122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26" calcext:value-type="float">
            <text:p>122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227" calcext:value-type="float">
            <text:p>122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228" calcext:value-type="float">
            <text:p>122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edius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29" calcext:value-type="float">
            <text:p>122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30" calcext:value-type="float">
            <text:p>123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31" calcext:value-type="float">
            <text:p>123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32" calcext:value-type="float">
            <text:p>123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time" office:time-value="PT07H14M00S" calcext:value-type="time">
            <text:p>07:14</text:p>
          </table:table-cell>
          <table:table-cell table:style-name="ce11" office:value-type="string" calcext:value-type="string">
            <text:p>Dryocopus</text:p>
          </table:table-cell>
          <table:table-cell table:style-name="ce11" office:value-type="string" calcext:value-type="string">
            <text:p>marti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string" calcext:value-type="string">
            <text:p>!50+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33" calcext:value-type="float">
            <text:p>123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Dryocopus</text:p>
          </table:table-cell>
          <table:table-cell office:value-type="string" calcext:value-type="string">
            <text:p>marti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34" calcext:value-type="float">
            <text:p>123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Emberiza</text:p>
          </table:table-cell>
          <table:table-cell office:value-type="string" calcext:value-type="string">
            <text:p>citrine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35" calcext:value-type="float">
            <text:p>123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36" calcext:value-type="float">
            <text:p>123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237" calcext:value-type="float">
            <text:p>123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38" calcext:value-type="float">
            <text:p>123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239" calcext:value-type="float">
            <text:p>123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40" calcext:value-type="float">
            <text:p>124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241" calcext:value-type="float">
            <text:p>124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Aegithalos</text:p>
          </table:table-cell>
          <table:table-cell office:value-type="string" calcext:value-type="string">
            <text:p>caudatu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242" calcext:value-type="float">
            <text:p>124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Aegithalos</text:p>
          </table:table-cell>
          <table:table-cell office:value-type="string" calcext:value-type="string">
            <text:p>caudatu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243" calcext:value-type="float">
            <text:p>124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244" calcext:value-type="float">
            <text:p>124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1245" calcext:value-type="float">
            <text:p>124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46" calcext:value-type="float">
            <text:p>124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247" calcext:value-type="float">
            <text:p>124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Poecile</text:p>
          </table:table-cell>
          <table:table-cell office:value-type="string" calcext:value-type="string">
            <text:p>palustri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248" calcext:value-type="float">
            <text:p>124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20M00S" calcext:value-type="time">
            <text:p>07:20</text:p>
          </table:table-cell>
          <table:table-cell office:value-type="string" calcext:value-type="string">
            <text:p>Poecile</text:p>
          </table:table-cell>
          <table:table-cell office:value-type="string" calcext:value-type="string">
            <text:p>palustri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249" calcext:value-type="float">
            <text:p>124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time" office:time-value="PT07H20M00S" calcext:value-type="time">
            <text:p>07:20</text:p>
          </table:table-cell>
          <table:table-cell table:style-name="ce11" office:value-type="string" calcext:value-type="string">
            <text:p>Poecile</text:p>
          </table:table-cell>
          <table:table-cell table:style-name="ce11" office:value-type="string" calcext:value-type="string">
            <text:p>palustri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50" calcext:value-type="float">
            <text:p>125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51" calcext:value-type="float">
            <text:p>125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Garrulus</text:p>
          </table:table-cell>
          <table:table-cell office:value-type="string" calcext:value-type="string">
            <text:p>glandariu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252" calcext:value-type="float">
            <text:p>125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53" calcext:value-type="float">
            <text:p>125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254" calcext:value-type="float">
            <text:p>125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55" calcext:value-type="float">
            <text:p>125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56" calcext:value-type="float">
            <text:p>125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0M00S" calcext:value-type="time">
            <text:p>07:3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57" calcext:value-type="float">
            <text:p>125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time" office:time-value="PT07H30M00S" calcext:value-type="time">
            <text:p>07:30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atricapil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58" calcext:value-type="float">
            <text:p>125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259" calcext:value-type="float">
            <text:p>125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60" calcext:value-type="float">
            <text:p>126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office:value-type="string" calcext:value-type="string">
            <text:p>Oriolus</text:p>
          </table:table-cell>
          <table:table-cell office:value-type="string" calcext:value-type="string">
            <text:p>oriolu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61" calcext:value-type="float">
            <text:p>126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262" calcext:value-type="float">
            <text:p>126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table:style-name="Default" office:value-type="string" calcext:value-type="string">
            <text:p>Parus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song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263" calcext:value-type="float">
            <text:p>126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table:style-name="Default" office:value-type="string" calcext:value-type="string">
            <text:p>Parus</text:p>
          </table:table-cell>
          <table:table-cell table:style-name="Default" office:value-type="string" calcext:value-type="string">
            <text:p>major</text:p>
          </table:table-cell>
          <table:table-cell table:style-name="Default" office:value-type="string" calcext:value-type="string">
            <text:p>song</text:p>
          </table:table-cell>
          <table:table-cell table:style-name="Default"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64" calcext:value-type="float">
            <text:p>126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65" calcext:value-type="float">
            <text:p>126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266" calcext:value-type="float">
            <text:p>126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267" calcext:value-type="float">
            <text:p>126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37M00S" calcext:value-type="time">
            <text:p>07:37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68" calcext:value-type="float">
            <text:p>126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time" office:time-value="PT07H37M00S" calcext:value-type="time">
            <text:p>07:37</text:p>
          </table:table-cell>
          <table:table-cell table:style-name="ce11" office:value-type="string" calcext:value-type="string">
            <text:p>Turdus</text:p>
          </table:table-cell>
          <table:table-cell table:style-name="ce11" office:value-type="string" calcext:value-type="string">
            <text:p>philomelo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69" calcext:value-type="float">
            <text:p>126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270" calcext:value-type="float">
            <text:p>127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71" calcext:value-type="float">
            <text:p>127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72" calcext:value-type="float">
            <text:p>127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73" calcext:value-type="float">
            <text:p>127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74" calcext:value-type="float">
            <text:p>127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Ficedula</text:p>
          </table:table-cell>
          <table:table-cell office:value-type="string" calcext:value-type="string">
            <text:p>albicolli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275" calcext:value-type="float">
            <text:p>127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Regulus</text:p>
          </table:table-cell>
          <table:table-cell office:value-type="string" calcext:value-type="string">
            <text:p>ign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76" calcext:value-type="float">
            <text:p>127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277" calcext:value-type="float">
            <text:p>127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48M00S" calcext:value-type="time">
            <text:p>07:4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time" office:time-value="PT07H48M00S" calcext:value-type="time">
            <text:p>07:48</text:p>
          </table:table-cell>
          <table:table-cell table:style-name="ce11" office:value-type="string" calcext:value-type="string">
            <text:p>Turdus</text:p>
          </table:table-cell>
          <table:table-cell table:style-name="ce11" office:value-type="string" calcext:value-type="string">
            <text:p>viscivoru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string" calcext:value-type="string">
            <text:p>!50+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Luscinia</text:p>
          </table:table-cell>
          <table:table-cell office:value-type="string" calcext:value-type="string">
            <text:p>megar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83" calcext:value-type="float">
            <text:p>128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284" calcext:value-type="float">
            <text:p>128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87" calcext:value-type="float">
            <text:p>128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88" calcext:value-type="float">
            <text:p>128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89" calcext:value-type="float">
            <text:p>128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290" calcext:value-type="float">
            <text:p>129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291" calcext:value-type="float">
            <text:p>129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time" office:time-value="PT07H54M00S" calcext:value-type="time">
            <text:p>07:54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92" calcext:value-type="float">
            <text:p>129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2M00S" calcext:value-type="time">
            <text:p>08:02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293" calcext:value-type="float">
            <text:p>129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2M00S" calcext:value-type="time">
            <text:p>08:0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94" calcext:value-type="float">
            <text:p>129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2M00S" calcext:value-type="time">
            <text:p>08:02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295" calcext:value-type="float">
            <text:p>1295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2M00S" calcext:value-type="time">
            <text:p>08:0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296" calcext:value-type="float">
            <text:p>1296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2M00S" calcext:value-type="time">
            <text:p>08:02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297" calcext:value-type="float">
            <text:p>1297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time" office:time-value="PT08H02M00S" calcext:value-type="time">
            <text:p>08:02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string" calcext:value-type="string">
            <text:p>!50+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298" calcext:value-type="float">
            <text:p>1298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8M00S" calcext:value-type="time">
            <text:p>08:08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299" calcext:value-type="float">
            <text:p>1299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8M00S" calcext:value-type="time">
            <text:p>08:08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8M00S" calcext:value-type="time">
            <text:p>08:08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01" calcext:value-type="float">
            <text:p>1301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8M00S" calcext:value-type="time">
            <text:p>08:0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02" calcext:value-type="float">
            <text:p>1302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8M00S" calcext:value-type="time">
            <text:p>08:08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03" calcext:value-type="float">
            <text:p>1303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8H08M00S" calcext:value-type="time">
            <text:p>08:0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304" calcext:value-type="float">
            <text:p>1304</text:p>
          </table:table-cell>
          <table:table-cell table:style-name="ce3" office:value-type="date" office:date-value="2023-06-03" calcext:value-type="date">
            <text:p>03.06.202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time" office:time-value="PT08H08M00S" calcext:value-type="time">
            <text:p>08:08</text:p>
          </table:table-cell>
          <table:table-cell table:style-name="ce11" office:value-type="string" calcext:value-type="string">
            <text:p>Troglodytes</text:p>
          </table:table-cell>
          <table:table-cell table:style-name="ce11" office:value-type="string" calcext:value-type="string">
            <text:p>troglodyte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05" calcext:value-type="float">
            <text:p>130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28M00S" calcext:value-type="time">
            <text:p>05:28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306" calcext:value-type="float">
            <text:p>130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28M00S" calcext:value-type="time">
            <text:p>05:2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07" calcext:value-type="float">
            <text:p>130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28M00S" calcext:value-type="time">
            <text:p>05:28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08" calcext:value-type="float">
            <text:p>130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28M00S" calcext:value-type="time">
            <text:p>05:2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09" calcext:value-type="float">
            <text:p>130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28M00S" calcext:value-type="time">
            <text:p>05:2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10" calcext:value-type="float">
            <text:p>131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28M00S" calcext:value-type="time">
            <text:p>05:2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11" calcext:value-type="float">
            <text:p>131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28M00S" calcext:value-type="time">
            <text:p>05:2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312" calcext:value-type="float">
            <text:p>131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28M00S" calcext:value-type="time">
            <text:p>05:28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313" calcext:value-type="float">
            <text:p>131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time" office:time-value="PT05H28M00S" calcext:value-type="time">
            <text:p>05:28</text:p>
          </table:table-cell>
          <table:table-cell table:style-name="ce11" office:value-type="string" calcext:value-type="string">
            <text:p>Parus</text:p>
          </table:table-cell>
          <table:table-cell table:style-name="ce11" office:value-type="string" calcext:value-type="string">
            <text:p>major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14" calcext:value-type="float">
            <text:p>131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15" calcext:value-type="float">
            <text:p>131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16" calcext:value-type="float">
            <text:p>131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317" calcext:value-type="float">
            <text:p>131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318" calcext:value-type="float">
            <text:p>131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19" calcext:value-type="float">
            <text:p>131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320" calcext:value-type="float">
            <text:p>132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4M00S" calcext:value-type="time">
            <text:p>05:3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21" calcext:value-type="float">
            <text:p>132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time" office:time-value="PT05H34M00S" calcext:value-type="time">
            <text:p>05:34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22" calcext:value-type="float">
            <text:p>132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23" calcext:value-type="float">
            <text:p>132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24" calcext:value-type="float">
            <text:p>132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25" calcext:value-type="float">
            <text:p>132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26" calcext:value-type="float">
            <text:p>132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27" calcext:value-type="float">
            <text:p>132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28" calcext:value-type="float">
            <text:p>132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time" office:time-value="PT05H44M00S" calcext:value-type="time">
            <text:p>05:44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borin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25" calcext:value-type="float">
            <text:p>2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29" calcext:value-type="float">
            <text:p>132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30" calcext:value-type="float">
            <text:p>133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331" calcext:value-type="float">
            <text:p>133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32" calcext:value-type="float">
            <text:p>133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behav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33" calcext:value-type="float">
            <text:p>133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behav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34" calcext:value-type="float">
            <text:p>133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335" calcext:value-type="float">
            <text:p>133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0M00S" calcext:value-type="time">
            <text:p>05:50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36" calcext:value-type="float">
            <text:p>133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time" office:time-value="PT05H50M00S" calcext:value-type="time">
            <text:p>05:50</text:p>
          </table:table-cell>
          <table:table-cell table:style-name="ce11" office:value-type="string" calcext:value-type="string">
            <text:p>Parus</text:p>
          </table:table-cell>
          <table:table-cell table:style-name="ce11" office:value-type="string" calcext:value-type="string">
            <text:p>major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37" calcext:value-type="float">
            <text:p>133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338" calcext:value-type="float">
            <text:p>133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339" calcext:value-type="float">
            <text:p>133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40" calcext:value-type="float">
            <text:p>134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behav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41" calcext:value-type="float">
            <text:p>134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behav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42" calcext:value-type="float">
            <text:p>134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43" calcext:value-type="float">
            <text:p>134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344" calcext:value-type="float">
            <text:p>134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45" calcext:value-type="float">
            <text:p>134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46" calcext:value-type="float">
            <text:p>134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47" calcext:value-type="float">
            <text:p>134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348" calcext:value-type="float">
            <text:p>134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49" calcext:value-type="float">
            <text:p>134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2M00S" calcext:value-type="time">
            <text:p>06:0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time" office:time-value="PT06H02M00S" calcext:value-type="time">
            <text:p>06:02</text:p>
          </table:table-cell>
          <table:table-cell table:style-name="ce11" office:value-type="string" calcext:value-type="string">
            <text:p>Parus</text:p>
          </table:table-cell>
          <table:table-cell table:style-name="ce11" office:value-type="string" calcext:value-type="string">
            <text:p>major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51" calcext:value-type="float">
            <text:p>135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52" calcext:value-type="float">
            <text:p>135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53" calcext:value-type="float">
            <text:p>135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54" calcext:value-type="float">
            <text:p>135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55" calcext:value-type="float">
            <text:p>135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356" calcext:value-type="float">
            <text:p>135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57" calcext:value-type="float">
            <text:p>135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358" calcext:value-type="float">
            <text:p>135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59" calcext:value-type="float">
            <text:p>135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60" calcext:value-type="float">
            <text:p>136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09M00S" calcext:value-type="time">
            <text:p>06:09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361" calcext:value-type="float">
            <text:p>136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time" office:time-value="PT06H09M00S" calcext:value-type="time">
            <text:p>06:09</text:p>
          </table:table-cell>
          <table:table-cell table:style-name="ce11" office:value-type="string" calcext:value-type="string">
            <text:p>Dendrocopos</text:p>
          </table:table-cell>
          <table:table-cell table:style-name="ce11" office:value-type="string" calcext:value-type="string">
            <text:p>major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62" calcext:value-type="float">
            <text:p>136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0M00S" calcext:value-type="time">
            <text:p>06:2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63" calcext:value-type="float">
            <text:p>136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0M00S" calcext:value-type="time">
            <text:p>06:2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364" calcext:value-type="float">
            <text:p>136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0M00S" calcext:value-type="time">
            <text:p>06:20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yl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65" calcext:value-type="float">
            <text:p>136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0M00S" calcext:value-type="time">
            <text:p>06:20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66" calcext:value-type="float">
            <text:p>136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0M00S" calcext:value-type="time">
            <text:p>06:2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67" calcext:value-type="float">
            <text:p>136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0M00S" calcext:value-type="time">
            <text:p>06:2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68" calcext:value-type="float">
            <text:p>136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0M00S" calcext:value-type="time">
            <text:p>06:20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69" calcext:value-type="float">
            <text:p>136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0M00S" calcext:value-type="time">
            <text:p>06:20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370" calcext:value-type="float">
            <text:p>137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time" office:time-value="PT06H20M00S" calcext:value-type="time">
            <text:p>06:20</text:p>
          </table:table-cell>
          <table:table-cell table:style-name="ce11" office:value-type="string" calcext:value-type="string">
            <text:p>Erithacus</text:p>
          </table:table-cell>
          <table:table-cell table:style-name="ce11" office:value-type="string" calcext:value-type="string">
            <text:p>rubecu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71" calcext:value-type="float">
            <text:p>137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372" calcext:value-type="float">
            <text:p>137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table:style-name="Default" office:value-type="string" calcext:value-type="string">
            <text:p>sound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373" calcext:value-type="float">
            <text:p>137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374" calcext:value-type="float">
            <text:p>137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375" calcext:value-type="float">
            <text:p>137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376" calcext:value-type="float">
            <text:p>137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77" calcext:value-type="float">
            <text:p>137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78" calcext:value-type="float">
            <text:p>137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379" calcext:value-type="float">
            <text:p>137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380" calcext:value-type="float">
            <text:p>138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6M00S" calcext:value-type="time">
            <text:p>06:26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81" calcext:value-type="float">
            <text:p>138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time" office:time-value="PT06H26M00S" calcext:value-type="time">
            <text:p>06:26</text:p>
          </table:table-cell>
          <table:table-cell table:style-name="ce11" office:value-type="string" calcext:value-type="string">
            <text:p>Luscinia</text:p>
          </table:table-cell>
          <table:table-cell table:style-name="ce11" office:value-type="string" calcext:value-type="string">
            <text:p>megarhyncho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82" calcext:value-type="float">
            <text:p>138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6M00S" calcext:value-type="time">
            <text:p>06:36</text:p>
          </table:table-cell>
          <table:table-cell table:style-name="Default" office:value-type="string" calcext:value-type="string">
            <text:p>Turdus</text:p>
          </table:table-cell>
          <table:table-cell table:style-name="Default" office:value-type="string" calcext:value-type="string">
            <text:p>philomelos</text:p>
          </table:table-cell>
          <table:table-cell table:style-name="Default" office:value-type="string" calcext:value-type="string">
            <text:p>song</text:p>
          </table:table-cell>
          <table:table-cell table:style-name="Default"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383" calcext:value-type="float">
            <text:p>138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6M00S" calcext:value-type="time">
            <text:p>06:36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84" calcext:value-type="float">
            <text:p>138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6M00S" calcext:value-type="time">
            <text:p>06:36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85" calcext:value-type="float">
            <text:p>138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6M00S" calcext:value-type="time">
            <text:p>06:36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86" calcext:value-type="float">
            <text:p>138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6M00S" calcext:value-type="time">
            <text:p>06:36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387" calcext:value-type="float">
            <text:p>138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6M00S" calcext:value-type="time">
            <text:p>06:36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88" calcext:value-type="float">
            <text:p>138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6M00S" calcext:value-type="time">
            <text:p>06:36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89" calcext:value-type="float">
            <text:p>138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time" office:time-value="PT06H36M00S" calcext:value-type="time">
            <text:p>06:36</text:p>
          </table:table-cell>
          <table:table-cell table:style-name="ce11" office:value-type="string" calcext:value-type="string">
            <text:p>Phylloscopus</text:p>
          </table:table-cell>
          <table:table-cell table:style-name="ce11" office:value-type="string" calcext:value-type="string">
            <text:p>sibilatrix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string" calcext:value-type="string">
            <text:p>!50+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390" calcext:value-type="float">
            <text:p>139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391" calcext:value-type="float">
            <text:p>139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392" calcext:value-type="float">
            <text:p>139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393" calcext:value-type="float">
            <text:p>139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394" calcext:value-type="float">
            <text:p>139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395" calcext:value-type="float">
            <text:p>139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396" calcext:value-type="float">
            <text:p>139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Garrulus</text:p>
          </table:table-cell>
          <table:table-cell office:value-type="string" calcext:value-type="string">
            <text:p>glandari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397" calcext:value-type="float">
            <text:p>139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398" calcext:value-type="float">
            <text:p>139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Emberiza</text:p>
          </table:table-cell>
          <table:table-cell office:value-type="string" calcext:value-type="string">
            <text:p>citrinella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399" calcext:value-type="float">
            <text:p>139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Aegithalos</text:p>
          </table:table-cell>
          <table:table-cell office:value-type="string" calcext:value-type="string">
            <text:p>caudatus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Aegithalos</text:p>
          </table:table-cell>
          <table:table-cell office:value-type="string" calcext:value-type="string">
            <text:p>caudatus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401" calcext:value-type="float">
            <text:p>140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Aegithalos</text:p>
          </table:table-cell>
          <table:table-cell office:value-type="string" calcext:value-type="string">
            <text:p>caudatus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402" calcext:value-type="float">
            <text:p>140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03" calcext:value-type="float">
            <text:p>140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3M00S" calcext:value-type="time">
            <text:p>06:43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04" calcext:value-type="float">
            <text:p>140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time" office:time-value="PT06H43M00S" calcext:value-type="time">
            <text:p>06:43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borin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05" calcext:value-type="float">
            <text:p>140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58M00S" calcext:value-type="time">
            <text:p>06:5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06" calcext:value-type="float">
            <text:p>140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58M00S" calcext:value-type="time">
            <text:p>06:5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407" calcext:value-type="float">
            <text:p>140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58M00S" calcext:value-type="time">
            <text:p>06:5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08" calcext:value-type="float">
            <text:p>140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58M00S" calcext:value-type="time">
            <text:p>06:58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09" calcext:value-type="float">
            <text:p>140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58M00S" calcext:value-type="time">
            <text:p>06:5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time" office:time-value="PT06H58M00S" calcext:value-type="time">
            <text:p>06:58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11" calcext:value-type="float">
            <text:p>141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05M00S" calcext:value-type="time">
            <text:p>07:05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12" calcext:value-type="float">
            <text:p>141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05M00S" calcext:value-type="time">
            <text:p>07:0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13" calcext:value-type="float">
            <text:p>141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05M00S" calcext:value-type="time">
            <text:p>07:0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414" calcext:value-type="float">
            <text:p>141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05M00S" calcext:value-type="time">
            <text:p>07:0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15" calcext:value-type="float">
            <text:p>141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time" office:time-value="PT07H05M00S" calcext:value-type="time">
            <text:p>07:05</text:p>
          </table:table-cell>
          <table:table-cell table:style-name="ce11" office:value-type="string" calcext:value-type="string">
            <text:p>Turdus</text:p>
          </table:table-cell>
          <table:table-cell table:style-name="ce11" office:value-type="string" calcext:value-type="string">
            <text:p>meru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string" calcext:value-type="string">
            <text:p>!50+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16" calcext:value-type="float">
            <text:p>141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7M00S" calcext:value-type="time">
            <text:p>07:1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417" calcext:value-type="float">
            <text:p>141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7M00S" calcext:value-type="time">
            <text:p>07:1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18" calcext:value-type="float">
            <text:p>141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7M00S" calcext:value-type="time">
            <text:p>07:1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19" calcext:value-type="float">
            <text:p>141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7M00S" calcext:value-type="time">
            <text:p>07:1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20" calcext:value-type="float">
            <text:p>142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7M00S" calcext:value-type="time">
            <text:p>07:17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421" calcext:value-type="float">
            <text:p>142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7M00S" calcext:value-type="time">
            <text:p>07:17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1422" calcext:value-type="float">
            <text:p>142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17M00S" calcext:value-type="time">
            <text:p>07:17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423" calcext:value-type="float">
            <text:p>142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time" office:time-value="PT07H17M00S" calcext:value-type="time">
            <text:p>07:17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atricapil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24" calcext:value-type="float">
            <text:p>142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3M00S" calcext:value-type="time">
            <text:p>07:23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30m</text:p>
          </table:table-cell>
          <table:table-cell table:number-columns-repeated="16376"/>
        </table:table-row>
        <table:table-row table:style-name="ro1">
          <table:table-cell office:value-type="float" office:value="1425" calcext:value-type="float">
            <text:p>142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3M00S" calcext:value-type="time">
            <text:p>07:2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26" calcext:value-type="float">
            <text:p>142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3M00S" calcext:value-type="time">
            <text:p>07:2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427" calcext:value-type="float">
            <text:p>142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3M00S" calcext:value-type="time">
            <text:p>07:23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28" calcext:value-type="float">
            <text:p>142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3M00S" calcext:value-type="time">
            <text:p>07:23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429" calcext:value-type="float">
            <text:p>142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3M00S" calcext:value-type="time">
            <text:p>07:23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30" calcext:value-type="float">
            <text:p>143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3M00S" calcext:value-type="time">
            <text:p>07:2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31" calcext:value-type="float">
            <text:p>143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time" office:time-value="PT07H23M00S" calcext:value-type="time">
            <text:p>07:23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32" calcext:value-type="float">
            <text:p>143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2M00S" calcext:value-type="time">
            <text:p>07:3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33" calcext:value-type="float">
            <text:p>143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2M00S" calcext:value-type="time">
            <text:p>07:3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34" calcext:value-type="float">
            <text:p>143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2M00S" calcext:value-type="time">
            <text:p>07:3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35" calcext:value-type="float">
            <text:p>143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2M00S" calcext:value-type="time">
            <text:p>07:32</text:p>
          </table:table-cell>
          <table:table-cell office:value-type="string" calcext:value-type="string">
            <text:p>Emberiza</text:p>
          </table:table-cell>
          <table:table-cell office:value-type="string" calcext:value-type="string">
            <text:p>citrinel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36" calcext:value-type="float">
            <text:p>143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2M00S" calcext:value-type="time">
            <text:p>07:3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437" calcext:value-type="float">
            <text:p>143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2M00S" calcext:value-type="time">
            <text:p>07:32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438" calcext:value-type="float">
            <text:p>143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2M00S" calcext:value-type="time">
            <text:p>07:32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439" calcext:value-type="float">
            <text:p>143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2M00S" calcext:value-type="time">
            <text:p>07:32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440" calcext:value-type="float">
            <text:p>144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time" office:time-value="PT07H32M00S" calcext:value-type="time">
            <text:p>07:32</text:p>
          </table:table-cell>
          <table:table-cell table:style-name="ce11" office:value-type="string" calcext:value-type="string">
            <text:p>Turdus</text:p>
          </table:table-cell>
          <table:table-cell table:style-name="ce11" office:value-type="string" calcext:value-type="string">
            <text:p>merula</text:p>
          </table:table-cell>
          <table:table-cell table:style-name="ce11" office:value-type="string" calcext:value-type="string">
            <text:p>behav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string" calcext:value-type="string">
            <text:p>F</text:p>
          </table:table-cell>
          <table:table-cell table:style-name="ce11"/>
          <table:table-cell table:number-columns-repeated="16374"/>
        </table:table-row>
        <table:table-row table:style-name="ro1">
          <table:table-cell office:value-type="float" office:value="1441" calcext:value-type="float">
            <text:p>144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8M00S" calcext:value-type="time">
            <text:p>07:38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442" calcext:value-type="float">
            <text:p>144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8M00S" calcext:value-type="time">
            <text:p>07:38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43" calcext:value-type="float">
            <text:p>144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8M00S" calcext:value-type="time">
            <text:p>07:3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44" calcext:value-type="float">
            <text:p>144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8M00S" calcext:value-type="time">
            <text:p>07:3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45" calcext:value-type="float">
            <text:p>144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8M00S" calcext:value-type="time">
            <text:p>07:38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446" calcext:value-type="float">
            <text:p>144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8M00S" calcext:value-type="time">
            <text:p>07:38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447" calcext:value-type="float">
            <text:p>144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8M00S" calcext:value-type="time">
            <text:p>07:3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448" calcext:value-type="float">
            <text:p>144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8M00S" calcext:value-type="time">
            <text:p>07:3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1449" calcext:value-type="float">
            <text:p>144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38M00S" calcext:value-type="time">
            <text:p>07:3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1450" calcext:value-type="float">
            <text:p>145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time" office:time-value="PT07H38M00S" calcext:value-type="time">
            <text:p>07:38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51" calcext:value-type="float">
            <text:p>145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52" calcext:value-type="float">
            <text:p>145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453" calcext:value-type="float">
            <text:p>145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54" calcext:value-type="float">
            <text:p>145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455" calcext:value-type="float">
            <text:p>145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456" calcext:value-type="float">
            <text:p>145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457" calcext:value-type="float">
            <text:p>145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47M00S" calcext:value-type="time">
            <text:p>07:47</text:p>
          </table:table-cell>
          <table:table-cell office:value-type="string" calcext:value-type="string">
            <text:p>Poecile</text:p>
          </table:table-cell>
          <table:table-cell office:value-type="string" calcext:value-type="string">
            <text:p>palustri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58" calcext:value-type="float">
            <text:p>1458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time" office:time-value="PT07H47M00S" calcext:value-type="time">
            <text:p>07:47</text:p>
          </table:table-cell>
          <table:table-cell table:style-name="ce11" office:value-type="string" calcext:value-type="string">
            <text:p>Poecile</text:p>
          </table:table-cell>
          <table:table-cell table:style-name="ce11" office:value-type="string" calcext:value-type="string">
            <text:p>palustri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59" calcext:value-type="float">
            <text:p>1459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60" calcext:value-type="float">
            <text:p>1460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461" calcext:value-type="float">
            <text:p>1461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62" calcext:value-type="float">
            <text:p>1462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463" calcext:value-type="float">
            <text:p>1463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64" calcext:value-type="float">
            <text:p>1464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65" calcext:value-type="float">
            <text:p>1465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466" calcext:value-type="float">
            <text:p>1466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4M00S" calcext:value-type="time">
            <text:p>07:5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67" calcext:value-type="float">
            <text:p>1467</text:p>
          </table:table-cell>
          <table:table-cell table:style-name="ce3" office:value-type="date" office:date-value="2023-06-12" calcext:value-type="date">
            <text:p>12.06.2023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time" office:time-value="PT07H54M00S" calcext:value-type="time">
            <text:p>07:54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68" calcext:value-type="float">
            <text:p>146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469" calcext:value-type="float">
            <text:p>146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70" calcext:value-type="float">
            <text:p>147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471" calcext:value-type="float">
            <text:p>147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472" calcext:value-type="float">
            <text:p>147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473" calcext:value-type="float">
            <text:p>147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74" calcext:value-type="float">
            <text:p>147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75" calcext:value-type="float">
            <text:p>147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476" calcext:value-type="float">
            <text:p>147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477" calcext:value-type="float">
            <text:p>147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478" calcext:value-type="float">
            <text:p>147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25M00S" calcext:value-type="time">
            <text:p>05:25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479" calcext:value-type="float">
            <text:p>147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time" office:time-value="PT05H25M00S" calcext:value-type="time">
            <text:p>05:25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atricapil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80" calcext:value-type="float">
            <text:p>148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31M00S" calcext:value-type="time">
            <text:p>05:31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81" calcext:value-type="float">
            <text:p>148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31M00S" calcext:value-type="time">
            <text:p>05:31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82" calcext:value-type="float">
            <text:p>148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31M00S" calcext:value-type="time">
            <text:p>05:31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483" calcext:value-type="float">
            <text:p>148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31M00S" calcext:value-type="time">
            <text:p>05:31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84" calcext:value-type="float">
            <text:p>148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31M00S" calcext:value-type="time">
            <text:p>05:31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borin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485" calcext:value-type="float">
            <text:p>148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31M00S" calcext:value-type="time">
            <text:p>05:31</text:p>
          </table:table-cell>
          <table:table-cell office:value-type="string" calcext:value-type="string">
            <text:p>Oriolus</text:p>
          </table:table-cell>
          <table:table-cell office:value-type="string" calcext:value-type="string">
            <text:p>oriolus</text:p>
          </table:table-cell>
          <table:table-cell office:value-type="string" calcext:value-type="string">
            <text:p>song</text:p>
          </table:table-cell>
          <table:table-cell office:value-type="float" office:value="50" calcext:value-type="float">
            <text:p>50</text:p>
          </table:table-cell>
          <table:table-cell table:number-columns-repeated="16376"/>
        </table:table-row>
        <table:table-row table:style-name="ro1">
          <table:table-cell office:value-type="float" office:value="1486" calcext:value-type="float">
            <text:p>148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31M00S" calcext:value-type="time">
            <text:p>05:31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87" calcext:value-type="float">
            <text:p>148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31M00S" calcext:value-type="time">
            <text:p>05:31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488" calcext:value-type="float">
            <text:p>148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5H31M00S" calcext:value-type="time">
            <text:p>05:31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489" calcext:value-type="float">
            <text:p>148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time" office:time-value="PT05H31M00S" calcext:value-type="time">
            <text:p>05:31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490" calcext:value-type="float">
            <text:p>149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2M00S" calcext:value-type="time">
            <text:p>05:42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491" calcext:value-type="float">
            <text:p>149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2M00S" calcext:value-type="time">
            <text:p>05:4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492" calcext:value-type="float">
            <text:p>149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2M00S" calcext:value-type="time">
            <text:p>05:4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93" calcext:value-type="float">
            <text:p>149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2M00S" calcext:value-type="time">
            <text:p>05:4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494" calcext:value-type="float">
            <text:p>149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2M00S" calcext:value-type="time">
            <text:p>05:4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495" calcext:value-type="float">
            <text:p>149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2M00S" calcext:value-type="time">
            <text:p>05:42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496" calcext:value-type="float">
            <text:p>149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2M00S" calcext:value-type="time">
            <text:p>05:4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497" calcext:value-type="float">
            <text:p>149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8M00S" calcext:value-type="time">
            <text:p>05:4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498" calcext:value-type="float">
            <text:p>149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8M00S" calcext:value-type="time">
            <text:p>05:4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499" calcext:value-type="float">
            <text:p>149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8M00S" calcext:value-type="time">
            <text:p>05:48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8M00S" calcext:value-type="time">
            <text:p>05:48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01" calcext:value-type="float">
            <text:p>150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8M00S" calcext:value-type="time">
            <text:p>05:48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502" calcext:value-type="float">
            <text:p>150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8M00S" calcext:value-type="time">
            <text:p>05:4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503" calcext:value-type="float">
            <text:p>150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5H48M00S" calcext:value-type="time">
            <text:p>05:4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04" calcext:value-type="float">
            <text:p>150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time" office:time-value="PT05H48M00S" calcext:value-type="time">
            <text:p>05:4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05" calcext:value-type="float">
            <text:p>150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506" calcext:value-type="float">
            <text:p>150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507" calcext:value-type="float">
            <text:p>150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08" calcext:value-type="float">
            <text:p>150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09" calcext:value-type="float">
            <text:p>150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510" calcext:value-type="float">
            <text:p>151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time" office:time-value="PT06H00M00S" calcext:value-type="time">
            <text:p>06:00</text:p>
          </table:table-cell>
          <table:table-cell table:style-name="ce11" office:value-type="string" calcext:value-type="string">
            <text:p>Coccothraustes</text:p>
          </table:table-cell>
          <table:table-cell table:style-name="ce11" office:value-type="string" calcext:value-type="string">
            <text:p>coccothrauste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11" calcext:value-type="float">
            <text:p>151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6M00S" calcext:value-type="time">
            <text:p>06:06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512" calcext:value-type="float">
            <text:p>151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6M00S" calcext:value-type="time">
            <text:p>06:06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13" calcext:value-type="float">
            <text:p>151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6M00S" calcext:value-type="time">
            <text:p>06:06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14" calcext:value-type="float">
            <text:p>151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6M00S" calcext:value-type="time">
            <text:p>06:06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15" calcext:value-type="float">
            <text:p>151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6H06M00S" calcext:value-type="time">
            <text:p>06:06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16" calcext:value-type="float">
            <text:p>151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time" office:time-value="PT06H06M00S" calcext:value-type="time">
            <text:p>06:06</text:p>
          </table:table-cell>
          <table:table-cell table:style-name="ce11" office:value-type="string" calcext:value-type="string">
            <text:p>Oriolus</text:p>
          </table:table-cell>
          <table:table-cell table:style-name="ce11" office:value-type="string" calcext:value-type="string">
            <text:p>oriolu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17" calcext:value-type="float">
            <text:p>151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18M00S" calcext:value-type="time">
            <text:p>06:1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518" calcext:value-type="float">
            <text:p>151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18M00S" calcext:value-type="time">
            <text:p>06:1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519" calcext:value-type="float">
            <text:p>151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18M00S" calcext:value-type="time">
            <text:p>06:1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520" calcext:value-type="float">
            <text:p>152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18M00S" calcext:value-type="time">
            <text:p>06:18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edius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521" calcext:value-type="float">
            <text:p>152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18M00S" calcext:value-type="time">
            <text:p>06:18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522" calcext:value-type="float">
            <text:p>152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18M00S" calcext:value-type="time">
            <text:p>06:1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523" calcext:value-type="float">
            <text:p>152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18M00S" calcext:value-type="time">
            <text:p>06:1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24" calcext:value-type="float">
            <text:p>152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18M00S" calcext:value-type="time">
            <text:p>06:18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25" calcext:value-type="float">
            <text:p>152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time" office:time-value="PT06H18M00S" calcext:value-type="time">
            <text:p>06:18</text:p>
          </table:table-cell>
          <table:table-cell table:style-name="ce11" office:value-type="string" calcext:value-type="string">
            <text:p>Sitta</text:p>
          </table:table-cell>
          <table:table-cell table:style-name="ce11" office:value-type="string" calcext:value-type="string">
            <text:p>europaea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26" calcext:value-type="float">
            <text:p>152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527" calcext:value-type="float">
            <text:p>152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28" calcext:value-type="float">
            <text:p>152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529" calcext:value-type="float">
            <text:p>152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30" calcext:value-type="float">
            <text:p>153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float" office:value="1531" calcext:value-type="float">
            <text:p>153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32" calcext:value-type="float">
            <text:p>153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33" calcext:value-type="float">
            <text:p>153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34" calcext:value-type="float">
            <text:p>153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35" calcext:value-type="float">
            <text:p>153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6H27M00S" calcext:value-type="time">
            <text:p>06:2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36" calcext:value-type="float">
            <text:p>153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time" office:time-value="PT06H27M00S" calcext:value-type="time">
            <text:p>06:27</text:p>
          </table:table-cell>
          <table:table-cell table:style-name="ce11" office:value-type="string" calcext:value-type="string">
            <text:p>Columba</text:p>
          </table:table-cell>
          <table:table-cell table:style-name="ce11" office:value-type="string" calcext:value-type="string">
            <text:p>palumb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string" calcext:value-type="string">
            <text:p>!50+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37" calcext:value-type="float">
            <text:p>153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538" calcext:value-type="float">
            <text:p>153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539" calcext:value-type="float">
            <text:p>153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540" calcext:value-type="float">
            <text:p>154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41" calcext:value-type="float">
            <text:p>154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42" calcext:value-type="float">
            <text:p>154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43" calcext:value-type="float">
            <text:p>154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37M00S" calcext:value-type="time">
            <text:p>06:3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544" calcext:value-type="float">
            <text:p>154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time" office:time-value="PT06H37M00S" calcext:value-type="time">
            <text:p>06:37</text:p>
          </table:table-cell>
          <table:table-cell table:style-name="ce11" office:value-type="string" calcext:value-type="string">
            <text:p>Parus</text:p>
          </table:table-cell>
          <table:table-cell table:style-name="ce11" office:value-type="string" calcext:value-type="string">
            <text:p>major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45" calcext:value-type="float">
            <text:p>154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4M00S" calcext:value-type="time">
            <text:p>06:4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46" calcext:value-type="float">
            <text:p>154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4M00S" calcext:value-type="time">
            <text:p>06:4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47" calcext:value-type="float">
            <text:p>154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4M00S" calcext:value-type="time">
            <text:p>06:4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548" calcext:value-type="float">
            <text:p>154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time" office:time-value="PT06H44M00S" calcext:value-type="time">
            <text:p>06:44</text:p>
          </table:table-cell>
          <table:table-cell table:style-name="ce11" office:value-type="string" calcext:value-type="string">
            <text:p>Fringilla</text:p>
          </table:table-cell>
          <table:table-cell table:style-name="ce11" office:value-type="string" calcext:value-type="string">
            <text:p>coeleb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49" calcext:value-type="float">
            <text:p>154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50" calcext:value-type="float">
            <text:p>155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51" calcext:value-type="float">
            <text:p>155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52" calcext:value-type="float">
            <text:p>155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53" calcext:value-type="float">
            <text:p>155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54" calcext:value-type="float">
            <text:p>155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55" calcext:value-type="float">
            <text:p>155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ediu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556" calcext:value-type="float">
            <text:p>155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557" calcext:value-type="float">
            <text:p>155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Phoenicorus</text:p>
          </table:table-cell>
          <table:table-cell office:value-type="string" calcext:value-type="string">
            <text:p>phoenicoru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58" calcext:value-type="float">
            <text:p>155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55M00S" calcext:value-type="time">
            <text:p>06:55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59" calcext:value-type="float">
            <text:p>155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time" office:time-value="PT06H55M00S" calcext:value-type="time">
            <text:p>06:55</text:p>
          </table:table-cell>
          <table:table-cell table:style-name="ce11" office:value-type="string" calcext:value-type="string">
            <text:p>Cyanistes</text:p>
          </table:table-cell>
          <table:table-cell table:style-name="ce11" office:value-type="string" calcext:value-type="string">
            <text:p>caerule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60" calcext:value-type="float">
            <text:p>156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61" calcext:value-type="float">
            <text:p>156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62" calcext:value-type="float">
            <text:p>156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563" calcext:value-type="float">
            <text:p>156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64" calcext:value-type="float">
            <text:p>156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565" calcext:value-type="float">
            <text:p>156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7H02M00S" calcext:value-type="time">
            <text:p>07:02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566" calcext:value-type="float">
            <text:p>156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time" office:time-value="PT07H02M00S" calcext:value-type="time">
            <text:p>07:02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atricapil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67" calcext:value-type="float">
            <text:p>156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568" calcext:value-type="float">
            <text:p>156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569" calcext:value-type="float">
            <text:p>156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570" calcext:value-type="float">
            <text:p>157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71" calcext:value-type="float">
            <text:p>157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572" calcext:value-type="float">
            <text:p>157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Oriolus</text:p>
          </table:table-cell>
          <table:table-cell office:value-type="string" calcext:value-type="string">
            <text:p>oriolu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573" calcext:value-type="float">
            <text:p>157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74" calcext:value-type="float">
            <text:p>157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575" calcext:value-type="float">
            <text:p>157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576" calcext:value-type="float">
            <text:p>157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4M00S" calcext:value-type="time">
            <text:p>07:1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577" calcext:value-type="float">
            <text:p>157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time" office:time-value="PT07H14M00S" calcext:value-type="time">
            <text:p>07:14</text:p>
          </table:table-cell>
          <table:table-cell table:style-name="ce11" office:value-type="string" calcext:value-type="string">
            <text:p>Dendrocopos</text:p>
          </table:table-cell>
          <table:table-cell table:style-name="ce11" office:value-type="string" calcext:value-type="string">
            <text:p>medi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78" calcext:value-type="float">
            <text:p>157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8M00S" calcext:value-type="time">
            <text:p>07:18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579" calcext:value-type="float">
            <text:p>157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8M00S" calcext:value-type="time">
            <text:p>07:18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580" calcext:value-type="float">
            <text:p>158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8M00S" calcext:value-type="time">
            <text:p>07:1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81" calcext:value-type="float">
            <text:p>158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8M00S" calcext:value-type="time">
            <text:p>07:1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582" calcext:value-type="float">
            <text:p>158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8M00S" calcext:value-type="time">
            <text:p>07:1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83" calcext:value-type="float">
            <text:p>158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7H18M00S" calcext:value-type="time">
            <text:p>07:1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84" calcext:value-type="float">
            <text:p>158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time" office:time-value="PT07H18M00S" calcext:value-type="time">
            <text:p>07:18</text:p>
          </table:table-cell>
          <table:table-cell table:style-name="ce11" office:value-type="string" calcext:value-type="string">
            <text:p>Parus</text:p>
          </table:table-cell>
          <table:table-cell table:style-name="ce11" office:value-type="string" calcext:value-type="string">
            <text:p>major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85" calcext:value-type="float">
            <text:p>158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28M00S" calcext:value-type="time">
            <text:p>07:28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586" calcext:value-type="float">
            <text:p>158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28M00S" calcext:value-type="time">
            <text:p>07:2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87" calcext:value-type="float">
            <text:p>158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28M00S" calcext:value-type="time">
            <text:p>07:28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588" calcext:value-type="float">
            <text:p>158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28M00S" calcext:value-type="time">
            <text:p>07:28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589" calcext:value-type="float">
            <text:p>158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28M00S" calcext:value-type="time">
            <text:p>07:28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590" calcext:value-type="float">
            <text:p>159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28M00S" calcext:value-type="time">
            <text:p>07:2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91" calcext:value-type="float">
            <text:p>159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28M00S" calcext:value-type="time">
            <text:p>07:2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92" calcext:value-type="float">
            <text:p>159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28M00S" calcext:value-type="time">
            <text:p>07:28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93" calcext:value-type="float">
            <text:p>159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table:style-name="ce22" office:value-type="time" office:time-value="PT07H28M00S" calcext:value-type="time">
            <text:p>07:28</text:p>
          </table:table-cell>
          <table:table-cell table:style-name="ce11" office:value-type="string" calcext:value-type="string">
            <text:p>Turdus</text:p>
          </table:table-cell>
          <table:table-cell table:style-name="ce11" office:value-type="string" calcext:value-type="string">
            <text:p>viscivoru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string" calcext:value-type="string">
            <text:p>!50+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594" calcext:value-type="float">
            <text:p>159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595" calcext:value-type="float">
            <text:p>159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596" calcext:value-type="float">
            <text:p>159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597" calcext:value-type="float">
            <text:p>159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598" calcext:value-type="float">
            <text:p>159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599" calcext:value-type="float">
            <text:p>159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600" calcext:value-type="float">
            <text:p>160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601" calcext:value-type="float">
            <text:p>160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602" calcext:value-type="float">
            <text:p>160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time" office:time-value="PT07H34M00S" calcext:value-type="time">
            <text:p>07:34</text:p>
          </table:table-cell>
          <table:table-cell table:style-name="ce11" office:value-type="string" calcext:value-type="string">
            <text:p>Certhia</text:p>
          </table:table-cell>
          <table:table-cell table:style-name="ce11" office:value-type="string" calcext:value-type="string">
            <text:p>familiaris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03" calcext:value-type="float">
            <text:p>160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44M00S" calcext:value-type="time">
            <text:p>07:44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604" calcext:value-type="float">
            <text:p>160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44M00S" calcext:value-type="time">
            <text:p>07:4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05" calcext:value-type="float">
            <text:p>160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44M00S" calcext:value-type="time">
            <text:p>07:4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606" calcext:value-type="float">
            <text:p>160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44M00S" calcext:value-type="time">
            <text:p>07:44</text:p>
          </table:table-cell>
          <table:table-cell office:value-type="string" calcext:value-type="string">
            <text:p>Phoenicorus</text:p>
          </table:table-cell>
          <table:table-cell office:value-type="string" calcext:value-type="string">
            <text:p>phoenicorus</text:p>
          </table:table-cell>
          <table:table-cell office:value-type="string" calcext:value-type="string">
            <text:p>song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607" calcext:value-type="float">
            <text:p>160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44M00S" calcext:value-type="time">
            <text:p>07:4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08" calcext:value-type="float">
            <text:p>160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44M00S" calcext:value-type="time">
            <text:p>07:4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609" calcext:value-type="float">
            <text:p>160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44M00S" calcext:value-type="time">
            <text:p>07:44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610" calcext:value-type="float">
            <text:p>1610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44M00S" calcext:value-type="time">
            <text:p>07:4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611" calcext:value-type="float">
            <text:p>1611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time" office:time-value="PT07H44M00S" calcext:value-type="time">
            <text:p>07:44</text:p>
          </table:table-cell>
          <table:table-cell table:style-name="ce11" office:value-type="string" calcext:value-type="string">
            <text:p>Cyanistes</text:p>
          </table:table-cell>
          <table:table-cell table:style-name="ce11" office:value-type="string" calcext:value-type="string">
            <text:p>caeruleus</text:p>
          </table:table-cell>
          <table:table-cell table:style-name="ce11" office:value-type="string" calcext:value-type="string">
            <text:p>behav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12" calcext:value-type="float">
            <text:p>1612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0M00S" calcext:value-type="time">
            <text:p>07:50</text:p>
          </table:table-cell>
          <table:table-cell office:value-type="string" calcext:value-type="string">
            <text:p>Phoenicorus</text:p>
          </table:table-cell>
          <table:table-cell office:value-type="string" calcext:value-type="string">
            <text:p>phoenicoru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13" calcext:value-type="float">
            <text:p>1613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0M00S" calcext:value-type="time">
            <text:p>07:50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614" calcext:value-type="float">
            <text:p>1614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0M00S" calcext:value-type="time">
            <text:p>07:50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15" calcext:value-type="float">
            <text:p>1615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0M00S" calcext:value-type="time">
            <text:p>07:5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16" calcext:value-type="float">
            <text:p>1616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0M00S" calcext:value-type="time">
            <text:p>07:5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17" calcext:value-type="float">
            <text:p>1617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0M00S" calcext:value-type="time">
            <text:p>07:5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618" calcext:value-type="float">
            <text:p>1618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0M00S" calcext:value-type="time">
            <text:p>07:5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19" calcext:value-type="float">
            <text:p>1619</text:p>
          </table:table-cell>
          <table:table-cell table:style-name="ce3" office:value-type="date" office:date-value="2023-06-18" calcext:value-type="date">
            <text:p>18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7H50M00S" calcext:value-type="time">
            <text:p>07:50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table:style-name="ce11" office:value-type="float" office:value="1620" calcext:value-type="float">
            <text:p>1620</text:p>
          </table:table-cell>
          <table:table-cell table:style-name="ce13" office:value-type="date" office:date-value="2023-06-18" calcext:value-type="date">
            <text:p>18.06.202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time" office:time-value="PT07H50M00S" calcext:value-type="time">
            <text:p>07:50</text:p>
          </table:table-cell>
          <table:table-cell table:style-name="ce11" office:value-type="string" calcext:value-type="string">
            <text:p>Dendrocopos</text:p>
          </table:table-cell>
          <table:table-cell table:style-name="ce11" office:value-type="string" calcext:value-type="string">
            <text:p>medius</text:p>
          </table:table-cell>
          <table:table-cell table:style-name="ce11" office:value-type="string" calcext:value-type="string">
            <text:p>behav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21" calcext:value-type="float">
            <text:p>162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5M00S" calcext:value-type="time">
            <text:p>05:35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622" calcext:value-type="float">
            <text:p>162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5M00S" calcext:value-type="time">
            <text:p>05:35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23" calcext:value-type="float">
            <text:p>162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5M00S" calcext:value-type="time">
            <text:p>05:35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24" calcext:value-type="float">
            <text:p>162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5M00S" calcext:value-type="time">
            <text:p>05:35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625" calcext:value-type="float">
            <text:p>162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5M00S" calcext:value-type="time">
            <text:p>05:35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626" calcext:value-type="float">
            <text:p>162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35M00S" calcext:value-type="time">
            <text:p>05:35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627" calcext:value-type="float">
            <text:p>162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time" office:time-value="PT05H35M00S" calcext:value-type="time">
            <text:p>05:35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28" calcext:value-type="float">
            <text:p>162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629" calcext:value-type="float">
            <text:p>162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630" calcext:value-type="float">
            <text:p>163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31" calcext:value-type="float">
            <text:p>163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632" calcext:value-type="float">
            <text:p>163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33" calcext:value-type="float">
            <text:p>163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634" calcext:value-type="float">
            <text:p>163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35" calcext:value-type="float">
            <text:p>163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1636" calcext:value-type="float">
            <text:p>163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37" calcext:value-type="float">
            <text:p>163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1" calcext:value-type="float">
            <text:p>1</text:p>
          </table:table-cell>
          <table:table-cell office:value-type="time" office:time-value="PT05H44M00S" calcext:value-type="time">
            <text:p>05:4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38" calcext:value-type="float">
            <text:p>163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time" office:time-value="PT05H44M00S" calcext:value-type="time">
            <text:p>05:44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atricapilla</text:p>
          </table:table-cell>
          <table:table-cell table:style-name="ce11" office:value-type="string" calcext:value-type="string">
            <text:p>behav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39" calcext:value-type="float">
            <text:p>163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640" calcext:value-type="float">
            <text:p>164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41" calcext:value-type="float">
            <text:p>164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42" calcext:value-type="float">
            <text:p>164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643" calcext:value-type="float">
            <text:p>164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644" calcext:value-type="float">
            <text:p>164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45" calcext:value-type="float">
            <text:p>164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646" calcext:value-type="float">
            <text:p>164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47" calcext:value-type="float">
            <text:p>164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5H54M00S" calcext:value-type="time">
            <text:p>05:54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48" calcext:value-type="float">
            <text:p>164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time" office:time-value="PT05H54M00S" calcext:value-type="time">
            <text:p>05:54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atricapil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49" calcext:value-type="float">
            <text:p>164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650" calcext:value-type="float">
            <text:p>165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51" calcext:value-type="float">
            <text:p>165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652" calcext:value-type="float">
            <text:p>165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653" calcext:value-type="float">
            <text:p>165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654" calcext:value-type="float">
            <text:p>165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55" calcext:value-type="float">
            <text:p>165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656" calcext:value-type="float">
            <text:p>165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2" calcext:value-type="float">
            <text:p>2</text:p>
          </table:table-cell>
          <table:table-cell office:value-type="time" office:time-value="PT06H00M00S" calcext:value-type="time">
            <text:p>06:00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57" calcext:value-type="float">
            <text:p>165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2" calcext:value-type="float">
            <text:p>2</text:p>
          </table:table-cell>
          <table:table-cell table:style-name="ce22" office:value-type="time" office:time-value="PT06H00M00S" calcext:value-type="time">
            <text:p>06:00</text:p>
          </table:table-cell>
          <table:table-cell table:style-name="ce11" office:value-type="string" calcext:value-type="string">
            <text:p>Cyanistes</text:p>
          </table:table-cell>
          <table:table-cell table:style-name="ce11" office:value-type="string" calcext:value-type="string">
            <text:p>caerule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30" calcext:value-type="float">
            <text:p>3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58" calcext:value-type="float">
            <text:p>165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0M00S" calcext:value-type="time">
            <text:p>06:1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659" calcext:value-type="float">
            <text:p>165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0M00S" calcext:value-type="time">
            <text:p>06:10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60" calcext:value-type="float">
            <text:p>166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0M00S" calcext:value-type="time">
            <text:p>06:1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61" calcext:value-type="float">
            <text:p>166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0M00S" calcext:value-type="time">
            <text:p>06:1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662" calcext:value-type="float">
            <text:p>166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0M00S" calcext:value-type="time">
            <text:p>06:10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663" calcext:value-type="float">
            <text:p>166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0M00S" calcext:value-type="time">
            <text:p>06:10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edius</text:p>
          </table:table-cell>
          <table:table-cell office:value-type="string" calcext:value-type="string">
            <text:p>sound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664" calcext:value-type="float">
            <text:p>166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0M00S" calcext:value-type="time">
            <text:p>06:10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665" calcext:value-type="float">
            <text:p>166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time" office:time-value="PT06H10M00S" calcext:value-type="time">
            <text:p>06:10</text:p>
          </table:table-cell>
          <table:table-cell table:style-name="ce11" office:value-type="string" calcext:value-type="string">
            <text:p>Parus</text:p>
          </table:table-cell>
          <table:table-cell table:style-name="ce11" office:value-type="string" calcext:value-type="string">
            <text:p>major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66" calcext:value-type="float">
            <text:p>166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67" calcext:value-type="float">
            <text:p>166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edius</text:p>
          </table:table-cell>
          <table:table-cell office:value-type="string" calcext:value-type="string">
            <text:p>behav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668" calcext:value-type="float">
            <text:p>166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69" calcext:value-type="float">
            <text:p>166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670" calcext:value-type="float">
            <text:p>167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71" calcext:value-type="float">
            <text:p>167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672" calcext:value-type="float">
            <text:p>167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673" calcext:value-type="float">
            <text:p>167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74" calcext:value-type="float">
            <text:p>167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3" calcext:value-type="float">
            <text:p>3</text:p>
          </table:table-cell>
          <table:table-cell office:value-type="time" office:time-value="PT06H16M00S" calcext:value-type="time">
            <text:p>06:16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8" calcext:value-type="float">
            <text:p>8</text:p>
          </table:table-cell>
          <table:table-cell table:number-columns-repeated="16376"/>
        </table:table-row>
        <table:table-row table:style-name="ro1">
          <table:table-cell office:value-type="float" office:value="1675" calcext:value-type="float">
            <text:p>167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3" calcext:value-type="float">
            <text:p>3</text:p>
          </table:table-cell>
          <table:table-cell table:style-name="ce22" office:value-type="time" office:time-value="PT06H16M00S" calcext:value-type="time">
            <text:p>06:16</text:p>
          </table:table-cell>
          <table:table-cell table:style-name="ce11" office:value-type="string" calcext:value-type="string">
            <text:p>Dendrocopos</text:p>
          </table:table-cell>
          <table:table-cell table:style-name="ce11" office:value-type="string" calcext:value-type="string">
            <text:p>major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76" calcext:value-type="float">
            <text:p>167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sound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677" calcext:value-type="float">
            <text:p>167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78" calcext:value-type="float">
            <text:p>167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679" calcext:value-type="float">
            <text:p>167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680" calcext:value-type="float">
            <text:p>168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681" calcext:value-type="float">
            <text:p>168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682" calcext:value-type="float">
            <text:p>168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683" calcext:value-type="float">
            <text:p>168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28M00S" calcext:value-type="time">
            <text:p>06:28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684" calcext:value-type="float">
            <text:p>168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time" office:time-value="PT06H28M00S" calcext:value-type="time">
            <text:p>06:28</text:p>
          </table:table-cell>
          <table:table-cell table:style-name="ce11" office:value-type="string" calcext:value-type="string">
            <text:p>Phylloscopus</text:p>
          </table:table-cell>
          <table:table-cell table:style-name="ce11" office:value-type="string" calcext:value-type="string">
            <text:p>collybit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85" calcext:value-type="float">
            <text:p>168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34M00S" calcext:value-type="time">
            <text:p>06:34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86" calcext:value-type="float">
            <text:p>168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34M00S" calcext:value-type="time">
            <text:p>06:34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687" calcext:value-type="float">
            <text:p>168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34M00S" calcext:value-type="time">
            <text:p>06:3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688" calcext:value-type="float">
            <text:p>168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34M00S" calcext:value-type="time">
            <text:p>06:3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89" calcext:value-type="float">
            <text:p>168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34M00S" calcext:value-type="time">
            <text:p>06:34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90" calcext:value-type="float">
            <text:p>169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34M00S" calcext:value-type="time">
            <text:p>06:3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691" calcext:value-type="float">
            <text:p>169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34M00S" calcext:value-type="time">
            <text:p>06:3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692" calcext:value-type="float">
            <text:p>169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4" calcext:value-type="float">
            <text:p>4</text:p>
          </table:table-cell>
          <table:table-cell office:value-type="time" office:time-value="PT06H34M00S" calcext:value-type="time">
            <text:p>06:34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693" calcext:value-type="float">
            <text:p>169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4" calcext:value-type="float">
            <text:p>4</text:p>
          </table:table-cell>
          <table:table-cell table:style-name="ce22" office:value-type="time" office:time-value="PT06H34M00S" calcext:value-type="time">
            <text:p>06:34</text:p>
          </table:table-cell>
          <table:table-cell table:style-name="ce11" office:value-type="string" calcext:value-type="string">
            <text:p>Turdus</text:p>
          </table:table-cell>
          <table:table-cell table:style-name="ce11" office:value-type="string" calcext:value-type="string">
            <text:p>merula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94" calcext:value-type="float">
            <text:p>169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695" calcext:value-type="float">
            <text:p>169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696" calcext:value-type="float">
            <text:p>169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697" calcext:value-type="float">
            <text:p>169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45M00S" calcext:value-type="time">
            <text:p>06:45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698" calcext:value-type="float">
            <text:p>169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time" office:time-value="PT06H45M00S" calcext:value-type="time">
            <text:p>06:45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atricapil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699" calcext:value-type="float">
            <text:p>169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701" calcext:value-type="float">
            <text:p>170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edius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02" calcext:value-type="float">
            <text:p>170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703" calcext:value-type="float">
            <text:p>170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5" calcext:value-type="float">
            <text:p>5</text:p>
          </table:table-cell>
          <table:table-cell office:value-type="time" office:time-value="PT06H51M00S" calcext:value-type="time">
            <text:p>06:51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viscivor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704" calcext:value-type="float">
            <text:p>170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5" calcext:value-type="float">
            <text:p>5</text:p>
          </table:table-cell>
          <table:table-cell table:style-name="ce22" office:value-type="time" office:time-value="PT06H51M00S" calcext:value-type="time">
            <text:p>06:51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atricapilla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705" calcext:value-type="float">
            <text:p>170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03M00S" calcext:value-type="time">
            <text:p>07:03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palumbus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06" calcext:value-type="float">
            <text:p>170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03M00S" calcext:value-type="time">
            <text:p>07:03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07" calcext:value-type="float">
            <text:p>170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03M00S" calcext:value-type="time">
            <text:p>07:03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708" calcext:value-type="float">
            <text:p>170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03M00S" calcext:value-type="time">
            <text:p>07:0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float" office:value="5" calcext:value-type="float">
            <text:p>5</text:p>
          </table:table-cell>
          <table:table-cell table:number-columns-repeated="16376"/>
        </table:table-row>
        <table:table-row table:style-name="ro1">
          <table:table-cell office:value-type="float" office:value="1709" calcext:value-type="float">
            <text:p>170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03M00S" calcext:value-type="time">
            <text:p>07:03</text:p>
          </table:table-cell>
          <table:table-cell office:value-type="string" calcext:value-type="string">
            <text:p>Poecile</text:p>
          </table:table-cell>
          <table:table-cell office:value-type="string" calcext:value-type="string">
            <text:p>palustri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710" calcext:value-type="float">
            <text:p>171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time" office:time-value="PT07H03M00S" calcext:value-type="time">
            <text:p>07:03</text:p>
          </table:table-cell>
          <table:table-cell office:value-type="string" calcext:value-type="string">
            <text:p>Poecile</text:p>
          </table:table-cell>
          <table:table-cell office:value-type="string" calcext:value-type="string">
            <text:p>palustris</text:p>
          </table:table-cell>
          <table:table-cell office:value-type="string" calcext:value-type="string">
            <text:p>sound</text:p>
          </table:table-cell>
          <table:table-cell office:value-type="float" office:value="20" calcext:value-type="float">
            <text:p>2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711" calcext:value-type="float">
            <text:p>171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0M00S" calcext:value-type="time">
            <text:p>07:10</text:p>
          </table:table-cell>
          <table:table-cell office:value-type="string" calcext:value-type="string">
            <text:p>Muscicap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712" calcext:value-type="float">
            <text:p>171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0M00S" calcext:value-type="time">
            <text:p>07:10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coccothraustes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713" calcext:value-type="float">
            <text:p>171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0M00S" calcext:value-type="time">
            <text:p>07:1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viscivoru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714" calcext:value-type="float">
            <text:p>171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0M00S" calcext:value-type="time">
            <text:p>07:10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15" calcext:value-type="float">
            <text:p>171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0M00S" calcext:value-type="time">
            <text:p>07:10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16" calcext:value-type="float">
            <text:p>171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0M00S" calcext:value-type="time">
            <text:p>07:10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behav</text:p>
          </table:table-cell>
          <table:table-cell office:value-type="float" office:value="7" calcext:value-type="float">
            <text:p>7</text:p>
          </table:table-cell>
          <table:table-cell table:number-columns-repeated="16376"/>
        </table:table-row>
        <table:table-row table:style-name="ro1">
          <table:table-cell office:value-type="float" office:value="1717" calcext:value-type="float">
            <text:p>171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0M00S" calcext:value-type="time">
            <text:p>07:10</text:p>
          </table:table-cell>
          <table:table-cell office:value-type="string" calcext:value-type="string">
            <text:p>Garrulus</text:p>
          </table:table-cell>
          <table:table-cell office:value-type="string" calcext:value-type="string">
            <text:p>glandarius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18" calcext:value-type="float">
            <text:p>171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6" calcext:value-type="float">
            <text:p>6</text:p>
          </table:table-cell>
          <table:table-cell office:value-type="time" office:time-value="PT07H10M00S" calcext:value-type="time">
            <text:p>07:10</text:p>
          </table:table-cell>
          <table:table-cell office:value-type="string" calcext:value-type="string">
            <text:p>Dendrocopos</text:p>
          </table:table-cell>
          <table:table-cell office:value-type="string" calcext:value-type="string">
            <text:p>medius</text:p>
          </table:table-cell>
          <table:table-cell office:value-type="string" calcext:value-type="string">
            <text:p>sound</text:p>
          </table:table-cell>
          <table:table-cell office:value-type="float" office:value="10" calcext:value-type="float">
            <text:p>10</text:p>
          </table:table-cell>
          <table:table-cell table:number-columns-repeated="16376"/>
        </table:table-row>
        <table:table-row table:style-name="ro1">
          <table:table-cell office:value-type="float" office:value="1719" calcext:value-type="float">
            <text:p>171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6" calcext:value-type="float">
            <text:p>6</text:p>
          </table:table-cell>
          <table:table-cell table:style-name="ce22" office:value-type="time" office:time-value="PT07H10M00S" calcext:value-type="time">
            <text:p>07:10</text:p>
          </table:table-cell>
          <table:table-cell table:style-name="ce11" office:value-type="string" calcext:value-type="string">
            <text:p>Erithacus</text:p>
          </table:table-cell>
          <table:table-cell table:style-name="ce11" office:value-type="string" calcext:value-type="string">
            <text:p>rubecula</text:p>
          </table:table-cell>
          <table:table-cell table:style-name="ce11" office:value-type="string" calcext:value-type="string">
            <text:p>behav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720" calcext:value-type="float">
            <text:p>172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721" calcext:value-type="float">
            <text:p>172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722" calcext:value-type="float">
            <text:p>172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23" calcext:value-type="float">
            <text:p>172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24" calcext:value-type="float">
            <text:p>172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725" calcext:value-type="float">
            <text:p>172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726" calcext:value-type="float">
            <text:p>172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27M00S" calcext:value-type="time">
            <text:p>07:2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727" calcext:value-type="float">
            <text:p>172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time" office:time-value="PT07H27M00S" calcext:value-type="time">
            <text:p>07:27</text:p>
          </table:table-cell>
          <table:table-cell table:style-name="ce11" office:value-type="string" calcext:value-type="string">
            <text:p>Turdus</text:p>
          </table:table-cell>
          <table:table-cell table:style-name="ce11" office:value-type="string" calcext:value-type="string">
            <text:p>meru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728" calcext:value-type="float">
            <text:p>172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729" calcext:value-type="float">
            <text:p>172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und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30" calcext:value-type="float">
            <text:p>173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31" calcext:value-type="float">
            <text:p>173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732" calcext:value-type="float">
            <text:p>173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33" calcext:value-type="float">
            <text:p>173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34" calcext:value-type="float">
            <text:p>173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7" calcext:value-type="float">
            <text:p>7</text:p>
          </table:table-cell>
          <table:table-cell office:value-type="time" office:time-value="PT07H34M00S" calcext:value-type="time">
            <text:p>07:3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philomelo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735" calcext:value-type="float">
            <text:p>173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7" calcext:value-type="float">
            <text:p>7</text:p>
          </table:table-cell>
          <table:table-cell table:style-name="ce22" office:value-type="time" office:time-value="PT07H34M00S" calcext:value-type="time">
            <text:p>07:34</text:p>
          </table:table-cell>
          <table:table-cell table:style-name="ce11" office:value-type="string" calcext:value-type="string">
            <text:p>Certhia</text:p>
          </table:table-cell>
          <table:table-cell table:style-name="ce11" office:value-type="string" calcext:value-type="string">
            <text:p>familiari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736" calcext:value-type="float">
            <text:p>173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3M00S" calcext:value-type="time">
            <text:p>07:43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737" calcext:value-type="float">
            <text:p>173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3M00S" calcext:value-type="time">
            <text:p>07:43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738" calcext:value-type="float">
            <text:p>173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3M00S" calcext:value-type="time">
            <text:p>07:43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739" calcext:value-type="float">
            <text:p>173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3M00S" calcext:value-type="time">
            <text:p>07:43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740" calcext:value-type="float">
            <text:p>174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3M00S" calcext:value-type="time">
            <text:p>07:43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41" calcext:value-type="float">
            <text:p>174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3M00S" calcext:value-type="time">
            <text:p>07:43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742" calcext:value-type="float">
            <text:p>174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3M00S" calcext:value-type="time">
            <text:p>07:43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sibilatrix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43" calcext:value-type="float">
            <text:p>174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3M00S" calcext:value-type="time">
            <text:p>07:43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44" calcext:value-type="float">
            <text:p>174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time" office:time-value="PT07H43M00S" calcext:value-type="time">
            <text:p>07:43</text:p>
          </table:table-cell>
          <table:table-cell table:style-name="ce11" office:value-type="string" calcext:value-type="string">
            <text:p>Columba</text:p>
          </table:table-cell>
          <table:table-cell table:style-name="ce11" office:value-type="string" calcext:value-type="string">
            <text:p>oena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45" calcext:value-type="float">
            <text:p>4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745" calcext:value-type="float">
            <text:p>174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9M00S" calcext:value-type="time">
            <text:p>07:49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oenas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746" calcext:value-type="float">
            <text:p>174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9M00S" calcext:value-type="time">
            <text:p>07:49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und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47" calcext:value-type="float">
            <text:p>174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9M00S" calcext:value-type="time">
            <text:p>07:49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und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16376"/>
        </table:table-row>
        <table:table-row table:style-name="ro1">
          <table:table-cell office:value-type="float" office:value="1748" calcext:value-type="float">
            <text:p>174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9M00S" calcext:value-type="time">
            <text:p>07:49</text:p>
          </table:table-cell>
          <table:table-cell office:value-type="string" calcext:value-type="string">
            <text:p>Certhia</text:p>
          </table:table-cell>
          <table:table-cell office:value-type="string" calcext:value-type="string">
            <text:p>familiaris</text:p>
          </table:table-cell>
          <table:table-cell office:value-type="string" calcext:value-type="string">
            <text:p>sound</text:p>
          </table:table-cell>
          <table:table-cell table:style-name="Default"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749" calcext:value-type="float">
            <text:p>174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9M00S" calcext:value-type="time">
            <text:p>07:49</text:p>
          </table:table-cell>
          <table:table-cell office:value-type="string" calcext:value-type="string">
            <text:p>Phylloscopus</text:p>
          </table:table-cell>
          <table:table-cell office:value-type="string" calcext:value-type="string">
            <text:p>collybita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50" calcext:value-type="float">
            <text:p>175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9M00S" calcext:value-type="time">
            <text:p>07:49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751" calcext:value-type="float">
            <text:p>175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9M00S" calcext:value-type="time">
            <text:p>07:49</text:p>
          </table:table-cell>
          <table:table-cell office:value-type="string" calcext:value-type="string">
            <text:p>Fringilla</text:p>
          </table:table-cell>
          <table:table-cell office:value-type="string" calcext:value-type="string">
            <text:p>coeleb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52" calcext:value-type="float">
            <text:p>175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8" calcext:value-type="float">
            <text:p>8</text:p>
          </table:table-cell>
          <table:table-cell office:value-type="time" office:time-value="PT07H49M00S" calcext:value-type="time">
            <text:p>07:49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753" calcext:value-type="float">
            <text:p>175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8" calcext:value-type="float">
            <text:p>8</text:p>
          </table:table-cell>
          <table:table-cell table:style-name="ce22" office:value-type="time" office:time-value="PT07H49M00S" calcext:value-type="time">
            <text:p>07:49</text:p>
          </table:table-cell>
          <table:table-cell table:style-name="ce11" office:value-type="string" calcext:value-type="string">
            <text:p>Dendrocopos</text:p>
          </table:table-cell>
          <table:table-cell table:style-name="ce11" office:value-type="string" calcext:value-type="string">
            <text:p>medi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754" calcext:value-type="float">
            <text:p>175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755" calcext:value-type="float">
            <text:p>175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756" calcext:value-type="float">
            <text:p>175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757" calcext:value-type="float">
            <text:p>175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Sylvia</text:p>
          </table:table-cell>
          <table:table-cell office:value-type="string" calcext:value-type="string">
            <text:p>atricapil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58" calcext:value-type="float">
            <text:p>175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45" calcext:value-type="float">
            <text:p>45</text:p>
          </table:table-cell>
          <table:table-cell table:number-columns-repeated="16376"/>
        </table:table-row>
        <table:table-row table:style-name="ro1">
          <table:table-cell office:value-type="float" office:value="1759" calcext:value-type="float">
            <text:p>175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15" calcext:value-type="float">
            <text:p>15</text:p>
          </table:table-cell>
          <table:table-cell table:number-columns-repeated="16376"/>
        </table:table-row>
        <table:table-row table:style-name="ro1">
          <table:table-cell office:value-type="float" office:value="1760" calcext:value-type="float">
            <text:p>1760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7H57M00S" calcext:value-type="time">
            <text:p>07:57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761" calcext:value-type="float">
            <text:p>1761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time" office:time-value="PT07H57M00S" calcext:value-type="time">
            <text:p>07:57</text:p>
          </table:table-cell>
          <table:table-cell table:style-name="ce11" office:value-type="string" calcext:value-type="string">
            <text:p>Dendrocopos</text:p>
          </table:table-cell>
          <table:table-cell table:style-name="ce11" office:value-type="string" calcext:value-type="string">
            <text:p>medius</text:p>
          </table:table-cell>
          <table:table-cell table:style-name="ce11" office:value-type="string" calcext:value-type="string">
            <text:p>sound</text:p>
          </table:table-cell>
          <table:table-cell table:style-name="ce11" office:value-type="float" office:value="35" calcext:value-type="float">
            <text:p>35</text:p>
          </table:table-cell>
          <table:table-cell table:style-name="ce11" table:number-columns-repeated="2"/>
          <table:table-cell table:number-columns-repeated="16374"/>
        </table:table-row>
        <table:table-row table:style-name="ro1">
          <table:table-cell office:value-type="float" office:value="1762" calcext:value-type="float">
            <text:p>1762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4M00S" calcext:value-type="time">
            <text:p>08:04</text:p>
          </table:table-cell>
          <table:table-cell office:value-type="string" calcext:value-type="string">
            <text:p>Erithacus</text:p>
          </table:table-cell>
          <table:table-cell office:value-type="string" calcext:value-type="string">
            <text:p>rubecula</text:p>
          </table:table-cell>
          <table:table-cell office:value-type="string" calcext:value-type="string">
            <text:p>song</text:p>
          </table:table-cell>
          <table:table-cell office:value-type="float" office:value="30" calcext:value-type="float">
            <text:p>30</text:p>
          </table:table-cell>
          <table:table-cell table:number-columns-repeated="16376"/>
        </table:table-row>
        <table:table-row table:style-name="ro1">
          <table:table-cell office:value-type="float" office:value="1763" calcext:value-type="float">
            <text:p>1763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4M00S" calcext:value-type="time">
            <text:p>08:04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764" calcext:value-type="float">
            <text:p>1764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4M00S" calcext:value-type="time">
            <text:p>08:04</text:p>
          </table:table-cell>
          <table:table-cell office:value-type="string" calcext:value-type="string">
            <text:p>Sitta</text:p>
          </table:table-cell>
          <table:table-cell office:value-type="string" calcext:value-type="string">
            <text:p>europaea</text:p>
          </table:table-cell>
          <table:table-cell office:value-type="string" calcext:value-type="string">
            <text:p>sound</text:p>
          </table:table-cell>
          <table:table-cell office:value-type="float" office:value="25" calcext:value-type="float">
            <text:p>25</text:p>
          </table:table-cell>
          <table:table-cell table:number-columns-repeated="16376"/>
        </table:table-row>
        <table:table-row table:style-name="ro1">
          <table:table-cell office:value-type="float" office:value="1765" calcext:value-type="float">
            <text:p>1765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4M00S" calcext:value-type="time">
            <text:p>08:04</text:p>
          </table:table-cell>
          <table:table-cell office:value-type="string" calcext:value-type="string">
            <text:p>Turdus</text:p>
          </table:table-cell>
          <table:table-cell office:value-type="string" calcext:value-type="string">
            <text:p>merula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766" calcext:value-type="float">
            <text:p>1766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4M00S" calcext:value-type="time">
            <text:p>08:04</text:p>
          </table:table-cell>
          <table:table-cell office:value-type="string" calcext:value-type="string">
            <text:p>Columba</text:p>
          </table:table-cell>
          <table:table-cell office:value-type="string" calcext:value-type="string">
            <text:p>oenas</text:p>
          </table:table-cell>
          <table:table-cell office:value-type="string" calcext:value-type="string">
            <text:p>sound</text:p>
          </table:table-cell>
          <table:table-cell office:value-type="string" calcext:value-type="string">
            <text:p>!50+</text:p>
          </table:table-cell>
          <table:table-cell table:number-columns-repeated="16376"/>
        </table:table-row>
        <table:table-row table:style-name="ro1">
          <table:table-cell office:value-type="float" office:value="1767" calcext:value-type="float">
            <text:p>1767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4M00S" calcext:value-type="time">
            <text:p>08:04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troglodytes</text:p>
          </table:table-cell>
          <table:table-cell office:value-type="string" calcext:value-type="string">
            <text:p>song</text:p>
          </table:table-cell>
          <table:table-cell office:value-type="float" office:value="40" calcext:value-type="float">
            <text:p>40</text:p>
          </table:table-cell>
          <table:table-cell table:number-columns-repeated="16376"/>
        </table:table-row>
        <table:table-row table:style-name="ro1">
          <table:table-cell office:value-type="float" office:value="1768" calcext:value-type="float">
            <text:p>1768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0" office:value-type="float" office:value="9" calcext:value-type="float">
            <text:p>9</text:p>
          </table:table-cell>
          <table:table-cell office:value-type="time" office:time-value="PT08H04M00S" calcext:value-type="time">
            <text:p>08:04</text:p>
          </table:table-cell>
          <table:table-cell office:value-type="string" calcext:value-type="string">
            <text:p>Cyanistes</text:p>
          </table:table-cell>
          <table:table-cell office:value-type="string" calcext:value-type="string">
            <text:p>caeruleus</text:p>
          </table:table-cell>
          <table:table-cell office:value-type="string" calcext:value-type="string">
            <text:p>sound</text:p>
          </table:table-cell>
          <table:table-cell office:value-type="float" office:value="35" calcext:value-type="float">
            <text:p>35</text:p>
          </table:table-cell>
          <table:table-cell table:number-columns-repeated="16376"/>
        </table:table-row>
        <table:table-row table:style-name="ro1">
          <table:table-cell office:value-type="float" office:value="1769" calcext:value-type="float">
            <text:p>1769</text:p>
          </table:table-cell>
          <table:table-cell table:style-name="ce3" office:value-type="date" office:date-value="2023-06-26" calcext:value-type="date">
            <text:p>26.06.2023</text:p>
          </table:table-cell>
          <table:table-cell table:style-name="ce18" office:value-type="float" office:value="9" calcext:value-type="float">
            <text:p>9</text:p>
          </table:table-cell>
          <table:table-cell table:style-name="ce22" office:value-type="time" office:time-value="PT08H04M00S" calcext:value-type="time">
            <text:p>08:04</text:p>
          </table:table-cell>
          <table:table-cell table:style-name="ce11" office:value-type="string" calcext:value-type="string">
            <text:p>Sylvia</text:p>
          </table:table-cell>
          <table:table-cell table:style-name="ce11" office:value-type="string" calcext:value-type="string">
            <text:p>atricapilla</text:p>
          </table:table-cell>
          <table:table-cell table:style-name="ce11" office:value-type="string" calcext:value-type="string">
            <text:p>song</text:p>
          </table:table-cell>
          <table:table-cell table:style-name="ce11" office:value-type="float" office:value="40" calcext:value-type="float">
            <text:p>40</text:p>
          </table:table-cell>
          <table:table-cell table:style-name="ce11" table:number-columns-repeated="2"/>
          <table:table-cell table:number-columns-repeated="16374"/>
        </table:table-row>
        <table:table-row table:style-name="ro1" table:number-rows-repeated="104680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Stránk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>Adam Uličný</meta:initial-creator>
    <meta:creation-date>2023-04-25T11:14:06Z</meta:creation-date>
    <dc:date>2023-08-29T14:02:16.086905341</dc:date>
    <meta:editing-cycles>10</meta:editing-cycles>
    <meta:editing-duration>PT14H11M38S</meta:editing-duration>
    <meta:document-statistic meta:table-count="1" meta:cell-count="14371" meta:object-count="0"/>
  </office:meta>
</office:document-meta>
</file>